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fill-color="#94bd5e" draw:opacity="50%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1.5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0.812cm"/>
    </style:style>
    <style:style style:name="gr11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="solid" draw:fill-color="#ffc8c8" draw:opacity="40%" draw:textarea-horizontal-align="justify" draw:textarea-vertical-align="middle" draw:auto-grow-height="false" draw:shadow-opacity="4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5cm" fo:min-width="2.355cm"/>
    </style:style>
    <style:style style:name="gr16" style:family="graphic" style:parent-style-name="standard">
      <style:graphic-properties draw:fill="solid" draw:fill-color="#ccffff" draw:opacity="40%" draw:textarea-horizontal-align="justify" draw:textarea-vertical-align="middle" draw:auto-grow-height="false" draw:shadow-opacity="40%"/>
    </style:style>
    <style:style style:name="gr1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2cm" fo:min-width="0cm"/>
    </style:style>
    <style:style style:name="gr18" style:family="graphic" style:parent-style-name="objectwithoutfill">
      <style:graphic-properties svg:stroke-width="0.051cm" svg:stroke-color="#00dcff" draw:marker-start="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21" style:family="graphic" style:parent-style-name="objectwithoutfill">
      <style:graphic-properties svg:stroke-width="0.051cm" svg:stroke-color="#33cc66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0cm"/>
    </style:style>
    <style:style style:name="gr24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8cm" fo:min-width="3.192cm"/>
    </style:style>
    <style:style style:name="gr26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991cm" fo:min-width="1.88cm"/>
    </style:style>
    <style:style style:name="gr27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28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91cm" fo:min-width="1.637cm" draw:shadow-opacity="50%"/>
    </style:style>
    <style:style style:name="gr29" style:family="graphic" style:parent-style-name="standard">
      <style:graphic-properties draw:stroke="none" draw:fill-color="#800080" draw:opacity="0%" draw:textarea-horizontal-align="justify" draw:textarea-vertical-align="middle" draw:auto-grow-height="false" draw:shadow-opacity="0%"/>
    </style:style>
    <style:style style:name="gr30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hidden" draw:shadow-offset-x="0.102cm" draw:shadow-offset-y="0.102cm" draw:shadow-opacity="30%"/>
    </style:style>
    <style:style style:name="gr3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2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padding-top="0.137cm" fo:padding-bottom="0.137cm" fo:padding-left="0.262cm" fo:padding-right="0.262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svg:stroke-width="0.051cm" draw:marker-start-width="0.356cm" draw:marker-end-width="0.356cm" draw:fill="solid" draw:fill-color="#eeeee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063cm"/>
    </style:style>
    <style:style style:name="gr40" style:family="graphic" style:parent-style-name="standard">
      <style:graphic-properties draw:stroke="none" draw:fill="none" fo:min-height="2.222cm"/>
    </style:style>
    <style:style style:name="gr41" style:family="graphic" style:parent-style-name="standard">
      <style:graphic-properties svg:stroke-color="#000000" draw:marker-end="Arrow" draw:textarea-vertical-align="middle"/>
    </style:style>
    <style:style style:name="gr42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3" style:family="graphic" style:parent-style-name="objectwithoutfill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 draw:shadow-offset-x="0.203cm" draw:shadow-offset-y="0.203cm"/>
    </style:style>
    <style:style style:name="gr44" style:family="graphic" style:parent-style-name="standard">
      <style:graphic-properties draw:fill-color="#94bd5e" draw:opacity="50%" draw:textarea-horizontal-align="justify" draw:textarea-vertical-align="middle" draw:auto-grow-height="false" draw:shadow-offset-x="0.203cm" draw:shadow-offset-y="0.203cm" draw:shadow-opacity="50%"/>
    </style:style>
    <style:style style:name="gr45" style:family="graphic" style:parent-style-name="standard">
      <style:graphic-properties draw:stroke="none" draw:fill="none" fo:min-height="0.713cm"/>
    </style:style>
    <style:style style:name="gr46" style:family="graphic">
      <style:graphic-properties draw:stroke="none" draw:fill-color="#ffffff" draw:textarea-horizontal-align="justify" draw:textarea-vertical-align="middle" draw:auto-grow-height="false"/>
    </style:style>
    <style:style style:name="gr47" style:family="graphic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48" style:family="graphic">
      <style:graphic-properties draw:fill-color="#99ccff" draw:textarea-horizontal-align="justify" draw:textarea-vertical-align="middle" draw:auto-grow-height="false"/>
    </style:style>
    <style:style style:name="gr49" style:family="graphic">
      <style:graphic-properties draw:fill-color="#94bd5e" draw:textarea-horizontal-align="justify" draw:textarea-vertical-align="middle" draw:auto-grow-height="false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52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53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54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55" style:family="graphic" style:parent-style-name="standard">
      <style:graphic-properties draw:stroke="solid" svg:stroke-color="#000000" draw:fill="none" fo:min-height="13.045cm"/>
    </style:style>
    <style:style style:name="gr56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/>
    </style:style>
    <style:style style:name="gr57" style:family="graphic" style:parent-style-name="standard">
      <style:graphic-properties draw:stroke="solid" svg:stroke-color="#ff6600" draw:fill="none" draw:fill-color="#ffffff" draw:textarea-horizontal-align="left" draw:auto-grow-height="true" draw:auto-grow-width="false" fo:min-height="0.957cm" fo:min-width="0cm"/>
    </style:style>
    <style:style style:name="gr58" style:family="graphic" style:parent-style-name="standard">
      <style:graphic-properties draw:stroke="solid" svg:stroke-color="#ff6600" draw:fill="none" draw:fill-color="#ffffff" draw:textarea-horizontal-align="left" draw:auto-grow-height="true" draw:auto-grow-width="true" fo:min-height="0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9.527cm"/>
    </style:style>
    <style:style style:name="gr60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 draw:shadow-offset-x="0.203cm" draw:shadow-offset-y="0.203cm"/>
    </style:style>
    <style:style style:name="gr61" style:family="graphic" style:parent-style-name="objectwithoutfill">
      <style:graphic-properties svg:stroke-width="0.152cm" svg:stroke-color="#ff66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62" style:family="graphic" style:parent-style-name="objectwithoutfill">
      <style:graphic-properties svg:stroke-width="0.152cm" svg:stroke-color="#ff6600" draw:marker-start-width="0.659cm" draw:marker-end="Arrow" draw:marker-end-width="0.659cm" draw:fill="none" draw:textarea-vertical-align="middle" fo:padding-top="0.201cm" fo:padding-bottom="0.201cm" fo:padding-left="0.326cm" fo:padding-right="0.326cm"/>
    </style:style>
    <style:style style:name="gr63" style:family="graphic" style:parent-style-name="standard">
      <style:graphic-properties draw:stroke="solid" svg:stroke-color="#000000" draw:fill="none" fo:min-height="14.104cm"/>
    </style:style>
    <style:style style:name="gr64" style:family="graphic" style:parent-style-name="objectwithoutfill">
      <style:graphic-properties svg:stroke-width="0.102cm" svg:stroke-color="#ff6600" draw:marker-start-width="0.509cm" draw:marker-end-width="0.509cm" svg:stroke-opacity="40%" draw:fill="none" draw:textarea-vertical-align="middle" fo:padding-top="0.176cm" fo:padding-bottom="0.176cm" fo:padding-left="0.301cm" fo:padding-right="0.301cm"/>
    </style:style>
    <style:style style:name="gr65" style:family="graphic" style:parent-style-name="objectwithoutfill">
      <style:graphic-properties svg:stroke-width="0.152cm" svg:stroke-color="#ff6600" draw:marker-start-width="0.659cm" draw:marker-end="" draw:marker-end-width="0.659cm" draw:fill="none" draw:textarea-vertical-align="middle" fo:padding-top="0.201cm" fo:padding-bottom="0.201cm" fo:padding-left="0.326cm" fo:padding-right="0.326cm"/>
    </style:style>
    <style:style style:name="gr66" style:family="graphic" style:parent-style-name="standard">
      <style:graphic-properties draw:stroke="solid" svg:stroke-color="#000000" draw:fill="none" fo:min-height="12.31cm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draw:shadow-offset-x="0.203cm" draw:shadow-offset-y="0.20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0cm"/>
    </style:style>
    <style:style style:name="gr6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0" style:family="graphic" style:parent-style-name="standard">
      <style:graphic-properties draw:stroke="solid" svg:stroke-color="#000000" draw:fill="none" fo:min-height="13.744cm"/>
    </style:style>
    <style:style style:name="gr71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72" style:family="graphic" style:parent-style-name="standard">
      <style:graphic-properties draw:stroke="solid" draw:fill="solid" fo:min-height="1.45cm"/>
    </style:style>
    <style:style style:name="gr73" style:family="graphic" style:parent-style-name="objectwithoutfill">
      <style:graphic-properties svg:stroke-width="0.102cm" svg:stroke-color="#ff66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74" style:family="graphic" style:parent-style-name="standard">
      <style:graphic-properties draw:stroke="solid" svg:stroke-color="#000000" draw:fill="none" fo:min-height="16.549cm"/>
    </style:style>
    <style:style style:name="gr75" style:family="graphic" style:parent-style-name="standard">
      <style:graphic-properties draw:fill="none" draw:textarea-horizontal-align="justify" draw:textarea-vertical-align="middle" draw:auto-grow-height="false"/>
    </style:style>
    <style:style style:name="gr76" style:family="graphic" style:parent-style-name="standard">
      <style:graphic-properties svg:stroke-color="#000000" draw:fill-color="#e6e6e6" draw:textarea-horizontal-align="justify" draw:textarea-vertical-align="middle" draw:auto-grow-height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8cm" fo:min-width="0cm"/>
    </style:style>
    <style:style style:name="gr78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477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1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5cm" fo:min-width="0cm"/>
    </style:style>
    <style:style style:name="gr81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253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4cm" fo:min-width="0cm"/>
    </style:style>
    <style:style style:name="gr83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413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1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29cm" fo:min-width="0cm"/>
    </style:style>
    <style:style style:name="gr86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694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27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7cm" fo:min-width="0cm"/>
    </style:style>
    <style:style style:name="gr89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2.418cm" fo:min-width="0cm"/>
    </style:style>
    <style:style style:name="gr90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536cm" fo:min-width="1.642cm" draw:shadow-opacity="50%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9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9cm" fo:min-width="0cm"/>
    </style:style>
    <style:style style:name="gr93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71cm" fo:min-width="0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5cm" fo:min-width="0cm"/>
    </style:style>
    <style:style style:name="gr95" style:family="graphic" style:parent-style-name="standard">
      <style:graphic-properties draw:fill-color="#ccff99" draw:textarea-horizontal-align="justify" draw:textarea-vertical-align="middle" draw:auto-grow-height="false"/>
    </style:style>
    <style:style style:name="gr96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2.329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98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03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17pt" style:font-size-asian="17pt" style:font-size-complex="17pt"/>
    </style:style>
    <style:style style:name="P4" style:family="paragraph">
      <style:paragraph-properties fo:text-align="center"/>
      <style:text-properties fo:color="#b3b3b3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line-height="100%"/>
    </style:style>
    <style:style style:name="P12" style:family="paragraph">
      <style:paragraph-properties fo:line-height="100%"/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5pt" style:font-size-asian="15pt" style:font-size-complex="15pt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style:paragraph-properties fo:text-align="center"/>
      <style:text-properties fo:color="#b2b2b2" fo:font-size="18pt"/>
    </style:style>
    <style:style style:name="P20" style:family="paragraph">
      <style:paragraph-properties fo:text-align="center"/>
      <style:text-properties fo:color="#808080" fo:font-size="18pt"/>
    </style:style>
    <style:style style:name="P21" style:family="paragraph"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22" style:family="paragraph">
      <style:text-properties fo:color="#ff6600"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text-properties fo:color="#ff3333" fo:font-weight="bold" style:font-weight-asian="bold" style:font-weight-complex="bold"/>
    </style:style>
    <style:style style:name="T1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950e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b2b2b2" fo:font-size="18pt"/>
    </style:style>
    <style:style style:name="T12" style:family="text">
      <style:text-properties fo:color="#808080" fo:font-size="18pt"/>
    </style:style>
    <style:style style:name="T13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4" style:family="text">
      <style:text-properties fo:color="#ff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808080" fo:font-style="italic" style:font-style-asian="italic" style:font-style-complex="italic"/>
    </style:style>
    <style:style style:name="T16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4.826cm" svg:x="3.55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8cm" svg:height="1.673cm" svg:x="3.795cm" svg:y="7.031cm">
          <draw:text-box>
            <text:p>def global_func()</text:p>
            <text:p><text:s text:c="6"/>return …</text:p>
          </draw:text-box>
        </draw:frame>
        <draw:frame draw:style-name="gr2" draw:layer="layout" svg:width="7.457cm" svg:height="0.962cm" svg:x="3.795cm" svg:y="9.271cm">
          <draw:text-box>
            <text:p>other_func = global_func</text:p>
          </draw:text-box>
        </draw:frame>
        <draw:custom-shape draw:style-name="gr3" draw:text-style-name="P1" xml:id="id1" draw:id="id1" draw:layer="layout" svg:width="3.556cm" svg:height="1.27cm" svg:x="11.176cm" svg:y="6.877cm">
          <text:p text:style-name="P1">global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3.048cm" svg:height="1.524cm" svg:x="16.256cm" svg:y="6.75cm">
          <text:p text:style-name="P1">Return ...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1" draw:start-glue-point="10" draw:end-shape="id2" draw:end-glue-point="3" svg:d="M14732 7512h1524" svg:viewBox="0 0 1525 1">
          <text:p/>
        </draw:connector>
        <draw:custom-shape draw:style-name="gr3" draw:text-style-name="P1" xml:id="id3" draw:id="id3" draw:layer="layout" svg:width="3.556cm" svg:height="1.27cm" svg:x="11.176cm" svg:y="9.144cm">
          <text:p text:style-name="P1">other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732cm" svg:y1="9.779cm" svg:x2="17.78cm" svg:y2="8.274cm" draw:start-shape="id3" draw:start-glue-point="10" draw:end-shape="id2" draw:end-glue-point="2" svg:d="M14732 9779h3048v-1505" svg:viewBox="0 0 3049 1506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.684cm" svg:height="9.741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99cm" svg:height="0.962cm" svg:x="9.398cm" svg:y="7.166cm">
          <draw:text-box>
            <text:p>x = 3</text:p>
          </draw:text-box>
        </draw:frame>
        <draw:frame draw:style-name="gr2" draw:layer="layout" svg:width="1.899cm" svg:height="0.962cm" svg:x="9.531cm" svg:y="10.468cm">
          <draw:text-box>
            <text:p>x = 4</text:p>
          </draw:text-box>
        </draw:frame>
        <draw:custom-shape draw:style-name="gr3" draw:text-style-name="P1" xml:id="id4" draw:id="id4" draw:layer="layout" svg:width="1.27cm" svg:height="1.27cm" svg:x="13.462cm" svg:y="6.8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778cm" svg:height="1.524cm" svg:x="16.256cm" svg:y="6.75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4" draw:start-glue-point="10" draw:end-shape="id5" draw:end-glue-point="3" svg:d="M14732 7512h1524" svg:viewBox="0 0 1525 1">
          <text:p/>
        </draw:connector>
        <draw:connector draw:style-name="gr7" draw:text-style-name="P1" draw:layer="layout" svg:x1="14.097cm" svg:y1="11.322cm" svg:x2="16.256cm" svg:y2="10.052cm" draw:start-shape="id6" draw:start-glue-point="4" draw:end-shape="id7" draw:end-glue-point="3" svg:d="M14097 11322v-1270h2159" svg:viewBox="0 0 2160 1271">
          <text:p/>
        </draw:connector>
        <draw:custom-shape draw:style-name="gr3" draw:text-style-name="P1" xml:id="id6" draw:id="id6" draw:layer="layout" svg:width="1.27cm" svg:height="1.27cm" svg:x="13.462cm" svg:y="11.3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1.778cm" svg:height="1.524cm" svg:x="16.256cm" svg:y="9.2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778cm" svg:height="1.524cm" svg:x="16.256cm" svg:y="11.168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957cm" svg:x2="16.256cm" svg:y2="11.93cm" draw:start-shape="id6" draw:start-glue-point="10" draw:end-shape="id8" draw:end-glue-point="3" svg:d="M14732 11957l1524-27" svg:viewBox="0 0 1525 28">
          <text:p/>
        </draw:connector>
        <draw:frame draw:style-name="gr2" draw:text-style-name="P2" draw:layer="layout" svg:width="1.209cm" svg:height="1.673cm" svg:x="13.523cm" svg:y="9.649cm">
          <draw:text-box>
            <text:p><text:span text:style-name="T1">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9.612cm" svg:height="7.695cm" svg:x="9.287cm" svg:y="12.14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023cm" svg:height="0.962cm" svg:x="9.674cm" svg:y="15.393cm">
          <draw:text-box>
            <text:p>x = y</text:p>
          </draw:text-box>
        </draw:frame>
        <draw:g>
          <draw:connector draw:style-name="gr7" draw:text-style-name="P1" draw:layer="layout" svg:x1="13.15cm" svg:y1="14.358cm" svg:x2="14.996cm" svg:y2="13.273cm" draw:start-shape="id9" draw:start-glue-point="4" draw:end-shape="id10" draw:end-glue-point="3" svg:d="M13150 14358v-1085h1846" svg:viewBox="0 0 1847 1086">
            <text:p/>
          </draw:connector>
          <draw:custom-shape draw:style-name="gr3" draw:text-style-name="P1" xml:id="id9" draw:id="id9" draw:layer="layout" svg:width="1.086cm" svg:height="1.176cm" svg:x="12.607cm" svg:y="14.358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10" draw:id="id10" draw:layer="layout" svg:width="1.52cm" svg:height="1.411cm" svg:x="14.996cm" svg:y="12.568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1.312cm" svg:height="1.673cm" svg:x="12.658cm" svg:y="12.9cm">
            <draw:text-box>
              <text:p><text:span text:style-name="T1">x</text:span></text:p>
            </draw:text-box>
          </draw:frame>
          <draw:custom-shape draw:style-name="gr3" draw:text-style-name="P1" xml:id="id12" draw:id="id12" draw:layer="layout" svg:width="1.308cm" svg:height="1.321cm" svg:x="12.472cm" svg:y="16.213cm">
            <text:p text:style-name="P1">col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" draw:id="id11" draw:layer="layout" svg:width="1.903cm" svg:height="1.836cm" svg:x="14.998cm" svg:y="15.921cm">
            <text:p text:style-name="P1"><text:span text:style-name="T2">“</text:span><text:span text:style-name="T2">green”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13" draw:id="id13" draw:layer="layout" svg:width="1.086cm" svg:height="1.176cm" svg:x="12.61cm" svg:y="17.932cm">
            <text:p text:style-name="P1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13.693cm" svg:y1="14.946cm" svg:x2="15.949cm" svg:y2="15.921cm" draw:start-shape="id9" draw:start-glue-point="10" draw:end-shape="id11" draw:end-glue-point="0" svg:d="M13693 14946h2256v975" svg:viewBox="0 0 2257 976">
            <text:p/>
          </draw:connector>
          <draw:connector draw:style-name="gr5" draw:text-style-name="P1" draw:layer="layout" draw:type="line" svg:x1="13.78cm" svg:y1="16.874cm" svg:x2="14.998cm" svg:y2="16.839cm" draw:start-shape="id12" draw:start-glue-point="10" draw:end-shape="id11" draw:end-glue-point="3" svg:d="M13780 16874l1218-35" svg:viewBox="0 0 1219 36">
            <text:p/>
          </draw:connector>
          <draw:connector draw:style-name="gr5" draw:text-style-name="P1" draw:layer="layout" svg:x1="13.696cm" svg:y1="18.52cm" svg:x2="15.949cm" svg:y2="17.757cm" draw:start-shape="id13" draw:start-glue-point="10" draw:end-shape="id11" draw:end-glue-point="2" svg:d="M13696 18520h2253v-763" svg:viewBox="0 0 2254 764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1.684cm" svg:height="8.636cm" svg:x="8.89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371cm" svg:height="0.962cm" svg:x="8.891cm" svg:y="6.831cm">
          <draw:text-box>
            <text:p>x = ['a', 'b', 'c']</text:p>
          </draw:text-box>
        </draw:frame>
        <draw:frame draw:style-name="gr2" draw:layer="layout" svg:width="2.606cm" svg:height="0.962cm" svg:x="9.231cm" svg:y="10.976cm">
          <draw:text-box>
            <text:p>x[1] = 4</text:p>
          </draw:text-box>
        </draw:frame>
        <draw:custom-shape draw:style-name="gr3" draw:text-style-name="P1" xml:id="id14" draw:id="id14" draw:layer="layout" svg:width="1.27cm" svg:height="1.27cm" svg:x="13.462cm" svg:y="6.6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0.908cm" svg:x="16.256cm" svg:y="8.382cm">
          <text:p text:style-name="P1">'a'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14" draw:start-glue-point="10" draw:end-shape="id15" draw:end-glue-point="3" svg:d="M14732 7312h2032" svg:viewBox="0 0 2033 1">
          <text:p/>
        </draw:connector>
        <draw:custom-shape draw:style-name="gr3" draw:text-style-name="P1" xml:id="id16" draw:id="id16" draw:layer="layout" svg:width="1.27cm" svg:height="1.27cm" svg:x="13.462cm" svg:y="10.8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2.794cm" svg:height="1.016cm" svg:x="16.764cm" svg:y="6.804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457cm" svg:x2="16.256cm" svg:y2="11.53cm" draw:start-shape="id16" draw:start-glue-point="10" svg:d="M14732 11457l1524 73" svg:viewBox="0 0 1525 74">
          <text:p/>
        </draw:connector>
        <draw:custom-shape draw:style-name="gr4" draw:text-style-name="P1" draw:layer="layout" svg:width="1.016cm" svg:height="0.908cm" svg:x="17.642cm" svg:y="8.382cm">
          <text:p text:style-name="P1">'b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9.05cm" svg:y="8.382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26cm" svg:y1="7.62cm" svg:x2="16.764cm" svg:y2="8.382cm">
          <text:p/>
        </draw:line>
        <draw:line draw:style-name="gr5" draw:text-style-name="P1" draw:layer="layout" svg:x1="18.288cm" svg:y1="7.62cm" svg:x2="18.288cm" svg:y2="8.382cm">
          <text:p/>
        </draw:line>
        <draw:line draw:style-name="gr5" draw:text-style-name="P1" draw:layer="layout" svg:x1="19.05cm" svg:y1="7.62cm" svg:x2="19.558cm" svg:y2="8.382cm">
          <text:p/>
        </draw:line>
        <draw:custom-shape draw:style-name="gr4" draw:text-style-name="P1" draw:layer="layout" svg:width="1.016cm" svg:height="0.908cm" svg:x="15.748cm" svg:y="12.446cm">
          <text:p text:style-name="P1">'a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.016cm" svg:x="16.256cm" svg:y="10.949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16cm" svg:height="0.908cm" svg:x="16.934cm" svg:y="12.446cm">
          <text:p text:style-name="P1"><text:span text:style-name="T4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8.542cm" svg:y="12.446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018cm" svg:y1="11.684cm" svg:x2="16.256cm" svg:y2="12.446cm">
          <text:p/>
        </draw:line>
        <draw:line draw:style-name="gr5" draw:text-style-name="P1" draw:layer="layout" svg:x1="18.542cm" svg:y1="11.684cm" svg:x2="19.05cm" svg:y2="12.446cm">
          <text:p/>
        </draw:line>
        <draw:custom-shape draw:style-name="gr4" draw:text-style-name="P1" draw:layer="layout" svg:width="1.016cm" svg:height="0.908cm" svg:x="17.98cm" svg:y="13.824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cm" svg:y1="11.684cm" svg:x2="18.542cm" svg:y2="13.82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2.045cm" svg:height="6.36cm" svg:x="8.286cm" svg:y="6.401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36cm" svg:height="4.993cm" svg:x="13.646cm" svg:y="6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6" draw:layer="layout" svg:width="2.513cm" svg:height="1.223cm" svg:x="13.571cm" svg:y="6.7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2cm" svg:y="7.9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4cm" svg:y="9.9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17" draw:id="id17" draw:layer="layout" svg:width="0.993cm" svg:height="0.943cm" svg:x="14.256cm" svg:y="7.8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249cm" svg:y1="8.299cm" svg:x2="16.63cm" svg:y2="8.323cm" draw:start-shape="id17" draw:start-glue-point="10" draw:end-shape="id18" draw:end-glue-point="3" svg:d="M15249 8299l1381 24" svg:viewBox="0 0 1382 25">
          <text:p/>
        </draw:connector>
        <draw:custom-shape draw:style-name="gr4" draw:text-style-name="P8" xml:id="id18" draw:id="id18" draw:layer="layout" svg:width="1.016cm" svg:height="0.908cm" svg:x="16.63cm" svg:y="7.8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9" draw:id="id19" draw:layer="layout" svg:width="0.993cm" svg:height="0.943cm" svg:x="14.326cm" svg:y="10.2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0" draw:id="id20" draw:layer="layout" svg:width="2.498cm" svg:height="1.694cm" svg:x="16.653cm" svg:y="9.9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319cm" svg:y1="10.759cm" svg:x2="16.653cm" svg:y2="10.758cm" draw:start-shape="id19" draw:start-glue-point="10" draw:end-shape="id20" draw:end-glue-point="3" svg:d="M15319 10759l1334-1" svg:viewBox="0 0 1335 2">
          <text:p/>
        </draw:connector>
        <draw:custom-shape draw:style-name="gr14" draw:text-style-name="P1" draw:layer="layout" svg:width="3.203cm" svg:height="0.472cm" svg:x="10.353cm" svg:y="8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3cm" svg:y="10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1.016cm" svg:height="0.908cm" svg:x="16.63cm" svg:y="8.8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241cm" svg:y1="9.44cm" svg:x2="16.63cm" svg:y2="9.44cm">
          <text:p/>
        </draw:line>
        <draw:custom-shape draw:style-name="gr3" draw:text-style-name="P8" draw:layer="layout" svg:width="0.993cm" svg:height="0.943cm" svg:x="14.249cm" svg:y="8.9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2cm" svg:y="9.0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3cm" svg:y="9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4.042cm" svg:height="11.483cm" svg:x="6.034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682cm" svg:height="10.513cm" svg:x="13.732cm" svg:y="5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855cm" svg:height="2.575cm" svg:x="13.847cm" svg:y="5.201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g>
          <draw:custom-shape draw:style-name="gr16" draw:text-style-name="P1" draw:layer="layout" svg:width="2.36cm" svg:height="4.779cm" svg:x="13.93cm" svg:y="10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855cm" svg:y="10.5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1cm" svg:y="6.4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3cm" svg:y="8.4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21" draw:id="id21" draw:layer="layout" svg:width="0.993cm" svg:height="0.943cm" svg:x="14.615cm" svg:y="6.3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08cm" svg:y1="6.799cm" svg:x2="16.929cm" svg:y2="6.823cm" draw:start-shape="id21" draw:start-glue-point="10" draw:end-shape="id22" draw:end-glue-point="3" svg:d="M15608 6799l1321 24" svg:viewBox="0 0 1322 25">
          <text:p/>
        </draw:connector>
        <draw:custom-shape draw:style-name="gr4" draw:text-style-name="P8" xml:id="id22" draw:id="id22" draw:layer="layout" svg:width="1.016cm" svg:height="0.908cm" svg:x="16.929cm" svg:y="6.3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3" draw:id="id23" draw:layer="layout" svg:width="0.993cm" svg:height="0.943cm" svg:x="14.615cm" svg:y="8.7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4" draw:id="id24" draw:layer="layout" svg:width="2.498cm" svg:height="1.694cm" svg:x="16.952cm" svg:y="8.4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08cm" svg:y1="9.259cm" svg:x2="16.952cm" svg:y2="9.258cm" draw:start-shape="id23" draw:start-glue-point="10" draw:end-shape="id24" draw:end-glue-point="3" svg:d="M15608 9259l1344-1" svg:viewBox="0 0 1345 2">
          <text:p/>
        </draw:connector>
        <draw:frame draw:style-name="gr2" draw:text-style-name="P7" draw:layer="layout" svg:width="2.517cm" svg:height="0.729cm" svg:x="9.029cm" svg:y="11.182cm">
          <draw:text-box>
            <text:p><text:span text:style-name="T6">y = func(3)</text:span></text:p>
          </draw:text-box>
        </draw:frame>
        <draw:custom-shape draw:style-name="gr3" draw:text-style-name="P8" draw:layer="layout" svg:width="0.993cm" svg:height="0.943cm" svg:x="14.615cm" svg:y="11.611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1.611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4cm" svg:y="12.771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15cm" svg:y="14.021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4.0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8cm" svg:y1="12.11cm" svg:x2="17.394cm" svg:y2="12.111cm">
          <text:p/>
        </draw:line>
        <draw:line draw:style-name="gr5" draw:text-style-name="P1" draw:layer="layout" svg:x1="15.639cm" svg:y1="13.34cm" svg:x2="17.394cm" svg:y2="13.364cm">
          <text:p/>
        </draw:line>
        <draw:line draw:style-name="gr5" draw:text-style-name="P1" draw:layer="layout" svg:x1="15.617cm" svg:y1="14.524cm" svg:x2="17.394cm" svg:y2="14.525cm">
          <text:p/>
        </draw:line>
        <draw:custom-shape draw:style-name="gr14" draw:text-style-name="P1" draw:layer="layout" svg:width="3.203cm" svg:height="0.472cm" svg:x="10.352cm" svg:y="6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xml:id="id29" draw:id="id29" draw:layer="layout" svg:width="3.203cm" svg:height="0.472cm" draw:transform="rotate (-0.151843644923506) translate (11.326cm 11.299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6cm" svg:y="12.434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27" draw:id="id27" draw:layer="layout" svg:width="3.944cm" svg:height="0.472cm" draw:transform="rotate (-0.151843644923506) translate (10.617cm 12.55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7cm 14.492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1" draw:layer="layout" draw:type="curve" svg:x1="11.837cm" svg:y1="13.745cm" svg:x2="14.615cm" svg:y2="6.799cm" draw:start-shape="id25" draw:start-glue-point="1" draw:end-shape="id21" draw:end-glue-point="6" svg:d="M11837 13745c2083 0 695-6946 2778-6946" svg:viewBox="0 0 2779 6947">
          <text:p/>
        </draw:connector>
        <draw:connector draw:style-name="gr19" draw:text-style-name="P1" draw:layer="layout" draw:type="curve" draw:line-skew="-0.195cm -0.762cm" svg:x1="10.913cm" svg:y1="14.106cm" svg:x2="14.48cm" svg:y2="13.383cm" draw:start-shape="id26" draw:start-glue-point="2" draw:end-shape="id27" draw:end-glue-point="1" svg:d="M10913 14106c0 459 1654 382 2448 87s729-810 1119-810" svg:viewBox="0 0 3568 1050">
          <text:p/>
        </draw:connector>
        <draw:custom-shape draw:style-name="gr20" draw:text-style-name="P1" xml:id="id25" draw:id="id25" draw:layer="layout" svg:width="0.602cm" svg:height="0.723cm" svg:x="11.2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0.556cm" svg:height="0.722cm" svg:x="10.6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8" draw:id="id28" draw:layer="layout" svg:width="0.556cm" svg:height="0.722cm" svg:x="10.035cm" svg:y="13.384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3cm" svg:y1="13.384cm" svg:x2="14.456cm" svg:y2="12.017cm" draw:start-shape="id28" draw:start-glue-point="0" draw:end-shape="id29" draw:end-glue-point="1" svg:d="M10313 13384c0-849 2323-707 3547-837s1349-530 596-530" svg:viewBox="0 0 4612 1368">
          <text:p/>
        </draw:connector>
        <draw:custom-shape draw:style-name="gr22" draw:text-style-name="P1" draw:layer="layout" svg:width="0.766cm" svg:height="3.203cm" svg:x="8.263cm" svg:y="11.5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15cm" svg:y="12.8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3" draw:layer="layout" svg:width="1.107cm" svg:height="0.806cm" svg:x="12.063cm" svg:y="10.899cm">
          <draw:text-box>
            <text:p><text:span text:style-name="T3">(1)</text:span></text:p>
          </draw:text-box>
        </draw:frame>
        <draw:frame draw:style-name="gr2" draw:text-style-name="P13" draw:layer="layout" svg:width="1.107cm" svg:height="0.806cm" svg:x="11.764cm" svg:y="12.299cm">
          <draw:text-box>
            <text:p><text:span text:style-name="T3">(2)</text:span></text:p>
          </draw:text-box>
        </draw:frame>
        <draw:frame draw:style-name="gr2" draw:text-style-name="P13" draw:layer="layout" svg:width="1.107cm" svg:height="0.806cm" svg:x="12.064cm" svg:y="13.899cm">
          <draw:text-box>
            <text:p><text:span text:style-name="T3">(3)</text:span></text:p>
          </draw:text-box>
        </draw:frame>
        <draw:custom-shape draw:style-name="gr4" draw:text-style-name="P8" draw:layer="layout" svg:width="1.016cm" svg:height="0.908cm" svg:x="16.929cm" svg:y="7.3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317cm" svg:y1="7.94cm" svg:x2="16.929cm" svg:y2="7.94cm">
          <text:p/>
        </draw:line>
        <draw:custom-shape draw:style-name="gr3" draw:text-style-name="P8" draw:layer="layout" svg:width="0.993cm" svg:height="0.943cm" svg:x="14.615cm" svg:y="7.4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1cm" svg:y="7.5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2cm" svg:y="7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.636cm" svg:height="0.729cm" svg:x="9.258cm" svg:y="15.202cm">
          <draw:text-box>
            <text:p><text:span text:style-name="T6">y = func(3) </text:span></text:p>
          </draw:text-box>
        </draw:frame>
        <draw:g>
          <draw:custom-shape draw:style-name="gr16" draw:text-style-name="P1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92cm" svg:y="5.7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2.399cm" svg:height="0.729cm" svg:x="9.03cm" svg:y="6.383cm">
          <draw:text-box>
            <text:p><text:span text:style-name="T6">l = func(3)</text:span></text:p>
          </draw:text-box>
        </draw:frame>
        <draw:custom-shape draw:style-name="gr3" draw:text-style-name="P8" draw:layer="layout" svg:width="0.993cm" svg:height="0.943cm" svg:x="14.646cm" svg:y="6.812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5cm" svg:y="6.812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5cm" svg:y="7.972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25cm" svg:y="9.222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9" draw:id="id39" draw:layer="layout" svg:width="1.016cm" svg:height="0.908cm" svg:x="17.395cm" svg:y="9.257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9cm" svg:y1="7.311cm" svg:x2="17.395cm" svg:y2="7.312cm">
          <text:p/>
        </draw:line>
        <draw:line draw:style-name="gr5" draw:text-style-name="P1" draw:layer="layout" svg:x1="15.64cm" svg:y1="8.541cm" svg:x2="17.395cm" svg:y2="8.565cm">
          <text:p/>
        </draw:line>
        <draw:line draw:style-name="gr5" draw:text-style-name="P1" draw:layer="layout" svg:x1="15.618cm" svg:y1="9.725cm" svg:x2="17.395cm" svg:y2="9.726cm">
          <text:p/>
        </draw:line>
        <draw:custom-shape draw:style-name="gr14" draw:text-style-name="P1" xml:id="id33" draw:id="id33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7cm" svg:y="7.635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31" draw:id="id31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1" draw:layer="layout" draw:type="curve" svg:x1="10.914cm" svg:y1="9.307cm" svg:x2="14.481cm" svg:y2="8.584cm" draw:start-shape="id30" draw:start-glue-point="2" draw:end-shape="id31" draw:end-glue-point="1" svg:d="M10914 9307c0 751 2035 627 3115 258s1205-981 452-981" svg:viewBox="0 0 4046 1274">
          <text:p/>
        </draw:connector>
        <draw:custom-shape draw:style-name="gr20" draw:text-style-name="P1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0" draw:id="id30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2" draw:id="id32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4cm" svg:y1="8.585cm" svg:x2="14.457cm" svg:y2="7.218cm" draw:start-shape="id32" draw:start-glue-point="0" draw:end-shape="id33" draw:end-glue-point="1" svg:d="M10314 8585c0-849 2323-707 3547-837s1349-530 596-530" svg:viewBox="0 0 4612 1368">
          <text:p/>
        </draw:connector>
        <draw:custom-shape draw:style-name="gr22" draw:text-style-name="P1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48cm" svg:y="8.04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6" draw:layer="layout" svg:width="2.513cm" svg:height="1.454cm" svg:x="13.971cm" svg:y="11.33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34" draw:id="id34" draw:layer="layout" svg:width="0.993cm" svg:height="0.943cm" svg:x="14.656cm" svg:y="12.618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3.09cm" svg:x2="17.107cm" svg:y2="13.114cm" draw:start-shape="id34" draw:start-glue-point="10" draw:end-shape="id35" draw:end-glue-point="3" svg:d="M15649 13090l1458 24" svg:viewBox="0 0 1459 25">
          <text:p/>
        </draw:connector>
        <draw:custom-shape draw:style-name="gr4" draw:text-style-name="P8" xml:id="id35" draw:id="id35" draw:layer="layout" svg:width="1.016cm" svg:height="0.908cm" svg:x="17.107cm" svg:y="12.6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36" draw:id="id36" draw:layer="layout" svg:width="0.993cm" svg:height="0.943cm" svg:x="14.726cm" svg:y="15.0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37" draw:id="id37" draw:layer="layout" svg:width="2.498cm" svg:height="1.694cm" svg:x="17.107cm" svg:y="14.702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5.55cm" svg:x2="17.107cm" svg:y2="15.549cm" draw:start-shape="id36" draw:start-glue-point="10" draw:end-shape="id37" draw:end-glue-point="3" svg:d="M15719 15550l1388-1" svg:viewBox="0 0 1389 2">
          <text:p/>
        </draw:connector>
        <draw:custom-shape draw:style-name="gr3" draw:text-style-name="P8" xml:id="id38" draw:id="id38" draw:layer="layout" svg:width="0.993cm" svg:height="0.943cm" svg:x="14.718cm" svg:y="16.212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711cm" svg:y1="16.684cm" svg:x2="18.411cm" svg:y2="9.711cm" draw:start-shape="id38" draw:start-glue-point="10" draw:end-shape="id39" draw:end-glue-point="1" svg:d="M15711 16684h3201v-6973h-501" svg:viewBox="0 0 3202 6974">
          <text:p/>
        </draw:connector>
        <draw:custom-shape draw:style-name="gr14" draw:text-style-name="P1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87cm" svg:height="3.55cm" svg:x="17.138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0.908cm" svg:x="17.107cm" svg:y="13.698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718cm" svg:y1="14.267cm" svg:x2="17.107cm" svg:y2="14.267cm">
          <text:p/>
        </draw:line>
        <draw:custom-shape draw:style-name="gr3" draw:text-style-name="P8" draw:layer="layout" svg:width="0.993cm" svg:height="0.943cm" svg:x="14.726cm" svg:y="13.771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layer="layout" svg:width="11.216cm" svg:height="7.361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 x</text:p>
            <text:p><text:span text:style-name="T7"><text:s text:c="7"/></text:span><text:span text:style-name="T7">def</text:span> inner_func():</text:p>
            <text:p><text:tab/><text:tab/>x = 'inner'</text:p>
            <text:p><text:s text:c="14"/>print('inner locals = ', locals())</text:p>
            <text:p><text:s text:c="14"/>print(x)</text:p>
            <text:p><text:s text:c="6"/>print('outer locals = ', locals())</text:p>
            <text:p><text:s text:c="6"/>print x 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layer="layout" svg:width="11.216cm" svg:height="9.494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(x)</text:p>
            <text:p><text:span text:style-name="T7"><text:s text:c="7"/></text:span><text:span text:style-name="T7">def</text:span> inner_func():</text:p>
            <text:p><text:s text:c="14"/>nonlocal x</text:p>
            <text:p><text:s text:c="14"/>print('inner locals = ', locals())</text:p>
            <text:p><text:tab/><text:tab/>x = 'inner'</text:p>
            <text:p><text:s text:c="14"/>print('inner locals = ', locals())</text:p>
            <text:p><text:s text:c="14"/>print(x)</text:p>
            <text:p><text:s text:c="6"/>inner() <text:s text:c="4"/></text:p>
            <text:p><text:s text:c="6"/>print(x)</text:p>
            <text:p><text:s text:c="6"/>print('outer locals = ', locals())</text:p>
          </draw:text-box>
        </draw:frame>
        <draw:custom-shape draw:style-name="gr12" draw:text-style-name="P1" draw:layer="layout" svg:width="4.296cm" svg:height="11.628cm" svg:x="16.315cm" svg:y="6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6" draw:layer="layout" svg:width="3.766cm" svg:height="2.848cm" svg:x="16.578cm" svg:y="6.754cm">
          <draw:text-box>
            <text:p text:style-name="P1"><text:span text:style-name="T5">global <text:s/>namespace</text:span></text:p>
          </draw:text-box>
        </draw:frame>
        <draw:custom-shape draw:style-name="gr16" draw:text-style-name="P1" draw:layer="layout" svg:width="3.358cm" svg:height="9.148cm" svg:x="16.784cm" svg:y="8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6" draw:layer="layout" svg:width="2.513cm" svg:height="2.241cm" svg:x="17.207cm" svg:y="8.85cm">
          <draw:text-box>
            <text:p text:style-name="P1"><text:span text:style-name="T5">outer </text:span></text:p>
            <text:p text:style-name="P1"><text:span text:style-name="T5">namespace</text:span></text:p>
          </draw:text-box>
        </draw:frame>
        <draw:g>
          <draw:custom-shape draw:style-name="gr27" draw:text-style-name="P1" draw:layer="layout" svg:width="2.626cm" svg:height="5.285cm" svg:x="17.189cm" svg:y="12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6" draw:layer="layout" svg:width="2.513cm" svg:height="1.141cm" svg:x="17.189cm" svg:y="12.568cm">
            <draw:text-box>
              <text:p text:style-name="P1"><text:span text:style-name="T5">inner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40" draw:id="id40" draw:layer="layout" svg:width="2.329cm" svg:height="0.943cm" svg:x="17.169cm" svg:y="7.532cm">
          <text:p text:style-name="P1"><text:span text:style-name="T6">out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2" draw:id="id42" draw:layer="layout" svg:width="0.993cm" svg:height="0.943cm" svg:x="17.923cm" svg:y="9.946cm">
          <text:p text:style-name="P1"><text:span text:style-name="T6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4" draw:id="id44" draw:layer="layout" svg:width="2.3cm" svg:height="0.943cm" svg:x="17.283cm" svg:y="11.091cm">
          <text:p text:style-name="P1"><text:span text:style-name="T6">inn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3" draw:id="id43" draw:layer="layout" svg:width="1.242cm" svg:height="0.908cm" svg:x="22.543cm" svg:y="9.93cm">
          <text:p text:style-name="P1"><text:span text:style-name="T6">'out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6" draw:id="id46" draw:layer="layout" svg:width="1.242cm" svg:height="0.908cm" svg:x="21.595cm" svg:y="14.826cm">
          <text:p text:style-name="P1"><text:span text:style-name="T6">'inn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1" draw:id="id41" draw:layer="layout" svg:width="3.412cm" svg:height="1.013cm" svg:x="21.608cm" svg:y="7.586cm">
          <text:p text:style-name="P1"><text:span text:style-name="T6">out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5" draw:id="id45" draw:layer="layout" svg:width="3.521cm" svg:height="0.961cm" svg:x="21.585cm" svg:y="11.204cm">
          <text:p text:style-name="P1"><text:span text:style-name="T6">inn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9.498cm" svg:y1="8.004cm" svg:x2="21.608cm" svg:y2="8.092cm" draw:start-shape="id40" draw:start-glue-point="10" draw:end-shape="id41" draw:end-glue-point="3" svg:d="M19498 8004l2110 88" svg:viewBox="0 0 2111 89">
          <text:p/>
        </draw:connector>
        <draw:connector draw:style-name="gr5" draw:text-style-name="P1" draw:layer="layout" draw:type="line" svg:x1="18.916cm" svg:y1="10.418cm" svg:x2="22.543cm" svg:y2="10.384cm" draw:start-shape="id42" draw:start-glue-point="10" draw:end-shape="id43" draw:end-glue-point="3" svg:d="M18916 10418l3627-34" svg:viewBox="0 0 3628 35">
          <text:p/>
        </draw:connector>
        <draw:connector draw:style-name="gr5" draw:text-style-name="P1" draw:layer="layout" draw:type="line" svg:x1="19.583cm" svg:y1="11.563cm" svg:x2="21.585cm" svg:y2="11.684cm" draw:start-shape="id44" draw:start-glue-point="10" draw:end-shape="id45" draw:end-glue-point="3" svg:d="M19583 11563l2002 121" svg:viewBox="0 0 2003 122">
          <text:p/>
        </draw:connector>
        <draw:connector draw:style-name="gr5" draw:text-style-name="P1" draw:layer="layout" draw:line-skew="0.61cm" svg:x1="18.916cm" svg:y1="10.418cm" svg:x2="21.595cm" svg:y2="15.28cm" draw:start-shape="id42" draw:start-glue-point="10" draw:end-shape="id46" draw:end-glue-point="3" svg:d="M18916 10418h1950v4862h729" svg:viewBox="0 0 2680 4863">
          <text:p/>
        </draw:connector>
        <draw:frame draw:style-name="gr2" draw:layer="layout" svg:width="1.277cm" svg:height="0.962cm" svg:x="20.52cm" svg:y="9.422cm">
          <draw:text-box>
            <text:p>(1)</text:p>
          </draw:text-box>
        </draw:frame>
        <draw:frame draw:style-name="gr2" draw:layer="layout" svg:width="1.277cm" svg:height="0.962cm" svg:x="20.866cm" svg:y="12.614cm">
          <draw:text-box>
            <text:p>(2)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913cm" svg:height="6.328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477cm" svg:height="0.962cm" svg:x="9.398cm" svg:y="7.166cm">
          <draw:text-box>
            <text:p><text:span text:style-name="T8">t1 = 1, 2, “foo”</text:span></text:p>
          </draw:text-box>
        </draw:frame>
        <draw:custom-shape draw:style-name="gr3" draw:text-style-name="P15" xml:id="id47" draw:id="id47" draw:layer="layout" svg:width="1.27cm" svg:height="1.27cm" svg:x="14.962cm" svg:y="6.877cm">
          <text:p text:style-name="P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xml:id="id48" draw:id="id48" draw:layer="layout" svg:width="4.926cm" svg:height="1.524cm" svg:x="17.756cm" svg:y="6.75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232cm" svg:y1="7.512cm" svg:x2="17.756cm" svg:y2="7.512cm" draw:start-shape="id47" draw:start-glue-point="10" draw:end-shape="id48" draw:end-glue-point="3" svg:d="M16232 7512h1524" svg:viewBox="0 0 1525 1">
          <text:p/>
        </draw:connector>
        <draw:custom-shape draw:style-name="gr4" draw:text-style-name="P15" draw:layer="layout" svg:width="1.778cm" svg:height="1.524cm" svg:x="16.229cm" svg:y="9.487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8.119cm" svg:y="6.8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9.519cm" svg:y="6.86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20.919cm" svg:y="6.86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9.261cm" svg:y="10.479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2.43cm" svg:y="9.459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907cm" svg:y1="8.129cm" svg:x2="17.198cm" svg:y2="9.487cm">
          <text:p/>
        </draw:line>
        <draw:line draw:style-name="gr5" draw:text-style-name="P1" draw:layer="layout" svg:x1="20.119cm" svg:y1="8.13cm" svg:x2="20.147cm" svg:y2="10.479cm">
          <text:p/>
        </draw:line>
        <draw:line draw:style-name="gr5" draw:text-style-name="P1" draw:layer="layout" svg:x1="21.497cm" svg:y1="8.131cm" svg:x2="23.427cm" svg:y2="9.459cm">
          <text:p/>
        </draw:lin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3" draw:text-style-name="P1" draw:layer="layout" svg:width="20.24cm" svg:height="10.773cm" svg:x="3.553cm" svg:y="7.484cm">
          <text:p/>
          <draw:enhanced-geometry svg:viewBox="0 0 21600 21600" draw:type="rectangle" draw:enhanced-path="M 0 0 L 21600 0 21600 21600 0 21600 0 0 Z N"/>
        </draw:custom-shape>
        <draw:frame draw:style-name="gr34" draw:layer="layout" svg:width="0.502cm" svg:height="1.195cm" svg:x="6.128cm" svg:y="18.305cm">
          <draw:text-box>
            <text:p/>
          </draw:text-box>
        </draw:frame>
        <draw:frame draw:style-name="gr34" draw:layer="layout" svg:width="0.502cm" svg:height="1.195cm" svg:x="12.959cm" svg:y="13.337cm">
          <draw:text-box>
            <text:p/>
          </draw:text-box>
        </draw:frame>
        <draw:custom-shape draw:style-name="gr35" draw:text-style-name="P1" draw:layer="layout" svg:width="1.809cm" svg:height="1.026cm" svg:x="4.128cm" svg:y="10.826cm">
          <text:p text:style-name="P1">-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809cm" svg:height="1.174cm" svg:x="19.607cm" svg:y="9.7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655cm" svg:height="1.351cm" svg:x="12.377cm" svg:y="8.899cm">
          <text:p text:style-name="P1">(3, 4, 5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8cm" svg:height="1.561cm" svg:x="11.75cm" svg:y="14.827cm">
          <text:p text:style-name="P1">'foo bar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99cm" svg:height="1.31cm" svg:x="6.361cm" svg:y="14.373cm">
          <text:p text:style-name="P1">3.14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6.376cm" svg:height="2.117cm" svg:x="16.342cm" svg:y="13.666cm">
          <text:p>frozenset({8, 4, 7}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4.284cm" svg:height="3.498cm" svg:x="5.883cm" svg:y="10.568cm">
          <text:p><text:span text:style-name="T3">[RestrictEnzyme(name='EcoR1', </text:span></text:p>
          <text:p><text:span text:style-name="T3"><text:s text:c="27"/></text:span><text:span text:style-name="T3">comment='Ecoli restriction enzime I', </text:span></text:p>
          <text:p><text:span text:style-name="T3"><text:s text:c="27"/></text:span><text:span text:style-name="T3">sequence='gaattc', </text:span></text:p>
          <text:p><text:span text:style-name="T3"><text:s text:c="27"/></text:span><text:span text:style-name="T3">cut=1, end='sticky')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6" draw:text-style-name="P1" draw:layer="layout" svg:width="19.607cm" svg:height="9.751cm" svg:x="3.855cm" svg:y="7.976cm" svg:viewBox="0 0 19608 9752" svg:d="M3761 2427c-1219-85-2441-1333-3465-423-780 721 122 2799 1097 3117-1122 657-1073 2778 146 3329 1439 381 3365-116 4584-700 914 851 2170 2120 3609 1993 1512-170 2920-816 3262-1855 1090 812 3038 1558 4515 1283 1424-407 1587-1111 2090-2425 119-1559-922-1930-1656-2464 553-1004 1775-2612 1144-3265-1502-1423-2595-1172-3797-347-406 487-813 974-1219 1462-838-907-1572-2020-3486-2077-1909-55-2353 636-3170 1356-906-542-1913-1670-3291-911-824 903 111 1260 46 1882-8-7-94 230-102 223 57-21-364-157-307-178z">
          <text:p/>
        </draw:path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33" draw:text-style-name="P1" draw:layer="layout" svg:width="20.394cm" svg:height="11.957cm" svg:x="7.096cm" svg:y="3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20.085cm" svg:height="11.683cm" svg:x="7.233cm" svg:y="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7" draw:text-style-name="P1" draw:layer="layout" svg:width="8.081cm" svg:height="6.495cm" svg:x="16.164cm" svg:y="5.625cm" svg:viewBox="0 0 8082 6496" svg:d="M2976 121c0 0-842-369-1289 181-562 692-395 2646-395 2646 0 0-1362 879-1289 1546 83 755 1111 1280 1804 1392 692 112 1822-636 1822-636 0 0 632 988 1151 1117 1111 276 3144 173 3298-962 119-874-2250-1392-2250-1392 0 0 1917 70 2079-636 222-968-1191-1964-2182-2027-618-39-1512 1082-1512 1082 0 0-241-1546-852-1939-6 1-385-372-385-372z">
          <text:p/>
        </draw:path>
        <draw:custom-shape draw:style-name="gr38" draw:text-style-name="P1" draw:layer="layout" svg:width="5.379cm" svg:height="1.525cm" svg:x="9.546cm" svg:y="10.3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frame draw:style-name="gr39" draw:text-style-name="P14" draw:layer="layout" svg:width="6.563cm" svg:height="3.806cm" svg:x="7.062cm" svg:y="4.778cm">
          <draw:text-box>
            <text:p><text:span text:style-name="T8">d1 = {0 : 1 , </text:span></text:p>
            <text:p><text:span text:style-name="T8"><text:s text:c="9"/></text:span><text:span text:style-name="T8">(2,10) : “foo”,</text:span></text:p>
            <text:p><text:span text:style-name="T8"><text:s text:c="9"/></text:span><text:span text:style-name="T8">-1 : [“a”,”b”,”c],</text:span></text:p>
            <text:p><text:span text:style-name="T8"><text:s text:c="9"/>“</text:span><text:span text:style-name="T8">Ecor1” : ecor1</text:span></text:p>
            <text:p><text:span text:style-name="T8"><text:s text:c="9"/></text:span><text:span text:style-name="T8">}</text:span></text:p>
          </draw:text-box>
        </draw:frame>
        <draw:custom-shape draw:style-name="gr3" draw:text-style-name="P15" draw:layer="layout" svg:width="1.27cm" svg:height="1.27cm" svg:x="14.962cm" svg:y="6.877cm">
          <text:p text:style-name="P1"><text:span text:style-name="T8">d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778cm" svg:height="1.524cm" svg:x="20.386cm" svg:y="4.21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8.119cm" svg:y="6.862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.648cm" svg:height="1.267cm" svg:x="20.445cm" svg:y="10.196cm">
          <text:p text:style-name="P1"><text:span text:style-name="T3">“</text:span><text:span text:style-name="T3">Ecor1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1.406cm" svg:height="1.267cm" svg:x="21.177cm" svg:y="7.963cm">
          <text:p text:style-name="P1"><text:span text:style-name="T9">(2,10)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9.546cm" svg:y="10.364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4.019cm" svg:y="6.118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7.814cm" svg:y="9.505cm">
          <text:p text:style-name="P1"><text:span text:style-name="T8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1.347cm" svg:y="10.365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3.147cm" svg:y="10.36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9.35cm" svg:y="12.755cm">
          <text:p text:style-name="P1"><text:span text:style-name="T8">“</text:span><text:span text:style-name="T8">a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1.563cm" svg:y="12.769cm">
          <text:p text:style-name="P1"><text:span text:style-name="T8">“</text:span><text:span text:style-name="T8">b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4.076cm" svg:y="12.783cm">
          <text:p text:style-name="P1"><text:span text:style-name="T8">“</text:span><text:span text:style-name="T8">c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837cm" svg:y1="9.972cm" svg:x2="14.925cm" svg:y2="11.339cm">
          <text:p/>
        </draw:line>
        <draw:line draw:style-name="gr5" draw:text-style-name="P1" draw:layer="layout" svg:x1="10.3cm" svg:y1="11.696cm" svg:x2="10.008cm" svg:y2="12.755cm">
          <text:p/>
        </draw:line>
        <draw:line draw:style-name="gr5" draw:text-style-name="P1" draw:layer="layout" svg:x1="12.259cm" svg:y1="11.627cm" svg:x2="12.293cm" svg:y2="12.881cm">
          <text:p/>
        </draw:line>
        <draw:line draw:style-name="gr5" draw:text-style-name="P1" draw:layer="layout" svg:x1="13.977cm" svg:y1="11.644cm" svg:x2="14.767cm" svg:y2="12.933cm">
          <text:p/>
        </draw:line>
        <draw:line draw:style-name="gr5" draw:text-style-name="P1" draw:layer="layout" svg:x1="19.525cm" svg:y1="6.862cm" svg:x2="20.789cm" svg:y2="5.737cm">
          <text:p/>
        </draw:line>
        <draw:line draw:style-name="gr5" draw:text-style-name="P1" draw:layer="layout" svg:x1="22.583cm" svg:y1="8.556cm" svg:x2="24.019cm" svg:y2="7.642cm">
          <text:p/>
        </draw:line>
        <draw:custom-shape draw:style-name="gr31" draw:text-style-name="P15" draw:layer="layout" svg:width="10.979cm" svg:height="2.35cm" svg:x="16.211cm" svg:y="13.063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frame draw:style-name="gr40" draw:text-style-name="P18" draw:layer="layout" svg:width="11.343cm" svg:height="2.472cm" svg:x="16.118cm" svg:y="13.017cm">
          <draw:text-box>
            <text:p><text:span text:style-name="T10">[RestrictEnzyme(name='EcoR1', </text:span></text:p>
            <text:p><text:span text:style-name="T10"><text:s text:c="27"/></text:span><text:span text:style-name="T10">comment='Ecoli restriction enzime I', </text:span></text:p>
            <text:p><text:span text:style-name="T10"><text:s text:c="27"/></text:span><text:span text:style-name="T10">sequence='gaattc', </text:span></text:p>
            <text:p><text:span text:style-name="T10"><text:s text:c="27"/></text:span><text:span text:style-name="T10">cut=1, end='sticky')]</text:span></text:p>
          </draw:text-box>
        </draw:frame>
        <draw:line draw:style-name="gr5" draw:text-style-name="P1" draw:layer="layout" svg:x1="21.201cm" svg:y1="11.463cm" svg:x2="21.236cm" svg:y2="13.063cm">
          <text:p/>
        </draw:line>
        <draw:line draw:style-name="gr5" draw:text-style-name="P1" draw:layer="layout" svg:x1="16.232cm" svg:y1="7.478cm" svg:x2="17.439cm" svg:y2="7.581cm">
          <text:p/>
        </draw:lin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" draw:text-style-name="P1" draw:layer="layout" svg:width="13.041cm" svg:height="11.46cm" svg:x="8.627cm" svg:y="6.529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49" draw:id="id49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49" draw:start-glue-point="10" draw:end-shape="id50" draw:end-glue-point="3" svg:d="M14732 7312h2032" svg:viewBox="0 0 2033 1">
          <text:p/>
        </draw:connector>
        <draw:custom-shape draw:style-name="gr4" draw:text-style-name="P15" xml:id="id50" draw:id="id50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52" draw:id="id52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3cm">
          <draw:text-box>
            <text:p>y = x[1]</text:p>
          </draw:text-box>
        </draw:frame>
        <draw:custom-shape draw:style-name="gr3" draw:text-style-name="P15" xml:id="id51" draw:id="id51" draw:layer="layout" svg:width="1.27cm" svg:height="1.27cm" svg:x="13.464cm" svg:y="9.1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9.814cm" svg:x2="17.65cm" svg:y2="9.29cm" draw:start-shape="id51" draw:start-glue-point="10" draw:end-shape="id52" draw:end-glue-point="2" svg:d="M14734 9814h2916v-524" svg:viewBox="0 0 2917 525">
          <text:p/>
        </draw:connector>
        <draw:frame draw:style-name="gr2" draw:layer="layout" svg:width="2.78cm" svg:height="0.962cm" svg:x="10.333cm" svg:y="11.204cm">
          <draw:text-box>
            <text:p text:style-name="P1">y = 3.14</text:p>
          </draw:text-box>
        </draw:frame>
        <draw:custom-shape draw:style-name="gr3" draw:text-style-name="P15" xml:id="id53" draw:id="id53" draw:layer="layout" svg:width="1.27cm" svg:height="1.27cm" svg:x="13.466cm" svg:y="11.081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xml:id="id54" draw:id="id54" draw:layer="layout" svg:width="1.467cm" svg:height="0.908cm" svg:x="18.852cm" svg:y="11.262cm">
          <text:p text:style-name="P1"><text:span text:style-name="T8">3.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6cm" svg:y1="11.716cm" svg:x2="18.852cm" svg:y2="11.716cm" draw:start-shape="id53" draw:start-glue-point="10" draw:end-shape="id54" svg:d="M14736 11716h4116" svg:viewBox="0 0 4117 1">
          <text:p/>
        </draw:connector>
        <draw:polyline draw:style-name="gr42" draw:text-style-name="P1" draw:layer="layout" svg:width="3.174cm" svg:height="2.248cm" svg:x="14.736cm" svg:y="9.29cm" svg:viewBox="0 0 3175 2249" draw:points="0,2249 3175,1482 3175,0">
          <text:p/>
        </draw:polyline>
        <draw:g>
          <draw:line draw:style-name="gr43" draw:text-style-name="P1" draw:layer="layout" svg:x1="16.054cm" svg:y1="10.702cm" svg:x2="16.821cm" svg:y2="11.438cm">
            <text:p/>
          </draw:line>
          <draw:line draw:style-name="gr43" draw:text-style-name="P1" draw:layer="layout" svg:x1="16.821cm" svg:y1="10.639cm" svg:x2="16.098cm" svg:y2="11.514cm">
            <text:p/>
          </draw:line>
        </draw:g>
        <draw:frame draw:style-name="gr2" draw:layer="layout" svg:width="3.381cm" svg:height="0.962cm" svg:x="9.732cm" svg:y="13.755cm">
          <draw:text-box>
            <text:p>x[1] = 'foo'</text:p>
          </draw:text-box>
        </draw:frame>
        <draw:custom-shape draw:style-name="gr3" draw:text-style-name="P15" xml:id="id55" draw:id="id55" draw:layer="layout" svg:width="1.27cm" svg:height="1.27cm" svg:x="13.463cm" svg:y="13.5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7cm" svg:y="15.2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3cm" svg:y1="14.213cm" svg:x2="16.765cm" svg:y2="14.213cm" draw:start-shape="id55" draw:start-glue-point="10" draw:end-shape="id56" draw:end-glue-point="3" svg:d="M14733 14213h2032" svg:viewBox="0 0 2033 1">
          <text:p/>
        </draw:connector>
        <draw:custom-shape draw:style-name="gr4" draw:text-style-name="P15" xml:id="id56" draw:id="id56" draw:layer="layout" svg:width="2.794cm" svg:height="1.016cm" svg:x="16.765cm" svg:y="13.7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1.016cm" svg:height="0.908cm" svg:x="18.767cm" svg:y="16.709cm">
          <text:p text:style-name="P1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1cm" svg:y="15.2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7cm" svg:y1="14.521cm" svg:x2="16.465cm" svg:y2="15.283cm">
          <text:p/>
        </draw:line>
        <draw:line draw:style-name="gr5" draw:text-style-name="P1" draw:layer="layout" svg:x1="17.889cm" svg:y1="14.442cm" svg:x2="17.911cm" svg:y2="16.533cm">
          <text:p/>
        </draw:line>
        <draw:line draw:style-name="gr5" draw:text-style-name="P1" draw:layer="layout" svg:x1="19.251cm" svg:y1="14.521cm" svg:x2="19.759cm" svg:y2="15.283cm">
          <text:p/>
        </draw:line>
        <draw:custom-shape draw:style-name="gr4" draw:text-style-name="P15" draw:layer="layout" svg:width="1.016cm" svg:height="0.908cm" svg:x="19.552cm" svg:y="15.2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9cm" svg:y1="14.522cm" svg:x2="18.639cm" svg:y2="15.284cm">
          <text:p/>
        </draw:line>
        <draw:custom-shape draw:style-name="gr4" draw:text-style-name="P15" draw:layer="layout" svg:width="1.205cm" svg:height="0.908cm" svg:x="16.94cm" svg:y="16.518cm">
          <text:p text:style-name="P1"><text:span text:style-name="T8">'foo'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" draw:text-style-name="P1" draw:layer="layout" svg:width="14.497cm" svg:height="8.721cm" svg:x="6.247cm" svg:y="5.93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57" draw:id="id57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57" draw:start-glue-point="10" draw:end-shape="id58" draw:end-glue-point="3" svg:d="M14732 7312h2032" svg:viewBox="0 0 2033 1">
          <text:p/>
        </draw:connector>
        <draw:custom-shape draw:style-name="gr4" draw:text-style-name="P15" xml:id="id58" draw:id="id58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12.6cm">
          <draw:text-box>
            <text:p>y = x[1]</text:p>
          </draw:text-box>
        </draw:frame>
        <draw:custom-shape draw:style-name="gr3" draw:text-style-name="P15" xml:id="id59" draw:id="id59" draw:layer="layout" svg:width="1.27cm" svg:height="1.27cm" svg:x="13.464cm" svg:y="12.4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114cm" svg:x2="16.765cm" svg:y2="10.137cm" draw:start-shape="id59" draw:start-glue-point="10" draw:end-shape="id60" draw:end-glue-point="3" svg:d="M14734 13114h1016v-2977h1015" svg:viewBox="0 0 2032 2978">
          <text:p/>
        </draw:connector>
        <draw:custom-shape draw:style-name="gr4" draw:text-style-name="P15" xml:id="id60" draw:id="id60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443cm" svg:y="11.18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544cm" svg:y="11.184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62cm" svg:y1="10.427cm" svg:x2="18.991cm" svg:y2="11.184cm">
          <text:p/>
        </draw:line>
        <draw:line draw:style-name="gr5" draw:text-style-name="P1" draw:layer="layout" svg:x1="17.938cm" svg:y1="10.423cm" svg:x2="17.938cm" svg:y2="11.185cm">
          <text:p/>
        </draw:line>
        <draw:line draw:style-name="gr5" draw:text-style-name="P1" draw:layer="layout" svg:x1="17.284cm" svg:y1="10.427cm" svg:x2="16.888cm" svg:y2="11.186cm">
          <text:p/>
        </draw:lin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" draw:text-style-name="P1" draw:layer="layout" svg:width="14.763cm" svg:height="8.908cm" svg:x="6.169cm" svg:y="5.96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61" draw:id="id61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1" draw:start-glue-point="10" draw:end-shape="id62" draw:end-glue-point="3" svg:d="M14732 7312h2032" svg:viewBox="0 0 2033 1">
          <text:p/>
        </draw:connector>
        <draw:custom-shape draw:style-name="gr4" draw:text-style-name="P15" xml:id="id62" draw:id="id62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6cm">
          <draw:text-box>
            <text:p>y = x[1]</text:p>
          </draw:text-box>
        </draw:frame>
        <draw:custom-shape draw:style-name="gr3" draw:text-style-name="P15" xml:id="id63" draw:id="id63" draw:layer="layout" svg:width="1.27cm" svg:height="1.27cm" svg:x="13.464cm" svg:y="12.6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314cm" svg:x2="16.765cm" svg:y2="10.137cm" draw:start-shape="id63" draw:start-glue-point="10" draw:end-shape="id64" draw:end-glue-point="3" svg:d="M14734 13314h1016v-3177h1015" svg:viewBox="0 0 2032 3178">
          <text:p/>
        </draw:connector>
        <draw:frame draw:style-name="gr2" draw:layer="layout" svg:width="2.923cm" svg:height="0.962cm" svg:x="10.333cm" svg:y="12.904cm">
          <draw:text-box>
            <text:p text:style-name="P1">Y[2] = 'z'</text:p>
          </draw:text-box>
        </draw:frame>
        <draw:custom-shape draw:style-name="gr4" draw:text-style-name="P15" xml:id="id64" draw:id="id64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1.016cm" svg:height="0.908cm" svg:x="19.199cm" svg:y="11.292cm">
          <text:p text:style-name="P1"><text:span text:style-name="T12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016cm" svg:height="0.908cm" svg:x="17.444cm" svg:y="11.184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989cm" svg:y1="10.427cm" svg:x2="17.989cm" svg:y2="11.184cm">
          <text:p/>
        </draw:line>
        <draw:line draw:style-name="gr5" draw:text-style-name="P1" draw:layer="layout" svg:x1="18.615cm" svg:y1="10.38cm" svg:x2="18.958cm" svg:y2="12.306cm">
          <text:p/>
        </draw:line>
        <draw:line draw:style-name="gr5" draw:text-style-name="P1" draw:layer="layout" svg:x1="17.284cm" svg:y1="10.427cm" svg:x2="16.888cm" svg:y2="11.186cm">
          <text:p/>
        </draw:line>
        <draw:custom-shape draw:style-name="gr4" draw:text-style-name="P15" draw:layer="layout" svg:width="1.016cm" svg:height="0.908cm" svg:x="18.4cm" svg:y="12.393cm">
          <text:p text:style-name="P1"><text:span text:style-name="T8">'z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65" draw:id="id65" draw:layer="layout" svg:width="1.27cm" svg:height="1.27cm" svg:x="13.465cm" svg:y="9.53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5cm" svg:y1="10.165cm" svg:x2="16.765cm" svg:y2="10.137cm" draw:start-shape="id65" draw:start-glue-point="10" draw:end-shape="id64" draw:end-glue-point="3" svg:d="M14735 10165h1015v-28h1015" svg:viewBox="0 0 2031 29">
          <text:p/>
        </draw:connector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33" draw:text-style-name="P1" draw:layer="layout" svg:width="13.705cm" svg:height="7.06cm" svg:x="8.313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41cm" svg:height="6.6cm" svg:x="8.627cm" svg:y="6.5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66" draw:id="id66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6" draw:start-glue-point="10" draw:end-shape="id67" draw:end-glue-point="3" svg:d="M14732 7312h2032" svg:viewBox="0 0 2033 1">
          <text:p/>
        </draw:connector>
        <draw:custom-shape draw:style-name="gr4" draw:text-style-name="P15" xml:id="id67" draw:id="id67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45" draw:text-style-name="P14" draw:layer="layout" svg:width="4.376cm" svg:height="0.963cm" svg:x="8.836cm" svg:y="10.174cm">
          <draw:text-box>
            <text:p><text:span text:style-name="T8">x += [5, 6]</text:span></text:p>
          </draw:text-box>
        </draw:frame>
        <draw:custom-shape draw:style-name="gr3" draw:text-style-name="P15" xml:id="id68" draw:id="id68" draw:layer="layout" svg:width="1.27cm" svg:height="1.27cm" svg:x="13.464cm" svg:y="10.0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4.758cm" svg:y="11.7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4cm" svg:y1="10.713cm" svg:x2="16.766cm" svg:y2="10.713cm" draw:start-shape="id68" draw:start-glue-point="10" draw:end-shape="id69" draw:end-glue-point="3" svg:d="M14734 10713h2032" svg:viewBox="0 0 2033 1">
          <text:p/>
        </draw:connector>
        <draw:custom-shape draw:style-name="gr4" draw:text-style-name="P15" xml:id="id69" draw:id="id69" draw:layer="layout" svg:width="4.714cm" svg:height="1.016cm" svg:x="16.766cm" svg:y="10.2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, 4, 5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5.944cm" svg:y="11.783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52cm" svg:y="11.7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611cm" svg:y1="10.897cm" svg:x2="15.249cm" svg:y2="11.783cm">
          <text:p/>
        </draw:line>
        <draw:line draw:style-name="gr5" draw:text-style-name="P1" draw:layer="layout" svg:x1="18.293cm" svg:y1="11.011cm" svg:x2="16.487cm" svg:y2="11.783cm">
          <text:p/>
        </draw:line>
        <draw:line draw:style-name="gr5" draw:text-style-name="P1" draw:layer="layout" svg:x1="19.503cm" svg:y1="11.021cm" svg:x2="18.948cm" svg:y2="11.784cm">
          <text:p/>
        </draw:line>
        <draw:custom-shape draw:style-name="gr4" draw:text-style-name="P15" draw:layer="layout" svg:width="1.016cm" svg:height="0.908cm" svg:x="18.353cm" svg:y="11.7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862cm" svg:y1="10.925cm" svg:x2="17.724cm" svg:y2="11.783cm">
          <text:p/>
        </draw:line>
        <draw:custom-shape draw:style-name="gr4" draw:text-style-name="P15" draw:layer="layout" svg:width="1.016cm" svg:height="0.908cm" svg:x="19.454cm" svg:y="11.785cm">
          <text:p text:style-name="P1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20.554cm" svg:y="11.785cm">
          <text:p text:style-name="P1"><text:span text:style-name="T8">6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157cm" svg:y1="11.022cm" svg:x2="20.043cm" svg:y2="11.785cm">
          <text:p/>
        </draw:line>
        <draw:line draw:style-name="gr5" draw:text-style-name="P1" draw:layer="layout" svg:x1="20.705cm" svg:y1="11.023cm" svg:x2="21.025cm" svg:y2="11.785cm">
          <text:p/>
        </draw:lin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46" draw:text-style-name="P1" draw:layer="Layout" svg:width="17.065cm" svg:height="11.206cm" svg:x="8.361cm" svg:y="6.36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4.471cm" svg:height="10.273cm" svg:x="8.627cm" svg:y="6.5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3.139cm" svg:height="0.962cm" svg:x="8.737cm" svg:y="6.831cm">
          <draw:text-box>
            <text:p><text:span text:style-name="T8">x = [1, 2,]</text:span></text:p>
          </draw:text-box>
        </draw:frame>
        <draw:custom-shape draw:style-name="gr48" draw:text-style-name="P15" xml:id="id70" draw:id="id70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1.016cm" svg:height="0.908cm" svg:x="17.1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xml:id="id75" draw:id="id75" draw:layer="layout" draw:type="line" svg:x1="14.732cm" svg:y1="7.312cm" svg:x2="16.764cm" svg:y2="7.312cm" draw:start-shape="id70" draw:start-glue-point="10" draw:end-shape="id71" draw:end-glue-point="3" svg:d="M14732 7312h2032" svg:viewBox="0 0 2033 1">
          <text:p/>
        </draw:connector>
        <draw:custom-shape draw:style-name="gr49" draw:text-style-name="P15" xml:id="id71" draw:id="id71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1.016cm" svg:height="0.908cm" svg:x="18.3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8.638cm" svg:y1="7.621cm" svg:x2="18.638cm" svg:y2="8.383cm">
          <text:p/>
        </draw:line>
        <draw:frame draw:style-name="gr45" draw:text-style-name="P14" draw:layer="layout" svg:width="4.376cm" svg:height="0.963cm" svg:x="8.836cm" svg:y="12.974cm">
          <draw:text-box>
            <text:p><text:span text:style-name="T8">y += [3, 4]</text:span></text:p>
          </draw:text-box>
        </draw:frame>
        <draw:custom-shape draw:style-name="gr48" draw:text-style-name="P15" xml:id="id72" draw:id="id72" draw:layer="Layout" svg:width="1.27cm" svg:height="1.27cm" svg:x="13.464cm" svg:y="12.878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1.016cm" svg:height="0.908cm" svg:x="17.558cm" svg:y="14.8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xml:id="id77" draw:id="id77" draw:layer="layout" draw:type="line" svg:x1="14.734cm" svg:y1="13.513cm" svg:x2="17.266cm" svg:y2="13.513cm" draw:start-shape="id72" draw:start-glue-point="10" draw:end-shape="id73" draw:end-glue-point="3" svg:d="M14734 13513h2532" svg:viewBox="0 0 2533 1">
          <text:p/>
        </draw:connector>
        <draw:custom-shape draw:style-name="gr49" draw:text-style-name="P15" xml:id="id73" draw:id="id73" draw:layer="Layout" svg:width="4.714cm" svg:height="1.016cm" svg:x="17.266cm" svg:y="13.0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1.016cm" svg:height="0.908cm" svg:x="18.744cm" svg:y="14.883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1.016cm" svg:height="0.908cm" svg:x="19.952cm" svg:y="14.8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793cm" svg:y1="13.811cm" svg:x2="18.124cm" svg:y2="14.883cm">
          <text:p/>
        </draw:line>
        <draw:line draw:style-name="gr5" draw:text-style-name="P1" draw:layer="layout" svg:x1="20.003cm" svg:y1="13.821cm" svg:x2="20.505cm" svg:y2="14.884cm">
          <text:p/>
        </draw:line>
        <draw:custom-shape draw:style-name="gr49" draw:text-style-name="P15" draw:layer="Layout" svg:width="1.016cm" svg:height="0.908cm" svg:x="21.153cm" svg:y="14.8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362cm" svg:y1="13.725cm" svg:x2="19.367cm" svg:y2="14.883cm">
          <text:p/>
        </draw:line>
        <draw:line draw:style-name="gr5" draw:text-style-name="P1" draw:layer="layout" svg:x1="20.657cm" svg:y1="13.822cm" svg:x2="21.643cm" svg:y2="14.885cm">
          <text:p/>
        </draw:line>
        <draw:frame draw:style-name="gr2" draw:text-style-name="P14" draw:layer="layout" svg:width="1.865cm" svg:height="0.962cm" svg:x="8.738cm" svg:y="10.531cm">
          <draw:text-box>
            <text:p><text:span text:style-name="T8">y = x</text:span></text:p>
          </draw:text-box>
        </draw:frame>
        <draw:custom-shape draw:style-name="gr3" draw:text-style-name="P15" xml:id="id74" draw:id="id74" draw:layer="layout" svg:width="1.27cm" svg:height="1.27cm" svg:x="13.465cm" svg:y="10.2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" draw:layer="layout" svg:x1="14.735cm" svg:y1="10.914cm" svg:x2="15.748cm" svg:y2="7.312cm" draw:start-shape="id74" draw:start-glue-point="10" draw:end-shape="id75" draw:end-glue-point="0" svg:d="M14735 10914h1013v-3602" svg:viewBox="0 0 1014 3603">
          <text:p/>
        </draw:connector>
        <draw:custom-shape draw:style-name="gr3" draw:text-style-name="P15" xml:id="id76" draw:id="id76" draw:layer="layout" svg:width="1.27cm" svg:height="1.27cm" svg:x="13.463cm" svg:y="15.0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" draw:layer="layout" svg:x1="14.733cm" svg:y1="15.713cm" svg:x2="16cm" svg:y2="13.513cm" draw:start-shape="id76" draw:start-glue-point="10" draw:end-shape="id77" draw:end-glue-point="0" svg:d="M14733 15713h1267v-2200" svg:viewBox="0 0 1268 2201">
          <text:p/>
        </draw:connector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46" draw:text-style-name="P1" draw:layer="Layout" svg:width="12.435cm" svg:height="9.804cm" svg:x="8.361cm" svg:y="6.36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1.666cm" svg:height="9.267cm" svg:x="8.627cm" svg:y="6.5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1.899cm" svg:height="0.962cm" svg:x="8.737cm" svg:y="6.831cm">
          <draw:text-box>
            <text:p><text:span text:style-name="T8">x = 3</text:span></text:p>
          </draw:text-box>
        </draw:frame>
        <draw:custom-shape draw:style-name="gr48" draw:text-style-name="P15" xml:id="id78" draw:id="id78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xml:id="id82" draw:id="id82" draw:layer="layout" draw:type="line" svg:x1="14.732cm" svg:y1="7.312cm" svg:x2="16.764cm" svg:y2="7.312cm" draw:start-shape="id78" draw:start-glue-point="10" svg:d="M14732 7312h2032" svg:viewBox="0 0 2033 1">
          <text:p/>
        </draw:connector>
        <draw:frame draw:style-name="gr45" draw:text-style-name="P14" draw:layer="layout" svg:width="4.376cm" svg:height="0.963cm" svg:x="8.836cm" svg:y="13.31cm">
          <draw:text-box>
            <text:p><text:span text:style-name="T8">y += 3</text:span></text:p>
          </draw:text-box>
        </draw:frame>
        <draw:custom-shape draw:style-name="gr48" draw:text-style-name="P15" xml:id="id79" draw:id="id79" draw:layer="Layout" svg:width="1.27cm" svg:height="1.27cm" svg:x="13.464cm" svg:y="13.078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734cm" svg:y1="13.713cm" svg:x2="17.608cm" svg:y2="14.872cm" draw:start-shape="id79" draw:start-glue-point="10" draw:end-shape="id80" draw:end-glue-point="3" svg:d="M14734 13713l2874 1159" svg:viewBox="0 0 2875 1160">
          <text:p/>
        </draw:connector>
        <draw:custom-shape draw:style-name="gr49" draw:text-style-name="P15" draw:layer="Layout" svg:width="1.016cm" svg:height="0.908cm" svg:x="16.872cm" svg:y="6.97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xml:id="id80" draw:id="id80" draw:layer="Layout" svg:width="1.016cm" svg:height="0.908cm" svg:x="17.608cm" svg:y="14.418cm">
          <text:p text:style-name="P1"><text:span text:style-name="T8">6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1.865cm" svg:height="0.962cm" svg:x="8.738cm" svg:y="8.631cm">
          <draw:text-box>
            <text:p><text:span text:style-name="T8">y = x</text:span></text:p>
          </draw:text-box>
        </draw:frame>
        <draw:custom-shape draw:style-name="gr48" draw:text-style-name="P15" xml:id="id81" draw:id="id81" draw:layer="Layout" svg:width="1.27cm" svg:height="1.27cm" svg:x="13.465cm" svg:y="8.3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" draw:layer="layout" svg:x1="14.735cm" svg:y1="9.014cm" svg:x2="15.748cm" svg:y2="7.312cm" draw:start-shape="id81" draw:start-glue-point="10" draw:end-shape="id82" draw:end-glue-point="0" svg:d="M14735 9014h1013v-1702" svg:viewBox="0 0 1014 1703">
          <text:p/>
        </draw:connector>
        <draw:custom-shape draw:style-name="gr48" draw:text-style-name="P15" draw:layer="Layout" svg:width="1.27cm" svg:height="1.27cm" svg:x="13.463cm" svg:y="11.0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4" draw:layer="layout" svg:width="0.829cm" svg:height="0.963cm" svg:x="17.613cm" svg:y="13.049cm">
          <draw:text-box>
            <text:p><text:span text:style-name="T8">+</text:span></text:p>
          </draw:text-box>
        </draw:frame>
        <draw:connector draw:style-name="gr5" draw:text-style-name="P1" draw:layer="layout" draw:type="line" svg:x1="14.732cm" svg:y1="11.812cm" svg:x2="16.764cm" svg:y2="11.812cm" svg:d="M14732 11812h2032" svg:viewBox="0 0 2033 1">
          <text:p/>
        </draw:connector>
        <draw:custom-shape draw:style-name="gr4" draw:text-style-name="P15" xml:id="id83" draw:id="id83" draw:layer="layout" svg:width="1.016cm" svg:height="0.908cm" svg:x="16.872cm" svg:y="11.47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1" draw:layer="layout" svg:x1="18.366cm" svg:y1="13.019cm" svg:x2="19.57cm" svg:y2="14.011cm">
            <text:p/>
          </draw:line>
          <draw:line draw:style-name="gr43" draw:text-style-name="P1" draw:layer="layout" svg:x1="19.57cm" svg:y1="12.934cm" svg:x2="18.435cm" svg:y2="14.113cm">
            <text:p/>
          </draw:line>
        </draw:g>
        <draw:custom-shape draw:style-name="gr11" draw:text-style-name="P15" draw:layer="layout" svg:width="1.016cm" svg:height="0.908cm" svg:x="18.475cm" svg:y="13.068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onnector draw:style-name="gr51" draw:text-style-name="P1" draw:layer="layout" svg:x1="14.734cm" svg:y1="13.713cm" svg:x2="17.38cm" svg:y2="12.38cm" draw:start-shape="id79" draw:start-glue-point="10" draw:end-shape="id83" draw:end-glue-point="2" svg:d="M14734 13713h2646v-1333" svg:viewBox="0 0 2647 1334">
          <text:p/>
        </draw:connector>
        <draw:g>
          <draw:line draw:style-name="gr43" draw:text-style-name="P1" draw:layer="layout" svg:x1="16.431cm" svg:y1="13.391cm" svg:x2="17.145cm" svg:y2="14.045cm">
            <text:p/>
          </draw:line>
          <draw:line draw:style-name="gr43" draw:text-style-name="P1" draw:layer="layout" svg:x1="17.145cm" svg:y1="13.335cm" svg:x2="16.472cm" svg:y2="14.112cm">
            <text:p/>
          </draw:line>
        </draw:g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33" draw:text-style-name="P1" draw:layer="layout" svg:width="11.125cm" svg:height="6.319cm" svg:x="8.312cm" svg:y="8.0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0.325cm" svg:height="6.311cm" svg:x="8.389cm" svg:y="1.03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9.709cm" svg:height="5.832cm" svg:x="8.627cm" svg:y="1.2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73cm" svg:height="0.962cm" svg:x="8.737cm" svg:y="1.531cm">
          <draw:text-box>
            <text:p><text:span text:style-name="T8">i = 12</text:span></text:p>
          </draw:text-box>
        </draw:frame>
        <draw:custom-shape draw:style-name="gr3" draw:text-style-name="P15" xml:id="id84" draw:id="id84" draw:layer="layout" svg:width="1.27cm" svg:height="1.27cm" svg:x="13.462cm" svg:y="1.377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732cm" svg:y1="2.012cm" svg:x2="16.764cm" svg:y2="2.012cm" draw:start-shape="id84" draw:start-glue-point="10" draw:end-shape="id85" draw:end-glue-point="3" svg:d="M14732 2012h2032" svg:viewBox="0 0 2033 1">
          <text:p/>
        </draw:connector>
        <draw:custom-shape draw:style-name="gr4" draw:text-style-name="P15" xml:id="id85" draw:id="id85" draw:layer="layout" svg:width="1.117cm" svg:height="1.016cm" svg:x="16.764cm" svg:y="1.504cm">
          <text:p text:style-name="P1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86" draw:id="id86" draw:layer="layout" svg:width="1.27cm" svg:height="1.27cm" svg:x="13.462cm" svg:y="4.178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117cm" svg:height="1.016cm" svg:x="16.764cm" svg:y="4.305cm">
          <text:p text:style-name="P1"><text:span text:style-name="T12">12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94cm" svg:height="0.962cm" svg:x="8.738cm" svg:y="4.432cm">
          <draw:text-box>
            <text:p><text:span text:style-name="T8">i += 2</text:span></text:p>
          </draw:text-box>
        </draw:frame>
        <draw:custom-shape draw:style-name="gr4" draw:text-style-name="P15" xml:id="id87" draw:id="id87" draw:layer="layout" svg:width="1.117cm" svg:height="1.016cm" svg:x="16.766cm" svg:y="5.506cm">
          <text:p text:style-name="P1"><text:span text:style-name="T8">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2cm" svg:y1="4.813cm" svg:x2="16.766cm" svg:y2="6.014cm" draw:start-shape="id86" draw:start-glue-point="10" draw:end-shape="id87" draw:end-glue-point="3" svg:d="M14732 4813h1017v1201h1017" svg:viewBox="0 0 2035 1202">
          <text:p/>
        </draw:connector>
        <draw:custom-shape draw:style-name="gr52" draw:text-style-name="P1" draw:layer="layout" svg:width="10.483cm" svg:height="5.832cm" svg:x="8.592cm" svg:y="8.29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847cm" svg:height="0.962cm" svg:x="8.702cm" svg:y="8.595cm">
          <draw:text-box>
            <text:p><text:span text:style-name="T8">s = 'gaa'</text:span></text:p>
          </draw:text-box>
        </draw:frame>
        <draw:custom-shape draw:style-name="gr3" draw:text-style-name="P15" xml:id="id88" draw:id="id88" draw:layer="layout" svg:width="1.27cm" svg:height="1.27cm" svg:x="13.427cm" svg:y="8.441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697cm" svg:y1="9.076cm" svg:x2="16.729cm" svg:y2="9.076cm" draw:start-shape="id88" draw:start-glue-point="10" draw:end-shape="id89" draw:end-glue-point="3" svg:d="M14697 9076h2032" svg:viewBox="0 0 2033 1">
          <text:p/>
        </draw:connector>
        <draw:custom-shape draw:style-name="gr4" draw:text-style-name="P15" xml:id="id89" draw:id="id89" draw:layer="layout" svg:width="1.45cm" svg:height="1.016cm" svg:x="16.729cm" svg:y="8.568cm">
          <text:p text:style-name="P1"><text:span text:style-name="T8">'gaa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90" draw:id="id90" draw:layer="layout" svg:width="1.27cm" svg:height="1.27cm" svg:x="13.427cm" svg:y="11.242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422cm" svg:height="1.016cm" svg:x="16.729cm" svg:y="11.369cm">
          <text:p text:style-name="P1"><text:span text:style-name="T12">'gaa'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3.512cm" svg:height="0.962cm" svg:x="8.703cm" svg:y="11.496cm">
          <draw:text-box>
            <text:p><text:span text:style-name="T8">s = s + 'ttc'</text:span></text:p>
          </draw:text-box>
        </draw:frame>
        <draw:custom-shape draw:style-name="gr4" draw:text-style-name="P15" xml:id="id91" draw:id="id91" draw:layer="layout" svg:width="2.003cm" svg:height="1.016cm" svg:x="16.731cm" svg:y="12.57cm">
          <text:p text:style-name="P1"><text:span text:style-name="T8">'gaattc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697cm" svg:y1="11.877cm" svg:x2="16.731cm" svg:y2="13.078cm" draw:start-shape="id90" draw:start-glue-point="10" draw:end-shape="id91" draw:end-glue-point="3" svg:d="M14697 11877h1017v1201h1017" svg:viewBox="0 0 2035 1202">
          <text:p/>
        </draw:connector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53" draw:text-style-name="P1" draw:layer="layout" svg:width="26.507cm" svg:height="9.179cm" svg:x="0.5cm" svg:y="4.0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26.736cm" svg:height="13.817cm" svg:x="0.414cm" svg:y="3.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2cm" svg:height="3.226cm" svg:x="0.5cm" svg:y="14.119cm">
          <text:p/>
          <draw:enhanced-geometry svg:viewBox="0 0 21600 21600" draw:type="rectangle" draw:enhanced-path="M 0 0 L 21600 0 21600 21600 0 21600 0 0 Z N"/>
        </draw:custom-shape>
        <draw:frame draw:style-name="gr55" draw:text-style-name="P21" draw:layer="layout" svg:width="26.507cm" svg:height="13.295cm" svg:x="0.5cm" svg:y="4.0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amh1 .... ggatc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g>
          <draw:path draw:style-name="gr56" draw:text-style-name="P1" draw:layer="layout" svg:width="1.907cm" svg:height="2.971cm" svg:x="6.92cm" svg:y="8.145cm" svg:viewBox="0 0 1908 2972" svg:d="M0 2972c2368 0 2043-2972 1579-2972">
            <text:p/>
          </draw:path>
          <draw:frame draw:style-name="gr57" draw:text-style-name="P22" draw:layer="layout" svg:width="3.194cm" svg:height="1.207cm" svg:x="0.635cm" svg:y="6.684cm">
            <draw:text-box>
              <text:p><text:span text:style-name="T14">name='ecor1'</text:span></text:p>
              <text:p><text:span text:style-name="T14">seq='gaattc' </text:span></text:p>
            </draw:text-box>
          </draw:frame>
          <draw:frame draw:style-name="gr58" draw:text-style-name="P22" draw:layer="layout" svg:width="3.546cm" svg:height="1.207cm" svg:x="4.136cm" svg:y="6.286cm">
            <draw:text-box>
              <text:p><text:span text:style-name="T14">name ='bamh1'</text:span></text:p>
              <text:p><text:span text:style-name="T14">seq= 'ggatcc' </text:span></text:p>
            </draw:text-box>
          </draw:frame>
          <draw:frame draw:style-name="gr58" draw:text-style-name="P22" draw:layer="layout" svg:width="3.427cm" svg:height="1.207cm" svg:x="7.737cm" svg:y="6.688cm">
            <draw:text-box>
              <text:p><text:span text:style-name="T14">name = 'hind3'</text:span></text:p>
              <text:p><text:span text:style-name="T14">seq = 'aagctt' </text:span></text:p>
            </draw:text-box>
          </draw:frame>
          <draw:frame draw:style-name="gr59" draw:layer="layout" svg:width="10.027cm" svg:height="0.975cm" svg:x="1.585cm" svg:y="9.141cm">
            <draw:text-box>
              <text:p>print name, ' .... ', seq</text:p>
            </draw:text-box>
          </draw:frame>
          <draw:path draw:style-name="gr60" draw:text-style-name="P1" draw:layer="layout" svg:width="1.47cm" svg:height="2.957cm" svg:x="3.982cm" svg:y="8.145cm" svg:viewBox="0 0 1471 2958" svg:d="M0 2958c2043 14 1532-2958 975-2958">
            <text:p/>
          </draw:path>
          <draw:path draw:style-name="gr61" draw:text-style-name="P1" draw:layer="layout" svg:width="2.37cm" svg:height="2.971cm" svg:x="4.721cm" svg:y="8.145cm" svg:viewBox="0 0 2371 2972" svg:d="M236 0c-558 0-233 2972 2135 2972">
            <text:p/>
          </draw:path>
          <draw:path draw:style-name="gr62" draw:text-style-name="P1" draw:layer="layout" svg:width="3.346cm" svg:height="4.134cm" svg:x="8.358cm" svg:y="8.145cm" svg:viewBox="0 0 3347 4135" svg:d="M141 0c-465 0 186 2900 2461 2943 1021 0 696 1192 696 1192">
            <text:p/>
          </draw:path>
          <draw:path draw:style-name="gr61" draw:text-style-name="P1" draw:layer="layout" svg:width="1.996cm" svg:height="2.957cm" svg:x="1.985cm" svg:y="8.145cm" svg:viewBox="0 0 1997 2958" svg:d="M0 0c0 2139-46 2943 1997 2958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53" draw:text-style-name="P1" draw:layer="layout" svg:width="26.433cm" svg:height="10.41cm" svg:x="0.7cm" svg:y="4.9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26.736cm" svg:height="15.287cm" svg:x="0.514cm" svg:y="4.6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cm" svg:height="3.16cm" svg:x="0.7cm" svg:y="16.118cm">
          <text:p/>
          <draw:enhanced-geometry svg:viewBox="0 0 21600 21600" draw:type="rectangle" draw:enhanced-path="M 0 0 L 21600 0 21600 21600 0 21600 0 0 Z N"/>
        </draw:custom-shape>
        <draw:frame draw:style-name="gr63" draw:text-style-name="P21" draw:layer="layout" svg:width="26.433cm" svg:height="14.354cm" svg:x="0.7cm" svg:y="4.9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2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frame draw:style-name="gr57" draw:text-style-name="P22" draw:layer="layout" svg:width="3.194cm" svg:height="1.207cm" svg:x="0.835cm" svg:y="7.5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8" draw:text-style-name="P22" draw:layer="layout" svg:width="3.546cm" svg:height="1.207cm" svg:x="4.336cm" svg:y="7.186cm">
          <draw:text-box>
            <text:p><text:span text:style-name="T14">name ='bamh1'</text:span></text:p>
            <text:p><text:span text:style-name="T14">seq= 'ggatcc' </text:span></text:p>
          </draw:text-box>
        </draw:frame>
        <draw:frame draw:style-name="gr58" draw:text-style-name="P22" draw:layer="layout" svg:width="3.427cm" svg:height="1.207cm" svg:x="7.937cm" svg:y="7.588cm">
          <draw:text-box>
            <text:p><text:span text:style-name="T14">name = 'hind3'</text:span></text:p>
            <text:p><text:span text:style-name="T14">seq = 'aagctt' </text:span></text:p>
          </draw:text-box>
        </draw:frame>
        <draw:path draw:style-name="gr64" draw:text-style-name="P1" draw:layer="layout" svg:width="1.933cm" svg:height="3.995cm" svg:x="3.35cm" svg:y="8.571cm" svg:viewBox="0 0 1934 3996" svg:d="M0 3996c1026 27 2349-4000 1809-3996">
          <text:p/>
        </draw:path>
        <draw:path draw:style-name="gr64" draw:text-style-name="P1" draw:layer="layout" svg:width="2.097cm" svg:height="1.43cm" svg:x="6.023cm" svg:y="8.949cm" svg:viewBox="0 0 2098 1431" svg:d="M0 1431c657-612 2484-1053 2025-1431">
          <text:p/>
        </draw:path>
        <draw:frame draw:style-name="gr2" draw:layer="layout" svg:width="11.17cm" svg:height="3.858cm" svg:x="0.693cm" svg:y="8.55cm">
          <draw:text-box>
            <text:p text:style-name="P9"/>
            <text:p text:style-name="P9"><text:span text:style-name="T13"><text:s text:c="3"/></text:span><text:span text:style-name="T13">if name == 'bamh1':</text:span></text:p>
            <text:p text:style-name="P9"><text:span text:style-name="T13"><text:s text:c="8"/></text:span><text:span text:style-name="T13">continue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65" draw:text-style-name="P1" draw:layer="layout" svg:width="1.212cm" svg:height="3.771cm" svg:x="2.133cm" svg:y="8.791cm" svg:viewBox="0 0 1213 3772" svg:d="M52 0c-191 2665 135 3745 1161 3772">
          <text:p/>
        </draw:path>
        <draw:path draw:style-name="gr61" draw:text-style-name="P1" draw:layer="layout" svg:width="1.01cm" svg:height="1.808cm" svg:x="5.012cm" svg:y="8.571cm" svg:viewBox="0 0 1011 1809" svg:d="M147 0c-540 4 558 1071 864 1809">
          <text:p/>
        </draw:path>
        <draw:path draw:style-name="gr62" draw:text-style-name="P1" draw:layer="layout" svg:width="1.99cm" svg:height="5.24cm" svg:x="7.605cm" svg:y="8.919cm" svg:viewBox="0 0 1991 5241" svg:d="M443 30c-459-378-945 2943 684 2997 1017-54 855 2214 855 2214">
          <text:p/>
        </draw:path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53" draw:text-style-name="P1" draw:layer="layout" svg:width="26.65cm" svg:height="10.111cm" svg:x="0.6cm" svg:y="5.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27.169cm" svg:height="13.229cm" svg:x="0.367cm" svg:y="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0.448cm" svg:height="1.69cm" svg:x="0.6cm" svg:y="16.095cm">
          <text:p/>
          <draw:enhanced-geometry svg:viewBox="0 0 21600 21600" draw:type="rectangle" draw:enhanced-path="M 0 0 L 21600 0 21600 21600 0 21600 0 0 Z N"/>
        </draw:custom-shape>
        <draw:frame draw:style-name="gr66" draw:text-style-name="P21" draw:layer="layout" svg:width="26.65cm" svg:height="12.56cm" svg:x="0.6cm" svg:y="5.2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3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4"/></text:span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egin of new block of code</text:span></text:p>
          </draw:text-box>
        </draw:frame>
        <draw:frame draw:style-name="gr57" draw:text-style-name="P22" draw:layer="layout" svg:width="3.194cm" svg:height="1.207cm" svg:x="0.735cm" svg:y="7.8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8" draw:text-style-name="P22" draw:layer="layout" svg:width="3.546cm" svg:height="1.207cm" svg:x="4.236cm" svg:y="7.486cm">
          <draw:text-box>
            <text:p><text:span text:style-name="T14">name ='bamh1'</text:span></text:p>
            <text:p><text:span text:style-name="T14">seq= 'ggatcc' </text:span></text:p>
          </draw:text-box>
        </draw:frame>
        <draw:path draw:style-name="gr64" draw:text-style-name="P1" draw:layer="layout" svg:width="1.833cm" svg:height="3.543cm" svg:x="3.454cm" svg:y="8.996cm" svg:viewBox="0 0 1834 3544" svg:d="M0 3544c1026 27 2241-3548 1701-3544">
          <text:p/>
        </draw:path>
        <draw:frame draw:style-name="gr2" draw:layer="layout" svg:width="11.17cm" svg:height="3.147cm" svg:x="1.241cm" svg:y="9.393cm">
          <draw:text-box>
            <text:p text:style-name="P9"><text:span text:style-name="T13">if name == 'bamh1':</text:span></text:p>
            <text:p text:style-name="P9"><text:span text:style-name="T13"><text:s text:c="8"/></text:span><text:span text:style-name="T13">break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62" draw:text-style-name="P1" draw:layer="layout" svg:width="1.949cm" svg:height="4.791cm" svg:x="4.908cm" svg:y="8.996cm" svg:viewBox="0 0 1950 4792" svg:d="M247 0c-540 4-146 1722 712 1967 1451-81 880 2825 880 2825">
          <text:p/>
        </draw:path>
        <draw:path draw:style-name="gr61" draw:text-style-name="P1" draw:layer="layout" svg:width="1.212cm" svg:height="3.319cm" svg:x="2.241cm" svg:y="9.22cm" svg:viewBox="0 0 1213 3320" svg:d="M52 0c-191 2665 135 3293 1161 3320">
          <text:p/>
        </draw:path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67" draw:text-style-name="P1" draw:layer="layout" svg:width="19.878cm" svg:height="15.341cm" svg:x="5.514cm" svg:y="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7.188cm" svg:y="0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4.986cm" svg:y1="1.468cm" svg:x2="17.188cm" svg:y2="1.512cm">
          <text:p/>
        </draw:line>
        <draw:custom-shape draw:style-name="gr69" draw:text-style-name="P1" draw:layer="layout" svg:width="20.878cm" svg:height="16.097cm" svg:x="5.00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6.162cm" svg:height="0.962cm" svg:x="6.17cm" svg:y="5.166cm">
          <draw:text-box>
            <text:p>ascii_copy = ascii[:] </text:p>
          </draw:text-box>
        </draw:frame>
        <draw:frame draw:style-name="gr2" draw:layer="layout" svg:width="3.766cm" svg:height="0.962cm" svg:x="6.17cm" svg:y="8.983cm">
          <draw:text-box>
            <text:p>ascii[2] = 'z'</text:p>
          </draw:text-box>
        </draw:frame>
        <draw:custom-shape draw:style-name="gr3" draw:text-style-name="P15" draw:layer="layout" svg:width="3.224cm" svg:height="1.27cm" svg:x="12.419cm" svg:y="5.091cm">
          <text:p text:style-name="P1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" draw:layer="layout" svg:width="3.8cm" svg:height="1.247cm" svg:x="17.189cm" svg:y="5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189cm" svg:y="5.076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461cm" svg:y="5.077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9.733cm" svg:y="5.077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15.643cm" svg:y1="5.795cm" svg:x2="17.189cm" svg:y2="5.839cm">
          <text:p/>
        </draw:line>
        <draw:line draw:style-name="gr5" draw:text-style-name="P1" draw:layer="layout" svg:x1="17.654cm" svg:y1="5.076cm" svg:x2="17.543cm" svg:y2="3.794cm">
          <text:p/>
        </draw:line>
        <draw:line draw:style-name="gr5" draw:text-style-name="P1" draw:layer="layout" svg:x1="19.255cm" svg:y1="5.076cm" svg:x2="19.299cm" svg:y2="3.913cm">
          <text:p/>
        </draw:line>
        <draw:line draw:style-name="gr5" draw:text-style-name="P1" draw:layer="layout" svg:x1="20.411cm" svg:y1="5.076cm" svg:x2="20.789cm" svg:y2="3.795cm">
          <text:p/>
        </draw:line>
        <draw:frame draw:style-name="gr2" draw:layer="layout" svg:width="6.712cm" svg:height="0.962cm" svg:x="6.17cm" svg:y="13.483cm">
          <draw:text-box>
            <text:p>ascii_copy.append('e')</text:p>
          </draw:text-box>
        </draw:frame>
        <draw:custom-shape draw:style-name="gr3" draw:text-style-name="P15" draw:layer="layout" svg:width="1.468cm" svg:height="1.27cm" svg:x="13.919cm" svg:y="8.896cm">
          <text:p text:style-name="P1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7.365cm" svg:y="10.934cm">
          <text:p text:style-name="P1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7.589cm" svg:y="8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589cm" svg:y="8.881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861cm" svg:y="8.882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0.133cm" svg:y="8.882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9.067cm" svg:y="10.935cm">
          <text:p text:style-name="P1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0.567cm" svg:y="10.935cm">
          <text:p text:style-name="P1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189cm" svg:y1="10.128cm" svg:x2="17.966cm" svg:y2="10.867cm">
          <text:p/>
        </draw:line>
        <draw:line draw:style-name="gr5" draw:text-style-name="P1" draw:layer="layout" svg:x1="19.434cm" svg:y1="10.128cm" svg:x2="19.744cm" svg:y2="10.935cm">
          <text:p/>
        </draw:line>
        <draw:line draw:style-name="gr5" draw:text-style-name="P1" draw:layer="layout" svg:x1="20.745cm" svg:y1="10.128cm" svg:x2="22.457cm" svg:y2="10.936cm">
          <text:p/>
        </draw:line>
        <draw:line draw:style-name="gr5" draw:text-style-name="P1" draw:layer="layout" svg:x1="15.387cm" svg:y1="9.6cm" svg:x2="17.589cm" svg:y2="9.644cm">
          <text:p/>
        </draw:line>
        <draw:custom-shape draw:style-name="gr3" draw:text-style-name="P15" draw:layer="layout" svg:width="3.224cm" svg:height="1.27cm" svg:x="12.82cm" svg:y="13.223cm">
          <text:p text:style-name="P1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" draw:layer="layout" svg:width="5.001cm" svg:height="1.247cm" svg:x="17.59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59cm" svg:y="13.208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862cm" svg:y="13.209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0.134cm" svg:y="13.209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1.335cm" svg:y="13.21cm">
            <text:p text:style-name="P1"><text:span text:style-name="T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16.044cm" svg:y1="13.927cm" svg:x2="17.59cm" svg:y2="13.971cm">
          <text:p/>
        </draw:line>
        <draw:line draw:style-name="gr5" draw:text-style-name="P1" draw:layer="layout" svg:x1="18.055cm" svg:y1="13.208cm" svg:x2="17.944cm" svg:y2="12.126cm">
          <text:p/>
        </draw:line>
        <draw:line draw:style-name="gr5" draw:text-style-name="P1" draw:layer="layout" svg:x1="19.656cm" svg:y1="13.208cm" svg:x2="19.7cm" svg:y2="12.045cm">
          <text:p/>
        </draw:line>
        <draw:line draw:style-name="gr5" draw:text-style-name="P1" draw:layer="layout" svg:x1="20.812cm" svg:y1="13.208cm" svg:x2="21.19cm" svg:y2="12.127cm">
          <text:p/>
        </draw:line>
        <draw:custom-shape draw:style-name="gr4" draw:text-style-name="P15" draw:layer="layout" svg:width="1.257cm" svg:height="1.192cm" svg:x="22.069cm" svg:y="10.936cm">
          <text:p text:style-name="P1"><text:span text:style-name="T8">'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3.571cm" svg:y="10.937cm">
          <text:p text:style-name="P1"><text:span text:style-name="T8">'e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1.99cm" svg:y1="13.208cm" svg:x2="24.235cm" svg:y2="12.129cm">
          <text:p/>
        </draw:lin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67" draw:text-style-name="P1" draw:layer="layout" svg:width="19.878cm" svg:height="15.341cm" svg:x="5.514cm" svg:y="0.356cm">
          <text:p/>
          <draw:enhanced-geometry svg:viewBox="0 0 21600 21600" draw:type="rectangle" draw:enhanced-path="M 0 0 L 21600 0 21600 21600 0 21600 0 0 Z N"/>
        </draw:custom-shape>
        <draw:frame draw:style-name="gr68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 xml:id="id93" draw:id="id93">
          <draw:custom-shape draw:style-name="gr38" draw:text-style-name="P1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134cm" svg:height="1.27cm" svg:x="13.052cm" svg:y="5.166cm">
          <text:p text:style-name="P1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5" draw:id="id95">
          <draw:custom-shape draw:style-name="gr38" draw:text-style-name="P1" draw:layer="layout" svg:width="3.8cm" svg:height="1.247cm" svg:x="17.239cm" svg:y="5.2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239cm" svg:y="5.201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511cm" svg:y="5.202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83cm" svg:y="5.202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6.966cm" svg:y="7.00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7.00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8cm" svg:y="7.005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1.377cm" svg:height="1.27cm" svg:x="13.52cm" svg:y="8.966cm">
          <text:p text:style-name="P1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89cm" svg:y="9.1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92" draw:id="id92" draw:layer="layout" svg:width="1.256cm" svg:height="1.246cm" svg:x="16.89cm" svg:y="9.153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94" draw:id="id94" draw:layer="layout" svg:width="1.256cm" svg:height="1.246cm" svg:x="18.162cm" svg:y="9.15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7.921cm" svg:y1="6.448cm" svg:x2="17.632cm" svg:y2="7.004cm">
          <text:p/>
        </draw:line>
        <draw:line draw:style-name="gr5" draw:text-style-name="P1" draw:layer="layout" svg:x1="18.988cm" svg:y1="6.448cm" svg:x2="19.077cm" svg:y2="7.005cm">
          <text:p/>
        </draw:line>
        <draw:line draw:style-name="gr5" draw:text-style-name="P1" draw:layer="layout" svg:x1="20.389cm" svg:y1="6.448cm" svg:x2="20.811cm" svg:y2="7.005cm">
          <text:p/>
        </draw:line>
        <draw:line draw:style-name="gr5" draw:text-style-name="P1" draw:layer="layout" svg:x1="14.986cm" svg:y1="1.468cm" svg:x2="17.188cm" svg:y2="1.512cm">
          <text:p/>
        </draw:line>
        <draw:line draw:style-name="gr5" draw:text-style-name="P1" draw:layer="layout" svg:x1="15.186cm" svg:y1="5.848cm" svg:x2="17.239cm" svg:y2="5.87cm">
          <text:p/>
        </draw:line>
        <draw:line draw:style-name="gr5" draw:text-style-name="P1" draw:layer="layout" svg:x1="14.897cm" svg:y1="9.716cm" svg:x2="16.89cm" svg:y2="9.739cm">
          <text:p/>
        </draw:line>
        <draw:connector draw:style-name="gr5" draw:text-style-name="P1" draw:layer="layout" draw:line-skew="0.64cm 1.251cm" svg:x1="17.518cm" svg:y1="10.399cm" svg:x2="20.988cm" svg:y2="1.372cm" draw:start-shape="id92" draw:start-glue-point="2" draw:end-shape="id93" draw:end-glue-point="1" svg:d="M17518 10399v1141h5272v-10168h-1802" svg:viewBox="0 0 5273 10169">
          <text:p/>
        </draw:connector>
        <draw:connector draw:style-name="gr5" draw:text-style-name="P1" draw:layer="layout" draw:line-skew="0cm 0.466cm" svg:x1="18.79cm" svg:y1="10.4cm" svg:x2="21.039cm" svg:y2="5.824cm" draw:start-shape="id94" draw:start-glue-point="2" draw:end-shape="id95" draw:end-glue-point="1" svg:d="M18790 10400v501h3266v-5077h-1017" svg:viewBox="0 0 3267 5078">
          <text:p/>
        </draw:connector>
        <draw:custom-shape draw:style-name="gr3" draw:text-style-name="P15" draw:layer="layout" svg:width="1.377cm" svg:height="1.27cm" svg:x="13.547cm" svg:y="12.392cm">
          <text:p text:style-name="P1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917cm" svg:y="12.5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96" draw:id="id96" draw:layer="layout" svg:width="1.256cm" svg:height="1.246cm" svg:x="16.917cm" svg:y="12.57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97" draw:id="id97" draw:layer="layout" svg:width="1.256cm" svg:height="1.246cm" svg:x="18.189cm" svg:y="12.5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24cm" svg:y1="13.142cm" svg:x2="16.917cm" svg:y2="13.165cm">
          <text:p/>
        </draw:line>
        <draw:connector draw:style-name="gr5" draw:text-style-name="P1" draw:layer="layout" draw:line-skew="0.46cm 2.607cm" svg:x1="17.545cm" svg:y1="13.825cm" svg:x2="20.988cm" svg:y2="1.372cm" draw:start-shape="id96" draw:start-glue-point="2" draw:end-shape="id93" draw:end-glue-point="1" svg:d="M17545 13825v961h6601v-13414h-3158" svg:viewBox="0 0 6602 13415">
          <text:p/>
        </draw:connector>
        <draw:connector draw:style-name="gr5" draw:text-style-name="P1" draw:layer="layout" draw:line-skew="0cm 1.645cm" svg:x1="18.817cm" svg:y1="13.826cm" svg:x2="21.039cm" svg:y2="5.824cm" draw:start-shape="id97" draw:start-glue-point="2" draw:end-shape="id95" draw:end-glue-point="1" svg:d="M18817 13826v501h4418v-8503h-2196" svg:viewBox="0 0 4419 8504">
          <text:p/>
        </draw:connector>
        <draw:frame draw:style-name="gr2" draw:layer="layout" svg:width="5.108cm" svg:height="0.962cm" svg:x="6.17cm" svg:y="5.248cm">
          <draw:text-box>
            <text:p><text:s/>integer = [1,2,3]</text:p>
          </draw:text-box>
        </draw:frame>
        <draw:frame draw:style-name="gr2" draw:layer="layout" svg:width="5.989cm" svg:height="0.962cm" svg:x="6.17cm" svg:y="9.272cm">
          <draw:text-box>
            <text:p><text:s/>tpl = [ascii, integer]</text:p>
          </draw:text-box>
        </draw:frame>
        <draw:frame draw:style-name="gr2" draw:layer="layout" svg:width="6.903cm" svg:height="0.962cm" svg:x="6.17cm" svg:y="12.617cm">
          <draw:text-box>
            <text:p><text:s/>l2 = l[:] <text:span text:style-name="T15"># shallow copy</text:span></text:p>
          </draw:text-box>
        </draw:frame>
        <draw:custom-shape draw:style-name="gr69" draw:text-style-name="P1" draw:layer="layout" svg:width="20.878cm" svg:height="16.097cm" svg:x="5.003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custom-shape draw:style-name="gr67" draw:text-style-name="P1" draw:layer="layout" svg:width="19.878cm" svg:height="17.155cm" svg:x="5.514cm" svg:y="0.356cm">
          <text:p/>
          <draw:enhanced-geometry svg:viewBox="0 0 21600 21600" draw:type="rectangle" draw:enhanced-path="M 0 0 L 21600 0 21600 21600 0 21600 0 0 Z N"/>
        </draw:custom-shape>
        <draw:frame draw:style-name="gr68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 xml:id="id99" draw:id="id99">
          <draw:custom-shape draw:style-name="gr38" draw:text-style-name="P1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134cm" svg:height="1.27cm" svg:x="13.052cm" svg:y="4.366cm">
          <text:p text:style-name="P1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1" draw:id="id101">
          <draw:custom-shape draw:style-name="gr38" draw:text-style-name="P1" draw:layer="layout" svg:width="3.8cm" svg:height="1.247cm" svg:x="17.239cm" svg:y="4.4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239cm" svg:y="4.401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511cm" svg:y="4.402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83cm" svg:y="4.402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6.966cm" svg:y="6.20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6.20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8cm" svg:y="6.205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1.377cm" svg:height="1.27cm" svg:x="13.52cm" svg:y="7.766cm">
          <text:p text:style-name="P1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89cm" svg:y="7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98" draw:id="id98" draw:layer="layout" svg:width="1.256cm" svg:height="1.246cm" svg:x="16.89cm" svg:y="7.953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100" draw:id="id100" draw:layer="layout" svg:width="1.256cm" svg:height="1.246cm" svg:x="18.162cm" svg:y="7.95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7.921cm" svg:y1="5.648cm" svg:x2="17.632cm" svg:y2="6.204cm">
          <text:p/>
        </draw:line>
        <draw:line draw:style-name="gr5" draw:text-style-name="P1" draw:layer="layout" svg:x1="18.988cm" svg:y1="5.648cm" svg:x2="19.077cm" svg:y2="6.205cm">
          <text:p/>
        </draw:line>
        <draw:line draw:style-name="gr5" draw:text-style-name="P1" draw:layer="layout" svg:x1="20.389cm" svg:y1="5.648cm" svg:x2="20.811cm" svg:y2="6.205cm">
          <text:p/>
        </draw:line>
        <draw:line draw:style-name="gr5" draw:text-style-name="P1" draw:layer="layout" svg:x1="14.986cm" svg:y1="1.468cm" svg:x2="17.188cm" svg:y2="1.512cm">
          <text:p/>
        </draw:line>
        <draw:line draw:style-name="gr5" draw:text-style-name="P1" draw:layer="layout" svg:x1="15.186cm" svg:y1="5.048cm" svg:x2="17.239cm" svg:y2="5.07cm">
          <text:p/>
        </draw:line>
        <draw:line draw:style-name="gr5" draw:text-style-name="P1" draw:layer="layout" svg:x1="14.897cm" svg:y1="8.516cm" svg:x2="16.89cm" svg:y2="8.539cm">
          <text:p/>
        </draw:line>
        <draw:connector draw:style-name="gr5" draw:text-style-name="P1" draw:layer="layout" draw:line-skew="0.64cm 1.251cm" svg:x1="17.518cm" svg:y1="9.199cm" svg:x2="20.988cm" svg:y2="1.372cm" draw:start-shape="id98" draw:start-glue-point="2" draw:end-shape="id99" draw:end-glue-point="1" svg:d="M17518 9199v1141h5272v-8968h-1802" svg:viewBox="0 0 5273 8969">
          <text:p/>
        </draw:connector>
        <draw:connector draw:style-name="gr5" draw:text-style-name="P1" draw:layer="layout" draw:line-skew="0cm 0.466cm" svg:x1="18.79cm" svg:y1="9.2cm" svg:x2="21.039cm" svg:y2="5.024cm" draw:start-shape="id100" draw:start-glue-point="2" draw:end-shape="id101" draw:end-glue-point="1" svg:d="M18790 9200v501h3266v-4677h-1017" svg:viewBox="0 0 3267 4678">
          <text:p/>
        </draw:connector>
        <draw:custom-shape draw:style-name="gr3" draw:text-style-name="P15" draw:layer="layout" svg:width="1.377cm" svg:height="1.27cm" svg:x="13.547cm" svg:y="11.792cm">
          <text:p text:style-name="P1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917cm" svg:y="11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6cm" svg:height="1.246cm" svg:x="16.917cm" svg:y="11.77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6cm" svg:height="1.246cm" svg:x="18.189cm" svg:y="11.7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24cm" svg:y1="12.542cm" svg:x2="16.917cm" svg:y2="12.565cm">
          <text:p/>
        </draw:line>
        <draw:frame draw:style-name="gr2" draw:layer="layout" svg:width="5.108cm" svg:height="0.962cm" svg:x="6.17cm" svg:y="4.448cm">
          <draw:text-box>
            <text:p><text:s/>integer = [1,2,3]</text:p>
          </draw:text-box>
        </draw:frame>
        <draw:frame draw:style-name="gr2" draw:layer="layout" svg:width="5.989cm" svg:height="0.962cm" svg:x="6.17cm" svg:y="8.072cm">
          <draw:text-box>
            <text:p><text:s/>tpl = [ascii, integer]</text:p>
          </draw:text-box>
        </draw:frame>
        <draw:frame draw:style-name="gr2" draw:layer="layout" svg:width="6.67cm" svg:height="0.962cm" svg:x="6.17cm" svg:y="12.017cm">
          <draw:text-box>
            <text:p><text:s/>l2 = copy.deepcopy(l)</text:p>
          </draw:text-box>
        </draw:frame>
        <draw:custom-shape draw:style-name="gr69" draw:text-style-name="P1" draw:layer="layout" svg:width="20.878cm" svg:height="17.935cm" svg:x="5.003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20.441cm" svg:y="14.2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0.441cm" svg:y="14.228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1.713cm" svg:y="14.229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2.985cm" svg:y="14.229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20.168cm" svg:y="16.031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1.87cm" svg:y="16.03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3.37cm" svg:y="16.03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1.123cm" svg:y1="15.475cm" svg:x2="20.834cm" svg:y2="16.031cm">
          <text:p/>
        </draw:line>
        <draw:line draw:style-name="gr5" draw:text-style-name="P1" draw:layer="layout" svg:x1="22.19cm" svg:y1="15.475cm" svg:x2="22.279cm" svg:y2="16.032cm">
          <text:p/>
        </draw:line>
        <draw:line draw:style-name="gr5" draw:text-style-name="P1" draw:layer="layout" svg:x1="23.591cm" svg:y1="15.475cm" svg:x2="24.013cm" svg:y2="16.032cm">
          <text:p/>
        </draw:line>
        <draw:custom-shape draw:style-name="gr4" draw:text-style-name="P15" draw:layer="layout" svg:width="1.257cm" svg:height="1.192cm" svg:x="15.466cm" svg:y="16.029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5.69cm" svg:y="14.17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5.69cm" svg:y="14.176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6.962cm" svg:y="14.177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234cm" svg:y="14.177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7.168cm" svg:y="16.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16.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29cm" svg:y1="15.423cm" svg:x2="16.067cm" svg:y2="16.162cm">
          <text:p/>
        </draw:line>
        <draw:line draw:style-name="gr5" draw:text-style-name="P1" draw:layer="layout" svg:x1="17.535cm" svg:y1="15.423cm" svg:x2="17.779cm" svg:y2="16.03cm">
          <text:p/>
        </draw:line>
        <draw:line draw:style-name="gr5" draw:text-style-name="P1" draw:layer="layout" svg:x1="18.846cm" svg:y1="15.423cm" svg:x2="19.269cm" svg:y2="16.03cm">
          <text:p/>
        </draw:line>
        <draw:line draw:style-name="gr5" draw:text-style-name="P1" draw:layer="layout" svg:x1="17.551cm" svg:y1="13.026cm" svg:x2="17.248cm" svg:y2="14.177cm">
          <text:p/>
        </draw:line>
        <draw:line draw:style-name="gr5" draw:text-style-name="P1" draw:layer="layout" svg:x1="19.026cm" svg:y1="13.026cm" svg:x2="21.934cm" svg:y2="14.228cm">
          <text:p/>
        </draw:lin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custom-shape draw:style-name="gr54" draw:text-style-name="P1" draw:layer="layout" svg:width="21.829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70" draw:text-style-name="P21" draw:layer="layout" svg:width="21.248cm" svg:height="13.994cm" svg:x="1.056cm" svg:y="3.865cm">
          <draw:text-box>
            <text:p/>
          </draw:text-box>
        </draw:frame>
        <draw:custom-shape draw:style-name="gr71" draw:text-style-name="P23" xml:id="id102" draw:id="id102" draw:layer="layout" svg:width="20.904cm" svg:height="11.215cm" svg:x="1.056cm" svg:y="3.851cm">
          <text:p text:style-name="P9"><text:span text:style-name="T13"/></text:p>
          <text:p text:style-name="P9"><text:span text:style-name="T13">def my_div(a, b):</text:span></text:p>
          <text:p text:style-name="P9"><text:span text:style-name="T13"><text:s text:c="4"/></text:span><text:span text:style-name="T13">msg = "something unexpected happened"</text:span></text:p>
          <text:p text:style-name="P9"><text:span text:style-name="T13"><text:s text:c="4"/></text:span><text:span text:style-name="T13">try:</text:span></text:p>
          <text:p text:style-name="P9"><text:span text:style-name="T13"><text:s text:c="8"/></text:span><text:span text:style-name="T13">a = int(a)</text:span></text:p>
          <text:p text:style-name="P9"><text:span text:style-name="T13"><text:s text:c="8"/></text:span><text:span text:style-name="T13">b = int(b)</text:span></text:p>
          <text:p text:style-name="P9"><text:span text:style-name="T13"><text:s text:c="8"/></text:span><text:span text:style-name="T13">res = a / b</text:span></text:p>
          <text:p text:style-name="P9"><text:span text:style-name="T13"><text:s text:c="8"/></text:span><text:span text:style-name="T13">msg = "{0} / {1}: {2}".format(a, b, res)</text:span></text:p>
          <text:p text:style-name="P9"><text:span text:style-name="T13"><text:s text:c="4"/></text:span><text:span text:style-name="T13">except TypeError:</text:span></text:p>
          <text:p text:style-name="P9"><text:span text:style-name="T13"><text:s text:c="8"/></text:span><text:span text:style-name="T13">msg = <text:s/>"one argument is missing"</text:span></text:p>
          <text:p text:style-name="P9"><text:span text:style-name="T13"><text:s text:c="4"/></text:span><text:span text:style-name="T13">except ValueError:</text:span></text:p>
          <text:p text:style-name="P9"><text:span text:style-name="T13"><text:s text:c="8"/></text:span><text:span text:style-name="T13">msg = """one of the args ({0} or {1} )</text:span></text:p>
          <text:p text:style-name="P9"><text:span text:style-name="T13"><text:s text:c="5"/></text:span><text:span text:style-name="T13">cannot be converted in int""".format(a, b)</text:span></text:p>
          <text:p text:style-name="P9"><text:span text:style-name="T13"><text:s text:c="4"/></text:span><text:span text:style-name="T13">finally:</text:span></text:p>
          <text:p text:style-name="P9"><text:span text:style-name="T13"><text:s text:c="8"/></text:span><text:span text:style-name="T13">print msg</text:span></text:p>
          <text:p text:style-name="P9"><text:span text:style-name="T13"/></text:p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72" draw:text-style-name="P23" draw:layer="layout" svg:width="20.984cm" svg:height="1.7cm" svg:x="1.056cm" svg:y="15.898cm">
          <draw:text-box>
            <text:p text:style-name="P9"><text:span text:style-name="T13">my_div("3", "2")</text:span></text:p>
            <text:p text:style-name="P9"><text:span text:style-name="T13">3 / 2: 1</text:span></text:p>
          </draw:text-box>
        </draw:frame>
        <draw:custom-shape draw:style-name="gr54" draw:text-style-name="P1" draw:layer="layout" svg:width="21.546cm" svg:height="11.149cm" svg:x="0.414cm" svg:y="3.72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xml:id="id104" draw:id="id104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4.278cm" svg:height="0.762cm" svg:x="4.109cm" svg:y="6.51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1.96cm" svg:y1="9.458cm" svg:x2="21.96cm" svg:y2="9.458cm" draw:start-shape="id102" draw:end-shape="id102" svg:d="M21960 9458z" svg:viewBox="0 0 1 1">
          <text:p/>
        </draw:connector>
        <draw:custom-shape draw:style-name="gr69" draw:text-style-name="P1" xml:id="id105" draw:id="id105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73" draw:text-style-name="P1" draw:layer="layout" draw:type="curve" draw:line-skew="-0.337cm" svg:x1="4.11cm" svg:y1="8.996cm" svg:x2="2.709cm" svg:y2="13.324cm" draw:start-shape="id103" draw:start-glue-point="3" draw:end-shape="id104" draw:end-glue-point="3" svg:d="M4110 8996c-3357 0-2656 4328-1401 4328" svg:viewBox="0 0 2441 4329">
          <text:p/>
        </draw:connector>
        <draw:custom-shape draw:style-name="gr69" draw:text-style-name="P1" xml:id="id103" draw:id="id103" draw:layer="layout" svg:width="15.495cm" svg:height="0.762cm" svg:x="4.11cm" svg:y="8.615cm">
          <text:p/>
          <draw:enhanced-geometry svg:viewBox="0 0 21600 21600" draw:type="rectangle" draw:enhanced-path="M 0 0 L 21600 0 21600 21600 0 21600 0 0 Z N"/>
        </draw:custom-shape>
        <draw:connector draw:style-name="gr73" draw:text-style-name="P1" draw:layer="layout" draw:type="curve" svg:x1="2.81cm" svg:y1="5.481cm" svg:x2="4.11cm" svg:y2="6.896cm" draw:start-shape="id105" draw:start-glue-point="3" svg:d="M2810 5481c-750 0-1400 1415 1300 1415" svg:viewBox="0 0 1957 1416">
          <text:p/>
        </draw:connector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custom-shape draw:style-name="gr54" draw:text-style-name="P1" draw:layer="layout" svg:width="21.617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70" draw:text-style-name="P21" draw:layer="layout" svg:width="20.904cm" svg:height="13.994cm" svg:x="1.056cm" svg:y="3.865cm">
          <draw:text-box>
            <text:p/>
          </draw:text-box>
        </draw:frame>
        <draw:custom-shape draw:style-name="gr71" draw:text-style-name="P1" xml:id="id106" draw:id="id106" draw:layer="layout" svg:width="20.904cm" svg:height="11.215cm" svg:x="1.056cm" svg:y="3.851cm">
          <text:p text:style-name="P9"><text:span text:style-name="T13"/></text:p>
          <text:p text:style-name="P9"><text:span text:style-name="T13">def my_div(a, b):</text:span></text:p>
          <text:p text:style-name="P9"><text:span text:style-name="T13"><text:s text:c="4"/></text:span><text:span text:style-name="T13">msg = "something unexpected happened"</text:span></text:p>
          <text:p text:style-name="P9"><text:span text:style-name="T13"><text:s text:c="4"/></text:span><text:span text:style-name="T13">try:</text:span></text:p>
          <text:p text:style-name="P9"><text:span text:style-name="T13"><text:s text:c="8"/></text:span><text:span text:style-name="T13">a = int(a)</text:span></text:p>
          <text:p text:style-name="P9"><text:span text:style-name="T13"><text:s text:c="8"/></text:span><text:span text:style-name="T13">b = int(b)</text:span></text:p>
          <text:p text:style-name="P9"><text:span text:style-name="T13"><text:s text:c="8"/></text:span><text:span text:style-name="T13">res = a / b</text:span></text:p>
          <text:p text:style-name="P9"><text:span text:style-name="T13"><text:s text:c="8"/></text:span><text:span text:style-name="T13">msg = "{0} / {1}: {2}".format(a, b, res)</text:span></text:p>
          <text:p text:style-name="P9"><text:span text:style-name="T13"><text:s text:c="4"/></text:span><text:span text:style-name="T13">except TypeError:</text:span></text:p>
          <text:p text:style-name="P9"><text:span text:style-name="T13"><text:s text:c="8"/></text:span><text:span text:style-name="T13">msg = <text:s/>"one argument is missing"</text:span></text:p>
          <text:p text:style-name="P9"><text:span text:style-name="T13"><text:s text:c="4"/></text:span><text:span text:style-name="T13">except ValueError:</text:span></text:p>
          <text:p text:style-name="P9"><text:span text:style-name="T13"><text:s text:c="8"/></text:span><text:span text:style-name="T13">msg = """one of the args ({0} or {1} )</text:span></text:p>
          <text:p text:style-name="P9"><text:span text:style-name="T13"><text:s text:c="5"/></text:span><text:span text:style-name="T13">cannot be converted in int""".format(a, b)</text:span></text:p>
          <text:p text:style-name="P9"><text:span text:style-name="T13"><text:s text:c="4"/></text:span><text:span text:style-name="T13">finally:</text:span></text:p>
          <text:p text:style-name="P9"><text:span text:style-name="T13"><text:s text:c="8"/></text:span><text:span text:style-name="T13">print msg</text:span></text:p>
          <text:p text:style-name="P9"><text:span text:style-name="T13"/></text:p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72" draw:text-style-name="P23" draw:layer="layout" svg:width="20.904cm" svg:height="1.7cm" svg:x="1.056cm" svg:y="15.898cm">
          <draw:text-box>
            <text:p text:style-name="P9"><text:span text:style-name="T13">my_div("3", "2,3")</text:span></text:p>
            <text:p text:style-name="P9"><text:span text:style-name="T13">one argument is missing</text:span></text:p>
          </draw:text-box>
        </draw:frame>
        <draw:custom-shape draw:style-name="gr69" draw:text-style-name="P1" xml:id="id107" draw:id="id107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xml:id="id109" draw:id="id109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1.96cm" svg:y1="9.458cm" svg:x2="21.96cm" svg:y2="9.458cm" draw:start-shape="id106" draw:end-shape="id106" svg:d="M21960 9458z" svg:viewBox="0 0 1 1">
          <text:p/>
        </draw:connector>
        <draw:custom-shape draw:style-name="gr69" draw:text-style-name="P1" xml:id="id108" draw:id="id108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73" draw:text-style-name="P1" draw:layer="layout" draw:type="curve" svg:x1="4.054cm" svg:y1="7.7cm" svg:x2="2.707cm" svg:y2="9.723cm" draw:end-shape="id107" draw:end-glue-point="3" svg:d="M4054 7700c-2772 0-2098 2023-1347 2023" svg:viewBox="0 0 2008 2024">
          <text:p/>
        </draw:connector>
        <draw:custom-shape draw:style-name="gr69" draw:text-style-name="P1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onnector draw:style-name="gr73" draw:text-style-name="P1" draw:layer="layout" draw:type="curve" svg:x1="2.81cm" svg:y1="5.481cm" svg:x2="4.11cm" svg:y2="6.896cm" draw:start-shape="id108" draw:start-glue-point="3" svg:d="M2810 5481c-750 0-1400 1415 1300 1415" svg:viewBox="0 0 1957 1416">
          <text:p/>
        </draw:connector>
        <draw:connector draw:style-name="gr73" draw:text-style-name="P1" draw:layer="layout" draw:type="curve" svg:x1="4.188cm" svg:y1="10.526cm" svg:x2="2.709cm" svg:y2="13.324cm" draw:end-shape="id109" draw:end-glue-point="3" svg:d="M4188 10526c-2968 0-2229 2798-1479 2798" svg:viewBox="0 0 2149 2799">
          <text:p/>
        </draw:connector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custom-shape draw:style-name="gr54" draw:text-style-name="P1" draw:layer="layout" svg:width="21.696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70" draw:text-style-name="P21" draw:layer="layout" svg:width="21.089cm" svg:height="13.994cm" svg:x="1.056cm" svg:y="3.865cm">
          <draw:text-box>
            <text:p/>
          </draw:text-box>
        </draw:frame>
        <draw:custom-shape draw:style-name="gr71" draw:text-style-name="P1" xml:id="id110" draw:id="id110" draw:layer="layout" svg:width="21.089cm" svg:height="11.215cm" svg:x="1.056cm" svg:y="3.851cm">
          <text:p text:style-name="P9"><text:span text:style-name="T13"/></text:p>
          <text:p text:style-name="P9"><text:span text:style-name="T13">def my_div(a, b):</text:span></text:p>
          <text:p text:style-name="P9"><text:span text:style-name="T13"><text:s text:c="4"/></text:span><text:span text:style-name="T13">msg = "something unexpected happened"</text:span></text:p>
          <text:p text:style-name="P9"><text:span text:style-name="T13"><text:s text:c="4"/></text:span><text:span text:style-name="T13">try:</text:span></text:p>
          <text:p text:style-name="P9"><text:span text:style-name="T13"><text:s text:c="8"/></text:span><text:span text:style-name="T13">a = int(a)</text:span></text:p>
          <text:p text:style-name="P9"><text:span text:style-name="T13"><text:s text:c="8"/></text:span><text:span text:style-name="T13">b = int(b)</text:span></text:p>
          <text:p text:style-name="P9"><text:span text:style-name="T13"><text:s text:c="8"/></text:span><text:span text:style-name="T13">res = a / b</text:span></text:p>
          <text:p text:style-name="P9"><text:span text:style-name="T13"><text:s text:c="8"/></text:span><text:span text:style-name="T13">msg = "{0} / {1}: {2}".format(a, b, res)</text:span></text:p>
          <text:p text:style-name="P9"><text:span text:style-name="T13"><text:s text:c="4"/></text:span><text:span text:style-name="T13">except TypeError as err:</text:span></text:p>
          <text:p text:style-name="P9"><text:span text:style-name="T13"><text:s text:c="8"/></text:span><text:span text:style-name="T13">msg = <text:s/>"one argument is missing"</text:span></text:p>
          <text:p text:style-name="P9"><text:span text:style-name="T13"><text:s text:c="4"/></text:span><text:span text:style-name="T13">except ValueError as err:</text:span></text:p>
          <text:p text:style-name="P9"><text:span text:style-name="T13"><text:s text:c="8"/></text:span><text:span text:style-name="T13">msg = """one of the args ({0} or {1} )</text:span></text:p>
          <text:p text:style-name="P9"><text:span text:style-name="T13"><text:s text:c="5"/></text:span><text:span text:style-name="T13">cannot be converted in int""".format(a, b)</text:span></text:p>
          <text:p text:style-name="P9"><text:span text:style-name="T13"><text:s text:c="4"/></text:span><text:span text:style-name="T13">finally:</text:span></text:p>
          <text:p text:style-name="P9"><text:span text:style-name="T13"><text:s text:c="8"/></text:span><text:span text:style-name="T13">print msg</text:span></text:p>
          <text:p text:style-name="P9"><text:span text:style-name="T13"/></text:p>
          <draw:enhanced-geometry svg:viewBox="0 0 21600 21600" draw:type="rectangle" draw:enhanced-path="M 0 0 L 21600 0 21600 21600 0 21600 0 0 Z N"/>
        </draw:custom-shape>
        <draw:custom-shape draw:style-name="gr69" draw:text-style-name="P1" xml:id="id111" draw:id="id111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72" draw:text-style-name="P23" draw:layer="layout" svg:width="20.984cm" svg:height="1.7cm" svg:x="1.056cm" svg:y="15.898cm">
          <draw:text-box>
            <text:p text:style-name="P9"><text:span text:style-name="T13">my_div("3", "2,3")</text:span></text:p>
            <text:p text:style-name="P9"><text:span text:style-name="T13">one of the args (3 or 2,3 )cannot be converted in int</text:span></text:p>
          </draw:text-box>
        </draw:frame>
        <draw:custom-shape draw:style-name="gr69" draw:text-style-name="P1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xml:id="id114" draw:id="id114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2.145cm" svg:y1="9.458cm" svg:x2="22.145cm" svg:y2="9.458cm" draw:start-shape="id110" draw:end-shape="id110" svg:d="M22145 9458z" svg:viewBox="0 0 1 1">
          <text:p/>
        </draw:connector>
        <draw:custom-shape draw:style-name="gr69" draw:text-style-name="P1" xml:id="id112" draw:id="id112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73" draw:text-style-name="P1" draw:layer="layout" draw:type="curve" svg:x1="4.054cm" svg:y1="7.7cm" svg:x2="2.709cm" svg:y2="11.223cm" draw:end-shape="id111" draw:end-glue-point="3" svg:d="M4054 7700c-2769 0-2096 3523-1345 3523" svg:viewBox="0 0 2006 3524">
          <text:p/>
        </draw:connector>
        <draw:custom-shape draw:style-name="gr69" draw:text-style-name="P1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onnector draw:style-name="gr73" draw:text-style-name="P1" draw:layer="layout" draw:type="curve" svg:x1="2.81cm" svg:y1="5.481cm" svg:x2="4.11cm" svg:y2="6.896cm" draw:start-shape="id112" draw:start-glue-point="3" svg:d="M2810 5481c-750 0-1400 1415 1300 1415" svg:viewBox="0 0 1957 1416">
          <text:p/>
        </draw:connector>
        <draw:connector draw:style-name="gr73" draw:text-style-name="P1" draw:layer="layout" draw:type="curve" svg:x1="4.154cm" svg:y1="12.272cm" svg:x2="2.709cm" svg:y2="13.324cm" draw:start-shape="id113" draw:start-glue-point="3" draw:end-shape="id114" draw:end-glue-point="3" svg:d="M4154 12272c-2917 0-2195 1052-1445 1052" svg:viewBox="0 0 2112 1053">
          <text:p/>
        </draw:connector>
        <draw:custom-shape draw:style-name="gr69" draw:text-style-name="P1" xml:id="id113" draw:id="id113" draw:layer="layout" svg:width="15.16cm" svg:height="1.278cm" svg:x="4.154cm" svg:y="11.6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custom-shape draw:style-name="gr54" draw:text-style-name="P1" draw:layer="layout" svg:width="21.67cm" svg:height="17.277cm" svg:x="0.793cm" svg:y="3.572cm">
          <text:p/>
          <draw:enhanced-geometry svg:viewBox="0 0 21600 21600" draw:type="rectangle" draw:enhanced-path="M 0 0 L 21600 0 21600 21600 0 21600 0 0 Z N"/>
        </draw:custom-shape>
        <draw:frame draw:style-name="gr74" draw:text-style-name="P21" draw:layer="layout" svg:width="21.089cm" svg:height="16.799cm" svg:x="1.056cm" svg:y="3.865cm">
          <draw:text-box>
            <text:p/>
          </draw:text-box>
        </draw:frame>
        <draw:custom-shape draw:style-name="gr71" draw:text-style-name="P1" xml:id="id115" draw:id="id115" draw:layer="layout" svg:width="21.089cm" svg:height="11.215cm" svg:x="1.056cm" svg:y="3.851cm">
          <text:p text:style-name="P9"><text:span text:style-name="T13"/></text:p>
          <text:p text:style-name="P9"><text:span text:style-name="T13">def my_div(a, b):</text:span></text:p>
          <text:p text:style-name="P9"><text:span text:style-name="T13"><text:s text:c="4"/></text:span><text:span text:style-name="T13">msg = "something unexpected happened"</text:span></text:p>
          <text:p text:style-name="P9"><text:span text:style-name="T13"><text:s text:c="4"/></text:span><text:span text:style-name="T13">try:</text:span></text:p>
          <text:p text:style-name="P9"><text:span text:style-name="T13"><text:s text:c="8"/></text:span><text:span text:style-name="T13">a = int(a)</text:span></text:p>
          <text:p text:style-name="P9"><text:span text:style-name="T13"><text:s text:c="8"/></text:span><text:span text:style-name="T13">b = int(b)</text:span></text:p>
          <text:p text:style-name="P9"><text:span text:style-name="T13"><text:s text:c="8"/></text:span><text:span text:style-name="T13">res = a / b</text:span></text:p>
          <text:p text:style-name="P9"><text:span text:style-name="T13"><text:s text:c="8"/></text:span><text:span text:style-name="T13">msg = "{0} / {1}: {2}".format(a, b, res)</text:span></text:p>
          <text:p text:style-name="P9"><text:span text:style-name="T13"><text:s text:c="4"/></text:span><text:span text:style-name="T13">except TypeError as err:</text:span></text:p>
          <text:p text:style-name="P9"><text:span text:style-name="T13"><text:s text:c="8"/></text:span><text:span text:style-name="T13">msg = <text:s/>"one argument is missing"</text:span></text:p>
          <text:p text:style-name="P9"><text:span text:style-name="T13"><text:s text:c="4"/></text:span><text:span text:style-name="T13">except ValueError as err:</text:span></text:p>
          <text:p text:style-name="P9"><text:span text:style-name="T13"><text:s text:c="8"/></text:span><text:span text:style-name="T13">msg = """one of the args ({0} or {1} )</text:span></text:p>
          <text:p text:style-name="P9"><text:span text:style-name="T13"><text:s text:c="5"/></text:span><text:span text:style-name="T13">cannot be converted in int""".format(a, b)</text:span></text:p>
          <text:p text:style-name="P9"><text:span text:style-name="T13"><text:s text:c="4"/></text:span><text:span text:style-name="T13">finally:</text:span></text:p>
          <text:p text:style-name="P9"><text:span text:style-name="T13"><text:s text:c="8"/></text:span><text:span text:style-name="T13">print msg</text:span></text:p>
          <text:p text:style-name="P9"><text:span text:style-name="T13"/></text:p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72" draw:text-style-name="P23" draw:layer="layout" svg:width="20.984cm" svg:height="5.319cm" svg:x="1.056cm" svg:y="15.298cm">
          <draw:text-box>
            <text:p text:style-name="P9"><text:span text:style-name="T13">my_div("3", 0)</text:span></text:p>
            <text:p text:style-name="P9"><text:span text:style-name="T13">something unexpected happened</text:span></text:p>
            <text:p text:style-name="P9"><text:span text:style-name="T13">Traceback (most recent call last):</text:span></text:p>
            <text:p text:style-name="P9"><text:span text:style-name="T13"><text:s text:c="2"/></text:span><text:span text:style-name="T13">File "&lt;stdin&gt;", line 1, in &lt;module&gt;</text:span></text:p>
            <text:p text:style-name="P9"><text:span text:style-name="T13"><text:s text:c="2"/></text:span><text:span text:style-name="T13">File "div.py", line 8, in my_div</text:span></text:p>
            <text:p text:style-name="P9"><text:span text:style-name="T13"><text:s text:c="4"/></text:span><text:span text:style-name="T13">res = a / b</text:span></text:p>
            <text:p text:style-name="P9"><text:span text:style-name="T13">ZeroDivisionError: integer division or modulo by zero</text:span></text:p>
          </draw:text-box>
        </draw:frame>
        <draw:custom-shape draw:style-name="gr54" draw:text-style-name="P1" draw:layer="layout" svg:width="21.546cm" svg:height="11.149cm" svg:x="0.414cm" svg:y="3.72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xml:id="id116" draw:id="id116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4.278cm" svg:height="0.762cm" svg:x="4.109cm" svg:y="6.51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2.145cm" svg:y1="9.458cm" svg:x2="22.145cm" svg:y2="9.458cm" draw:start-shape="id115" draw:end-shape="id115" svg:d="M22145 9458z" svg:viewBox="0 0 1 1">
          <text:p/>
        </draw:connector>
        <draw:custom-shape draw:style-name="gr69" draw:text-style-name="P1" xml:id="id117" draw:id="id117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73" draw:text-style-name="P1" draw:layer="layout" draw:type="curve" svg:x1="4.054cm" svg:y1="7.7cm" svg:x2="2.709cm" svg:y2="13.324cm" draw:end-shape="id116" draw:end-glue-point="3" svg:d="M4054 7700c-2767 0-2095 5624-1345 5624" svg:viewBox="0 0 2005 5625">
          <text:p/>
        </draw:connector>
        <draw:custom-shape draw:style-name="gr69" draw:text-style-name="P1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xml:id="id118" draw:id="id118" draw:layer="layout" svg:width="4.278cm" svg:height="0.762cm" svg:x="4.11cm" svg:y="6.515cm">
          <text:p/>
          <draw:enhanced-geometry svg:viewBox="0 0 21600 21600" draw:type="rectangle" draw:enhanced-path="M 0 0 L 21600 0 21600 21600 0 21600 0 0 Z N"/>
        </draw:custom-shape>
        <draw:connector draw:style-name="gr73" draw:text-style-name="P1" draw:layer="layout" draw:type="curve" svg:x1="2.81cm" svg:y1="5.481cm" svg:x2="4.11cm" svg:y2="6.896cm" draw:start-shape="id117" draw:start-glue-point="3" draw:end-shape="id118" draw:end-glue-point="3" svg:d="M2810 5481c-750 0-1400 1415 1300 1415" svg:viewBox="0 0 1957 1416">
          <text:p/>
        </draw:connector>
        <draw:custom-shape draw:style-name="gr69" draw:text-style-name="P1" draw:layer="layout" svg:width="15.16cm" svg:height="1.278cm" svg:x="4.154cm" svg:y="11.6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custom-shape draw:style-name="gr69" draw:text-style-name="P1" draw:layer="layout" svg:width="15.831cm" svg:height="20.74cm" svg:x="7.808cm" svg:y="0.16cm">
          <text:p/>
          <draw:enhanced-geometry svg:viewBox="0 0 21600 21600" draw:type="rectangle" draw:enhanced-path="M 0 0 L 21600 0 21600 21600 0 21600 0 0 Z N"/>
        </draw:custom-shape>
        <draw:g>
          <draw:custom-shape draw:style-name="gr76" draw:text-style-name="P8" xml:id="id119" draw:id="id119" draw:layer="layout" svg:width="5.638cm" svg:height="3.384cm" svg:x="8.372cm" svg:y="0.321cm">
            <text:p text:style-name="P1"><text:span text:style-name="T6">Your code is longer</text:span></text:p>
            <text:p text:style-name="P1"><text:span text:style-name="T6"><text:s/></text:span><text:span text:style-name="T6">than 100 lines</text:span></text:p>
            <text:p text:style-name="P1"><text:span text:style-name="T6"><text:s/></text:span><text:span text:style-name="T6">of code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6" draw:text-style-name="P8" xml:id="id120" draw:id="id120" draw:layer="layout" svg:width="5.725cm" svg:height="2.168cm" svg:x="17.264cm" svg:y="0.965cm">
            <text:p text:style-name="P1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14.01cm" svg:y1="2.013cm" svg:x2="17.264cm" svg:y2="2.049cm" draw:start-shape="id119" draw:start-glue-point="7" draw:end-shape="id120" draw:end-glue-point="6" svg:d="M14010 2013l3254 36" svg:viewBox="0 0 3255 37">
            <text:p/>
          </draw:connector>
          <draw:frame draw:style-name="gr2" draw:layer="layout" svg:width="1.535cm" svg:height="0.962cm" svg:x="14.725cm" svg:y="1.145cm">
            <draw:text-box>
              <text:p>Yes</text:p>
            </draw:text-box>
          </draw:frame>
        </draw:g>
        <draw:g>
          <draw:custom-shape draw:style-name="gr76" draw:text-style-name="P8" xml:id="id121" draw:id="id121" draw:layer="layout" svg:width="5.638cm" svg:height="3.384cm" svg:x="8.373cm" svg:y="4.722cm">
            <text:p text:style-name="P1"><text:span text:style-name="T6">Your code will be </text:span></text:p>
            <text:p text:style-name="P1"><text:span text:style-name="T6">Maintain more than </text:span></text:p>
            <text:p text:style-name="P1"><text:span text:style-name="T6">2 weeks 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6" draw:text-style-name="P8" xml:id="id122" draw:id="id122" draw:layer="layout" svg:width="5.725cm" svg:height="2.168cm" svg:x="17.265cm" svg:y="5.366cm">
            <text:p text:style-name="P1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14.011cm" svg:y1="6.414cm" svg:x2="17.265cm" svg:y2="6.45cm" draw:start-shape="id121" draw:start-glue-point="7" draw:end-shape="id122" draw:end-glue-point="6" svg:d="M14011 6414l3254 36" svg:viewBox="0 0 3255 37">
            <text:p/>
          </draw:connector>
          <draw:frame draw:style-name="gr2" draw:layer="layout" svg:width="1.535cm" svg:height="0.962cm" svg:x="14.726cm" svg:y="5.546cm">
            <draw:text-box>
              <text:p>Yes</text:p>
            </draw:text-box>
          </draw:frame>
        </draw:g>
        <draw:g>
          <draw:custom-shape draw:style-name="gr76" draw:text-style-name="P8" xml:id="id123" draw:id="id123" draw:layer="layout" svg:width="5.638cm" svg:height="3.384cm" svg:x="8.373cm" svg:y="9.222cm">
            <text:p text:style-name="P1"><text:span text:style-name="T6">Your code will be </text:span></text:p>
            <text:p text:style-name="P1"><text:span text:style-name="T6">distribute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6" draw:text-style-name="P8" xml:id="id124" draw:id="id124" draw:layer="layout" svg:width="5.725cm" svg:height="2.168cm" svg:x="17.265cm" svg:y="9.866cm">
            <text:p text:style-name="P1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14.011cm" svg:y1="10.914cm" svg:x2="17.265cm" svg:y2="10.95cm" draw:start-shape="id123" draw:start-glue-point="7" draw:end-shape="id124" draw:end-glue-point="6" svg:d="M14011 10914l3254 36" svg:viewBox="0 0 3255 37">
            <text:p/>
          </draw:connector>
          <draw:frame draw:style-name="gr2" draw:layer="layout" svg:width="1.535cm" svg:height="0.962cm" svg:x="14.726cm" svg:y="10.046cm">
            <draw:text-box>
              <text:p>Yes</text:p>
            </draw:text-box>
          </draw:frame>
        </draw:g>
        <draw:g>
          <draw:custom-shape draw:style-name="gr76" draw:text-style-name="P8" xml:id="id125" draw:id="id125" draw:layer="layout" svg:width="5.638cm" svg:height="3.384cm" svg:x="8.373cm" svg:y="13.922cm">
            <text:p text:style-name="P1"><text:span text:style-name="T6">Your are not alone to</text:span></text:p>
            <text:p text:style-name="P1"><text:span text:style-name="T6"><text:s/></text:span><text:span text:style-name="T6">Code on the projec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6" draw:text-style-name="P8" xml:id="id126" draw:id="id126" draw:layer="layout" svg:width="5.725cm" svg:height="2.168cm" svg:x="17.265cm" svg:y="14.566cm">
            <text:p text:style-name="P1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14.011cm" svg:y1="15.614cm" svg:x2="17.265cm" svg:y2="15.65cm" draw:start-shape="id125" draw:start-glue-point="7" draw:end-shape="id126" draw:end-glue-point="6" svg:d="M14011 15614l3254 36" svg:viewBox="0 0 3255 37">
            <text:p/>
          </draw:connector>
          <draw:frame draw:style-name="gr2" draw:layer="layout" svg:width="1.535cm" svg:height="0.962cm" svg:x="14.726cm" svg:y="14.746cm">
            <draw:text-box>
              <text:p>Yes</text:p>
            </draw:text-box>
          </draw:frame>
        </draw:g>
        <draw:custom-shape draw:style-name="gr76" draw:text-style-name="P8" xml:id="id127" draw:id="id127" draw:layer="layout" svg:width="4.3cm" svg:height="2.168cm" svg:x="9.09cm" svg:y="18.467cm">
          <text:p text:style-name="P1"><text:span text:style-name="T6">Huh? really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191cm" svg:y1="3.705cm" svg:x2="11.192cm" svg:y2="4.722cm" draw:start-shape="id119" draw:start-glue-point="6" draw:end-shape="id121" draw:end-glue-point="4" svg:d="M11191 3705l1 1017" svg:viewBox="0 0 2 1018">
          <text:p/>
        </draw:connector>
        <draw:connector draw:style-name="gr5" draw:text-style-name="P1" draw:layer="layout" draw:type="line" svg:x1="11.192cm" svg:y1="17.306cm" svg:x2="11.24cm" svg:y2="18.467cm" draw:start-shape="id125" draw:start-glue-point="6" draw:end-shape="id127" draw:end-glue-point="4" svg:d="M11192 17306l48 1161" svg:viewBox="0 0 49 1162">
          <text:p/>
        </draw:connector>
        <draw:connector draw:style-name="gr5" draw:text-style-name="P1" draw:layer="layout" draw:type="line" svg:x1="11.192cm" svg:y1="12.606cm" svg:x2="11.192cm" svg:y2="13.922cm" draw:start-shape="id123" draw:start-glue-point="6" draw:end-shape="id125" draw:end-glue-point="4" svg:d="M11192 12606v1316" svg:viewBox="0 0 1 1317">
          <text:p/>
        </draw:connector>
        <draw:connector draw:style-name="gr5" draw:text-style-name="P1" draw:layer="layout" draw:type="line" svg:x1="11.192cm" svg:y1="8.106cm" svg:x2="11.192cm" svg:y2="9.222cm" draw:start-shape="id121" draw:start-glue-point="6" draw:end-shape="id123" draw:end-glue-point="4" svg:d="M11192 8106v1116" svg:viewBox="0 0 1 1117">
          <text:p/>
        </draw:connector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custom-shape draw:style-name="gr1" draw:text-style-name="P1" draw:layer="layout" svg:width="11.796cm" svg:height="8.841cm" svg:x="8.378cm" svg:y="5.931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4.079cm" svg:height="3.119cm" svg:x="8.758cm" svg:y="8.502cm">
          <draw:text-box>
            <text:p><text:span text:style-name="T6">x = 4</text:span></text:p>
            <text:p><text:span text:style-name="T6"/></text:p>
            <text:p><text:span text:style-name="T6">Def func()</text:span></text:p>
            <text:p><text:span text:style-name="T6"><text:tab/></text:span><text:span text:style-name="T6">y = 5 </text:span></text:p>
            <text:p><text:span text:style-name="T6"><text:tab/></text:span><text:span text:style-name="T6">print locals()</text:span></text:p>
            <text:p><text:span text:style-name="T6">print x</text:span></text:p>
          </draw:text-box>
        </draw:frame>
        <draw:g>
          <draw:custom-shape draw:style-name="gr12" draw:text-style-name="P1" draw:layer="layout" svg:width="2.36cm" svg:height="7.628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7" draw:text-style-name="P6" draw:layer="layout" svg:width="2.513cm" svg:height="1.868cm" svg:x="13.971cm" svg:y="6.726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128" draw:id="id128" draw:layer="layout" svg:width="0.993cm" svg:height="0.943cm" svg:x="14.656cm" svg:y="8.118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8.59cm" svg:x2="17.107cm" svg:y2="8.614cm" draw:start-shape="id128" draw:start-glue-point="10" draw:end-shape="id129" draw:end-glue-point="3" svg:d="M15649 8590l1458 24" svg:viewBox="0 0 1459 25">
          <text:p/>
        </draw:connector>
        <draw:custom-shape draw:style-name="gr4" draw:text-style-name="P8" xml:id="id129" draw:id="id129" draw:layer="layout" svg:width="1.016cm" svg:height="0.908cm" svg:x="17.107cm" svg:y="8.1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30" draw:id="id130" draw:layer="layout" svg:width="0.993cm" svg:height="0.943cm" svg:x="14.726cm" svg:y="9.6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31" draw:id="id131" draw:layer="layout" svg:width="2.498cm" svg:height="1.694cm" svg:x="17.107cm" svg:y="9.302cm">
          <text:p text:style-name="P9"><text:span text:style-name="T6">...</text:span></text:p>
          <text:p text:style-name="P9"><text:span text:style-name="T6">y = 5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0.15cm" svg:x2="17.107cm" svg:y2="10.149cm" draw:start-shape="id130" draw:start-glue-point="10" draw:end-shape="id131" draw:end-glue-point="3" svg:d="M15719 10150l1388-1" svg:viewBox="0 0 1389 2">
          <text:p/>
        </draw:connector>
        <draw:g>
          <draw:custom-shape draw:style-name="gr16" draw:text-style-name="P1" draw:layer="layout" svg:width="2.36cm" svg:height="2.97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8" draw:text-style-name="P6" draw:layer="layout" svg:width="2.513cm" svg:height="1.133cm" svg:x="13.956cm" svg:y="11.2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132" draw:id="id132" draw:layer="layout" svg:width="0.993cm" svg:height="0.943cm" svg:x="14.656cm" svg:y="12.518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33" draw:id="id133" draw:layer="layout" svg:width="1.016cm" svg:height="0.908cm" svg:x="17.107cm" svg:y="12.56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49cm" svg:y1="12.99cm" svg:x2="17.107cm" svg:y2="13.014cm" draw:start-shape="id132" draw:start-glue-point="10" draw:end-shape="id133" draw:end-glue-point="3" svg:d="M15649 12990l1458 24" svg:viewBox="0 0 1459 25">
          <text:p/>
        </draw:connector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custom-shape draw:style-name="gr1" draw:text-style-name="P1" draw:layer="layout" svg:width="11.796cm" svg:height="11.839cm" svg:x="8.378cm" svg:y="6.284cm">
          <text:p/>
          <draw:enhanced-geometry svg:viewBox="0 0 21600 21600" draw:type="rectangle" draw:enhanced-path="M 0 0 L 21600 0 21600 21600 0 21600 0 0 Z N"/>
        </draw:custom-shape>
        <draw:frame draw:style-name="gr79" draw:text-style-name="P7" draw:layer="layout" svg:width="3.165cm" svg:height="8.96cm" svg:x="8.758cm" svg:y="8.502cm">
          <draw:text-box>
            <text:p><text:span text:style-name="T6">X = 4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):</text:span></text:p>
            <text:p><text:span text:style-name="T6"><text:s text:c="3"/></text:span><text:span text:style-name="T6">y = 5</text:span></text:p>
            <text:p><text:span text:style-name="T6"><text:s text:c="3"/></text:span><text:span text:style-name="T6">x = 8</text:span></text:p>
            <text:p><text:span text:style-name="T6"><text:s text:c="3"/></text:span><text:span text:style-name="T6">print locals()</text:span></text:p>
            <text:p><text:span text:style-name="T6"><text:s text:c="3"/></text:span><text:span text:style-name="T6">x = x + 2</text:span></text:p>
            <text:p><text:span text:style-name="T6"/></text:p>
            <text:p><text:span text:style-name="T6"/></text:p>
            <text:p><text:span text:style-name="T6"/></text:p>
            <text:p><text:span text:style-name="T6">y = func()</text:span></text:p>
            <text:p><text:span text:style-name="T6"/></text:p>
          </draw:text-box>
        </draw:frame>
        <draw:g>
          <draw:custom-shape draw:style-name="gr12" draw:text-style-name="P1" draw:layer="layout" svg:width="2.36cm" svg:height="11.046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0" draw:text-style-name="P6" draw:layer="layout" svg:width="2.513cm" svg:height="2.705cm" svg:x="13.971cm" svg:y="6.726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134" draw:id="id134" draw:layer="layout" svg:width="0.993cm" svg:height="0.943cm" svg:x="14.656cm" svg:y="8.118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8.59cm" svg:x2="17.107cm" svg:y2="8.614cm" draw:start-shape="id134" draw:start-glue-point="10" draw:end-shape="id135" draw:end-glue-point="3" svg:d="M15649 8590l1458 24" svg:viewBox="0 0 1459 25">
          <text:p/>
        </draw:connector>
        <draw:custom-shape draw:style-name="gr4" draw:text-style-name="P8" xml:id="id135" draw:id="id135" draw:layer="layout" svg:width="1.016cm" svg:height="0.908cm" svg:x="17.107cm" svg:y="8.1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36" draw:id="id136" draw:layer="layout" svg:width="0.993cm" svg:height="0.943cm" svg:x="14.726cm" svg:y="9.6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37" draw:id="id137" draw:layer="layout" svg:width="2.498cm" svg:height="1.694cm" svg:x="17.107cm" svg:y="9.302cm">
          <text:p text:style-name="P9"><text:span text:style-name="T6">...</text:span></text:p>
          <text:p text:style-name="P9"><text:span text:style-name="T6">y = 5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0.15cm" svg:x2="17.107cm" svg:y2="10.149cm" draw:start-shape="id136" draw:start-glue-point="10" draw:end-shape="id137" draw:end-glue-point="3" svg:d="M15719 10150l1388-1" svg:viewBox="0 0 1389 2">
          <text:p/>
        </draw:connector>
        <draw:g>
          <draw:custom-shape draw:style-name="gr16" draw:text-style-name="P1" draw:layer="layout" svg:width="2.36cm" svg:height="3.941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1" draw:text-style-name="P6" draw:layer="layout" svg:width="2.513cm" svg:height="1.503cm" svg:x="13.956cm" svg:y="11.2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138" draw:id="id138" draw:layer="layout" svg:width="0.993cm" svg:height="0.943cm" svg:x="14.656cm" svg:y="12.518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39" draw:id="id139" draw:layer="layout" svg:width="1.016cm" svg:height="0.908cm" svg:x="17.107cm" svg:y="12.56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49cm" svg:y1="12.99cm" svg:x2="17.107cm" svg:y2="13.014cm" draw:start-shape="id138" draw:start-glue-point="10" draw:end-shape="id139" draw:end-glue-point="3" svg:d="M15649 12990l1458 24" svg:viewBox="0 0 1459 25">
          <text:p/>
        </draw:connector>
        <draw:custom-shape draw:style-name="gr3" draw:text-style-name="P8" draw:layer="layout" svg:width="0.993cm" svg:height="0.943cm" svg:x="14.656cm" svg:y="13.818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4.395cm" svg:x2="17.107cm" svg:y2="14.419cm" svg:d="M15649 14395l1458 24" svg:viewBox="0 0 1459 25">
          <text:p/>
        </draw:connector>
        <draw:custom-shape draw:style-name="gr4" draw:text-style-name="P8" draw:layer="layout" svg:width="1.016cm" svg:height="0.908cm" svg:x="17.107cm" svg:y="13.96cm">
          <text:p text:style-name="P1"><text:span text:style-name="T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107cm" svg:y="15.06cm">
          <text:p text:style-name="P1"><text:span text:style-name="T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49cm" svg:y1="14.395cm" svg:x2="17.107cm" svg:y2="15.588cm">
          <text:p/>
        </draw:line>
        <draw:frame draw:style-name="gr2" draw:text-style-name="P24" draw:layer="layout" svg:width="0.925cm" svg:height="0.962cm" svg:x="16.006cm" svg:y="13.995cm">
          <draw:text-box>
            <text:p><text:span text:style-name="T16">X</text:span></text:p>
          </draw:text-box>
        </draw:frame>
        <draw:custom-shape draw:style-name="gr3" draw:text-style-name="P8" draw:layer="layout" svg:width="0.993cm" svg:height="0.943cm" svg:x="14.656cm" svg:y="16.218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303cm" svg:height="0.908cm" svg:x="17.107cm" svg:y="16.36cm">
          <text:p text:style-name="P1"><text:span text:style-name="T6">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49cm" svg:y1="16.795cm" svg:x2="17.107cm" svg:y2="16.819cm" svg:d="M15649 16795l1458 24" svg:viewBox="0 0 1459 25">
          <text:p/>
        </draw:connector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custom-shape draw:style-name="gr1" draw:text-style-name="P1" draw:layer="layout" svg:width="11.796cm" svg:height="11.839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7" draw:layer="layout" svg:width="3.453cm" svg:height="8.96cm" svg:x="8.758cm" svg:y="8.502cm">
          <draw:text-box>
            <text:p><text:span text:style-name="T6">X = 4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y = x + 2</text:span></text:p>
            <text:p><text:span text:style-name="T6"><text:s text:c="3"/></text:span><text:span text:style-name="T6">print locals()</text:span></text:p>
            <text:p><text:span text:style-name="T6"><text:s text:c="3"/></text:span><text:span text:style-name="T6">x = y</text:span></text:p>
            <text:p><text:span text:style-name="T6"><text:s text:c="3"/></text:span><text:span text:style-name="T6">return y</text:span></text:p>
            <text:p><text:span text:style-name="T6"/></text:p>
            <text:p><text:span text:style-name="T6">&gt;&gt;&gt; y = func(x)</text:span></text:p>
            <text:p><text:span text:style-name="T6">{'y': 6, 'a': 4}</text:span></text:p>
            <text:p><text:span text:style-name="T6">&gt;&gt;&gt;</text:span></text:p>
            <text:p><text:span text:style-name="T6">&gt;&gt;&gt; print y</text:span></text:p>
            <text:p><text:span text:style-name="T6">6</text:span></text:p>
            <text:p><text:span text:style-name="T6">&gt;&gt;&gt; print y == x</text:span></text:p>
            <text:p><text:span text:style-name="T6">False</text:span></text:p>
          </draw:text-box>
        </draw:frame>
        <draw:g>
          <draw:custom-shape draw:style-name="gr12" draw:text-style-name="P1" draw:layer="layout" svg:width="2.36cm" svg:height="10.39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2" draw:text-style-name="P6" draw:layer="layout" svg:width="2.513cm" svg:height="2.544cm" svg:x="13.971cm" svg:y="6.726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140" draw:id="id140" draw:layer="layout" svg:width="0.993cm" svg:height="0.943cm" svg:x="14.656cm" svg:y="8.118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8.59cm" svg:x2="17.107cm" svg:y2="8.614cm" draw:start-shape="id140" draw:start-glue-point="10" draw:end-shape="id141" draw:end-glue-point="3" svg:d="M15649 8590l1458 24" svg:viewBox="0 0 1459 25">
          <text:p/>
        </draw:connector>
        <draw:custom-shape draw:style-name="gr4" draw:text-style-name="P8" xml:id="id141" draw:id="id141" draw:layer="layout" svg:width="1.016cm" svg:height="0.908cm" svg:x="17.107cm" svg:y="8.1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42" draw:id="id142" draw:layer="layout" svg:width="0.993cm" svg:height="0.943cm" svg:x="14.726cm" svg:y="9.6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43" draw:id="id143" draw:layer="layout" svg:width="2.498cm" svg:height="1.694cm" svg:x="17.107cm" svg:y="9.302cm">
          <text:p text:style-name="P9"><text:span text:style-name="T6">...</text:span></text:p>
          <text:p text:style-name="P9"><text:span text:style-name="T6">y = x+2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0.15cm" svg:x2="17.107cm" svg:y2="10.149cm" draw:start-shape="id142" draw:start-glue-point="10" draw:end-shape="id143" draw:end-glue-point="3" svg:d="M15719 10150l1388-1" svg:viewBox="0 0 1389 2">
          <text:p/>
        </draw:connector>
        <draw:g>
          <draw:custom-shape draw:style-name="gr16" draw:text-style-name="P1" draw:layer="layout" svg:width="2.36cm" svg:height="4.359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3" draw:text-style-name="P6" draw:layer="layout" svg:width="2.513cm" svg:height="1.663cm" svg:x="13.956cm" svg:y="11.2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144" draw:id="id144" draw:layer="layout" svg:width="0.993cm" svg:height="0.943cm" svg:x="14.656cm" svg:y="13.418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45" draw:id="id145" draw:layer="layout" svg:width="1.016cm" svg:height="0.908cm" svg:x="17.107cm" svg:y="13.46cm">
          <text:p text:style-name="P1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49cm" svg:y1="13.89cm" svg:x2="17.107cm" svg:y2="13.914cm" draw:start-shape="id144" draw:start-glue-point="10" draw:end-shape="id145" draw:end-glue-point="3" svg:d="M15649 13890l1458 24" svg:viewBox="0 0 1459 25">
          <text:p/>
        </draw:connector>
        <draw:custom-shape draw:style-name="gr3" draw:text-style-name="P8" draw:layer="layout" svg:width="0.993cm" svg:height="0.943cm" svg:x="14.656cm" svg:y="14.518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4.695cm" svg:x2="17.107cm" svg:y2="13.914cm" draw:end-shape="id145" svg:d="M15649 14695l1458-781" svg:viewBox="0 0 1459 782">
          <text:p/>
        </draw:connector>
        <draw:custom-shape draw:style-name="gr3" draw:text-style-name="P8" xml:id="id147" draw:id="id147" draw:layer="layout" svg:width="0.993cm" svg:height="0.943cm" svg:x="14.656cm" svg:y="15.718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xml:id="id146" draw:id="id146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0.189cm" svg:y1="11.523cm" svg:x2="14.801cm" svg:y2="8.923cm" draw:start-shape="id146" draw:start-glue-point="0" draw:end-shape="id140" draw:end-glue-point="7" svg:d="M10189 11523c0-1846 4612-547 4612-2600" svg:viewBox="0 0 4613 2601">
          <text:p/>
        </draw:connector>
        <draw:custom-shape draw:style-name="gr69" draw:text-style-name="P1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draw:line-skew="-1.047cm" svg:x1="15.504cm" svg:y1="16.523cm" svg:x2="17.615cm" svg:y2="14.368cm" draw:start-shape="id147" draw:start-glue-point="9" draw:end-shape="id145" draw:end-glue-point="2" svg:d="M15504 16523c0-612 2111 465 2111-2155" svg:viewBox="0 0 2112 2156">
          <text:p/>
        </draw:connector>
        <draw:custom-shape draw:style-name="gr3" draw:text-style-name="P8" xml:id="id148" draw:id="id148" draw:layer="layout" svg:width="0.993cm" svg:height="0.943cm" svg:x="14.656cm" svg:y="12.318cm">
          <text:p text:style-name="P1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draw:line-skew="0.517cm" svg:x1="15.649cm" svg:y1="12.79cm" svg:x2="18.123cm" svg:y2="8.614cm" draw:start-shape="id148" draw:start-glue-point="10" draw:end-shape="id141" draw:end-glue-point="1" svg:d="M15649 12790c5238 0 4001-4176 2474-4176" svg:viewBox="0 0 3797 4177">
          <text:p/>
        </draw:connector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custom-shape draw:style-name="gr1" draw:text-style-name="P1" draw:layer="layout" svg:width="13.5cm" svg:height="11.839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7" draw:layer="layout" svg:width="13.511cm" svg:height="8.96cm" svg:x="8.458cm" svg:y="8.502cm">
          <draw:text-box>
            <text:p><text:span text:style-name="T6">X = 4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x = x + 2</text:span></text:p>
            <text:p><text:span text:style-name="T6"><text:s text:c="3"/></text:span><text:span text:style-name="T6">print locals()</text:span></text:p>
            <text:p><text:span text:style-name="T6"><text:s text:c="3"/></text:span><text:span text:style-name="T6">return x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Traceback (most recent call last):</text:span></text:p>
            <text:p><text:span text:style-name="T6"><text:s text:c="5"/></text:span><text:span text:style-name="T6">File "&lt;stdin&gt;", line 1, in &lt;module&gt;</text:span></text:p>
            <text:p><text:span text:style-name="T6"><text:s text:c="5"/></text:span><text:span text:style-name="T6">File "&lt;stdin&gt;", line 2, in func</text:span></text:p>
            <text:p><text:span text:style-name="T6"><text:s text:c="3"/></text:span><text:span text:style-name="T6">UnboundLocalError: local variable 'x' referenced before assignment</text:span></text:p>
          </draw:text-box>
        </draw:frame>
        <draw:g>
          <draw:custom-shape draw:style-name="gr12" draw:text-style-name="P1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4" draw:text-style-name="P6" draw:layer="layout" svg:width="2.513cm" svg:height="2.111cm" svg:x="13.971cm" svg:y="6.726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149" draw:id="id149" draw:layer="layout" svg:width="0.993cm" svg:height="0.943cm" svg:x="14.656cm" svg:y="8.118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8.59cm" svg:x2="17.107cm" svg:y2="8.614cm" draw:start-shape="id149" draw:start-glue-point="10" draw:end-shape="id150" draw:end-glue-point="3" svg:d="M15649 8590l1458 24" svg:viewBox="0 0 1459 25">
          <text:p/>
        </draw:connector>
        <draw:custom-shape draw:style-name="gr4" draw:text-style-name="P8" xml:id="id150" draw:id="id150" draw:layer="layout" svg:width="1.016cm" svg:height="0.908cm" svg:x="17.107cm" svg:y="8.1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51" draw:id="id151" draw:layer="layout" svg:width="0.993cm" svg:height="0.943cm" svg:x="14.726cm" svg:y="9.6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52" draw:id="id152" draw:layer="layout" svg:width="2.498cm" svg:height="1.694cm" svg:x="17.107cm" svg:y="9.302cm">
          <text:p text:style-name="P9"><text:span text:style-name="T6">...</text:span></text:p>
          <text:p text:style-name="P9"><text:span text:style-name="T6">x = x+2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0.15cm" svg:x2="17.107cm" svg:y2="10.149cm" draw:start-shape="id151" draw:start-glue-point="10" draw:end-shape="id152" draw:end-glue-point="3" svg:d="M15719 10150l1388-1" svg:viewBox="0 0 1389 2">
          <text:p/>
        </draw:connector>
        <draw:g>
          <draw:custom-shape draw:style-name="gr16" draw:text-style-name="P1" draw:layer="layout" svg:width="2.36cm" svg:height="3.941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1" draw:text-style-name="P6" draw:layer="layout" svg:width="2.513cm" svg:height="1.503cm" svg:x="13.956cm" svg:y="11.2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12.99cm" svg:x2="17.615cm" svg:y2="9.068cm" draw:end-shape="id150" draw:end-glue-point="2" svg:d="M15649 12990l1966-3922" svg:viewBox="0 0 1967 3923">
          <text:p/>
        </draw:connector>
        <draw:custom-shape draw:style-name="gr69" draw:text-style-name="P1" xml:id="id153" draw:id="id153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0.189cm" svg:y1="11.523cm" svg:x2="14.801cm" svg:y2="8.923cm" draw:start-shape="id153" draw:start-glue-point="0" draw:end-shape="id149" draw:end-glue-point="7" svg:d="M10189 11523c0-1846 4612-547 4612-2600" svg:viewBox="0 0 4613 2601">
          <text:p/>
        </draw:connector>
        <draw:custom-shape draw:style-name="gr69" draw:text-style-name="P1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993cm" svg:height="0.943cm" svg:x="14.656cm" svg:y="12.518cm">
          <text:p text:style-name="P1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55" draw:id="id155" draw:layer="layout" svg:width="0.993cm" svg:height="0.943cm" svg:x="14.656cm" svg:y="13.518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54" draw:id="id154" draw:layer="layout" svg:width="0.993cm" svg:height="0.943cm" svg:x="16.556cm" svg:y="13.518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7.053cm" svg:y1="13.518cm" svg:x2="15.649cm" svg:y2="13.99cm" draw:start-shape="id154" draw:start-glue-point="4" draw:end-shape="id155" draw:end-glue-point="10" svg:d="M17053 13518c0-753 498-628 1047-322s1150 794-2451 794" svg:viewBox="0 0 2867 1035">
          <text:p/>
        </draw:connector>
        <draw:frame draw:style-name="gr2" draw:text-style-name="P24" draw:layer="layout" svg:width="0.891cm" svg:height="0.962cm" svg:x="17.624cm" svg:y="12.452cm">
          <draw:text-box>
            <text:p><text:span text:style-name="T16">?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custom-shape draw:style-name="gr1" draw:text-style-name="P1" draw:layer="layout" svg:width="11.466cm" svg:height="9.442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7" draw:layer="layout" svg:width="3.453cm" svg:height="6.579cm" svg:x="8.458cm" svg:y="8.502cm">
          <draw:text-box>
            <text:p><text:span text:style-name="T6">x = 4</text:span></text:p>
            <text:p><text:span text:style-name="T6"/></text:p>
            <text:p><text:span text:style-name="T6">def func(x):</text:span></text:p>
            <text:p><text:span text:style-name="T6"><text:s text:c="3"/></text:span><text:span text:style-name="T6">x = x + 2</text:span></text:p>
            <text:p><text:span text:style-name="T6"><text:s text:c="3"/></text:span><text:span text:style-name="T6">return x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&gt;&gt;&gt; print x</text:span></text:p>
            <text:p><text:span text:style-name="T6">4</text:span></text:p>
            <text:p><text:span text:style-name="T6">&gt;&gt;&gt; print y == x</text:span></text:p>
            <text:p><text:span text:style-name="T6">False</text:span></text:p>
          </draw:text-box>
        </draw:frame>
        <draw:g>
          <draw:custom-shape draw:style-name="gr12" draw:text-style-name="P1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4" draw:text-style-name="P6" draw:layer="layout" svg:width="2.513cm" svg:height="2.111cm" svg:x="13.971cm" svg:y="6.726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156" draw:id="id156" draw:layer="layout" svg:width="0.993cm" svg:height="0.943cm" svg:x="14.656cm" svg:y="8.118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8.59cm" svg:x2="17.107cm" svg:y2="8.614cm" draw:start-shape="id156" draw:start-glue-point="10" draw:end-shape="id157" draw:end-glue-point="3" svg:d="M15649 8590l1458 24" svg:viewBox="0 0 1459 25">
          <text:p/>
        </draw:connector>
        <draw:custom-shape draw:style-name="gr4" draw:text-style-name="P8" xml:id="id157" draw:id="id157" draw:layer="layout" svg:width="1.016cm" svg:height="0.908cm" svg:x="17.107cm" svg:y="8.1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58" draw:id="id158" draw:layer="layout" svg:width="0.993cm" svg:height="0.943cm" svg:x="14.726cm" svg:y="9.6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59" draw:id="id159" draw:layer="layout" svg:width="2.498cm" svg:height="1.694cm" svg:x="17.107cm" svg:y="9.302cm">
          <text:p text:style-name="P9"><text:span text:style-name="T6">...</text:span></text:p>
          <text:p text:style-name="P9"><text:span text:style-name="T6">x = x+2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0.15cm" svg:x2="17.107cm" svg:y2="10.149cm" draw:start-shape="id158" draw:start-glue-point="10" draw:end-shape="id159" draw:end-glue-point="3" svg:d="M15719 10150l1388-1" svg:viewBox="0 0 1389 2">
          <text:p/>
        </draw:connector>
        <draw:g>
          <draw:custom-shape draw:style-name="gr16" draw:text-style-name="P1" draw:layer="layout" svg:width="2.36cm" svg:height="2.474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6" draw:text-style-name="P6" draw:layer="layout" svg:width="2.513cm" svg:height="1.133cm" svg:x="13.956cm" svg:y="11.2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12.99cm" svg:x2="17.615cm" svg:y2="9.068cm" draw:end-shape="id157" draw:end-glue-point="2" svg:d="M15649 12990l1966-3922" svg:viewBox="0 0 1967 3923">
          <text:p/>
        </draw:connector>
        <draw:custom-shape draw:style-name="gr69" draw:text-style-name="P1" xml:id="id160" draw:id="id160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0.189cm" svg:y1="11.523cm" svg:x2="14.801cm" svg:y2="8.923cm" draw:start-shape="id160" draw:start-glue-point="0" draw:end-shape="id156" draw:end-glue-point="7" svg:d="M10189 11523c0-1846 4612-547 4612-2600" svg:viewBox="0 0 4613 2601">
          <text:p/>
        </draw:connector>
        <draw:custom-shape draw:style-name="gr69" draw:text-style-name="P1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993cm" svg:height="0.943cm" svg:x="14.656cm" svg:y="12.518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61" draw:id="id161" draw:layer="layout" svg:width="0.993cm" svg:height="0.943cm" svg:x="14.656cm" svg:y="14.018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62" draw:id="id162" draw:layer="layout" svg:width="1.016cm" svg:height="0.908cm" svg:x="17.107cm" svg:y="12.46cm">
          <text:p text:style-name="P1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49cm" svg:y1="12.99cm" svg:x2="17.107cm" svg:y2="12.99cm">
          <text:p/>
        </draw:line>
        <draw:frame draw:style-name="gr2" draw:text-style-name="P24" draw:layer="layout" svg:width="0.925cm" svg:height="0.962cm" svg:x="16.107cm" svg:y="10.695cm">
          <draw:text-box>
            <text:p><text:span text:style-name="T16">X</text:span></text:p>
          </draw:text-box>
        </draw:frame>
        <draw:connector draw:style-name="gr5" draw:text-style-name="P1" draw:layer="layout" draw:type="curve" svg:x1="15.649cm" svg:y1="14.49cm" svg:x2="17.615cm" svg:y2="13.368cm" draw:start-shape="id161" draw:start-glue-point="10" draw:end-shape="id162" draw:end-glue-point="2" svg:d="M15649 14490c1311 0 1966-374 1966-1122" svg:viewBox="0 0 1967 1123">
          <text:p/>
        </draw:connector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custom-shape draw:style-name="gr1" draw:text-style-name="P1" draw:layer="layout" svg:width="11.466cm" svg:height="9.442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7" draw:text-style-name="P7" draw:layer="layout" svg:width="4.672cm" svg:height="6.877cm" svg:x="8.458cm" svg:y="8.502cm">
          <draw:text-box>
            <text:p><text:span text:style-name="T6">def func():</text:span></text:p>
            <text:p><text:span text:style-name="T6"><text:s text:c="3"/></text:span><text:span text:style-name="T6">y = x</text:span></text:p>
            <text:p><text:span text:style-name="T6"><text:s text:c="3"/></text:span><text:span text:style-name="T6">return y</text:span></text:p>
            <text:p><text:span text:style-name="T6"/></text:p>
            <text:p><text:span text:style-name="T6">&gt;&gt;&gt; x = 4</text:span></text:p>
            <text:p><text:span text:style-name="T6">&gt;&gt;&gt; z = func()</text:span></text:p>
            <text:p><text:span text:style-name="T6">&gt;&gt;&gt;</text:span></text:p>
            <text:p><text:span text:style-name="T6">&gt;&gt;&gt; print x</text:span></text:p>
            <text:p><text:span text:style-name="T6">4</text:span></text:p>
            <text:p><text:span text:style-name="T6">&gt;&gt;&gt; print z</text:span></text:p>
            <text:p><text:span text:style-name="T6">4</text:span></text:p>
            <text:p><text:span text:style-name="T6">&gt;&gt;&gt; print id(z) == id(x)</text:span></text:p>
            <text:p><text:span text:style-name="T6">True</text:span></text:p>
          </draw:text-box>
        </draw:frame>
        <draw:g>
          <draw:custom-shape draw:style-name="gr12" draw:text-style-name="P1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4" draw:text-style-name="P6" draw:layer="layout" svg:width="2.513cm" svg:height="2.111cm" svg:x="13.971cm" svg:y="6.726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163" draw:id="id163" draw:layer="layout" svg:width="0.993cm" svg:height="0.943cm" svg:x="14.656cm" svg:y="8.118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8.59cm" svg:x2="17.107cm" svg:y2="8.614cm" draw:start-shape="id163" draw:start-glue-point="10" draw:end-shape="id164" draw:end-glue-point="3" svg:d="M15649 8590l1458 24" svg:viewBox="0 0 1459 25">
          <text:p/>
        </draw:connector>
        <draw:custom-shape draw:style-name="gr4" draw:text-style-name="P8" xml:id="id164" draw:id="id164" draw:layer="layout" svg:width="1.016cm" svg:height="0.908cm" svg:x="17.107cm" svg:y="8.1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65" draw:id="id165" draw:layer="layout" svg:width="0.993cm" svg:height="0.943cm" svg:x="14.726cm" svg:y="9.6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66" draw:id="id166" draw:layer="layout" svg:width="2.498cm" svg:height="1.694cm" svg:x="17.107cm" svg:y="9.302cm">
          <text:p text:style-name="P9"><text:span text:style-name="T6">...</text:span></text:p>
          <text:p text:style-name="P9"><text:span text:style-name="T6">y = x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0.15cm" svg:x2="17.107cm" svg:y2="10.149cm" draw:start-shape="id165" draw:start-glue-point="10" draw:end-shape="id166" draw:end-glue-point="3" svg:d="M15719 10150l1388-1" svg:viewBox="0 0 1389 2">
          <text:p/>
        </draw:connector>
        <draw:g>
          <draw:custom-shape draw:style-name="gr16" draw:text-style-name="P1" draw:layer="layout" svg:width="2.36cm" svg:height="2.474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6" draw:text-style-name="P6" draw:layer="layout" svg:width="2.513cm" svg:height="1.133cm" svg:x="13.956cm" svg:y="11.2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12.99cm" svg:x2="17.615cm" svg:y2="9.068cm" draw:end-shape="id164" draw:end-glue-point="2" svg:d="M15649 12990l1966-3922" svg:viewBox="0 0 1967 3923">
          <text:p/>
        </draw:connector>
        <draw:custom-shape draw:style-name="gr69" draw:text-style-name="P1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993cm" svg:height="0.943cm" svg:x="14.656cm" svg:y="12.518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67" draw:id="id167" draw:layer="layout" svg:width="0.993cm" svg:height="0.943cm" svg:x="14.656cm" svg:y="14.018cm">
          <text:p text:style-name="P1"><text:span text:style-name="T6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5.649cm" svg:y1="14.49cm" svg:x2="18.123cm" svg:y2="8.614cm" draw:start-shape="id167" draw:start-glue-point="10" draw:end-shape="id164" draw:end-glue-point="1" svg:d="M15649 14490c4462 0 3225-5876 2474-5876" svg:viewBox="0 0 3222 5877">
          <text:p/>
        </draw:connector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style-name="gr1" draw:text-style-name="P1" draw:layer="layout" svg:width="10.236cm" svg:height="9.442cm" svg:x="9.60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7" draw:text-style-name="P7" draw:layer="layout" svg:width="3.347cm" svg:height="6.877cm" svg:x="10.158cm" svg:y="8.502cm">
          <draw:text-box>
            <text:p><text:span text:style-name="T6">x = 4</text:span></text:p>
            <text:p><text:span text:style-name="T6"/></text:p>
            <text:p><text:span text:style-name="T6">def func(x = 5):</text:span></text:p>
            <text:p><text:span text:style-name="T6"><text:s text:c="3"/></text:span><text:span text:style-name="T6">x = x + 2</text:span></text:p>
            <text:p><text:span text:style-name="T6"><text:s text:c="3"/></text:span><text:span text:style-name="T6">return x</text:span></text:p>
            <text:p><text:span text:style-name="T6"/></text:p>
            <text:p><text:span text:style-name="T6">&gt;&gt;&gt; y = func(x)</text:span></text:p>
            <text:p><text:span text:style-name="T6">&gt;&gt;&gt;</text:span></text:p>
            <text:p><text:span text:style-name="T6">&gt;&gt;&gt; print x</text:span></text:p>
            <text:p><text:span text:style-name="T6">4</text:span></text:p>
            <text:p><text:span text:style-name="T6">&gt;&gt;&gt; print y</text:span></text:p>
            <text:p><text:span text:style-name="T6">6</text:span></text:p>
          </draw:text-box>
        </draw:frame>
        <draw:g>
          <draw:custom-shape draw:style-name="gr12" draw:text-style-name="P1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4" draw:text-style-name="P6" draw:layer="layout" svg:width="2.513cm" svg:height="2.111cm" svg:x="13.971cm" svg:y="6.726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168" draw:id="id168" draw:layer="layout" svg:width="0.993cm" svg:height="0.943cm" svg:x="14.656cm" svg:y="8.118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8.59cm" svg:x2="17.107cm" svg:y2="8.614cm" draw:start-shape="id168" draw:start-glue-point="10" draw:end-shape="id169" draw:end-glue-point="3" svg:d="M15649 8590l1458 24" svg:viewBox="0 0 1459 25">
          <text:p/>
        </draw:connector>
        <draw:custom-shape draw:style-name="gr4" draw:text-style-name="P8" xml:id="id169" draw:id="id169" draw:layer="layout" svg:width="1.016cm" svg:height="0.908cm" svg:x="17.107cm" svg:y="8.1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70" draw:id="id170" draw:layer="layout" svg:width="0.993cm" svg:height="0.943cm" svg:x="14.726cm" svg:y="9.6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71" draw:id="id171" draw:layer="layout" svg:width="2.498cm" svg:height="1.694cm" svg:x="17.107cm" svg:y="9.302cm">
          <text:p text:style-name="P9"><text:span text:style-name="T6">x = x+2</text:span></text:p>
          <text:p text:style-name="P9"><text:span text:style-name="T6">Return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0.15cm" svg:x2="17.107cm" svg:y2="10.149cm" draw:start-shape="id170" draw:start-glue-point="10" draw:end-shape="id171" draw:end-glue-point="3" svg:d="M15719 10150l1388-1" svg:viewBox="0 0 1389 2">
          <text:p/>
        </draw:connector>
        <draw:g>
          <draw:custom-shape draw:style-name="gr16" draw:text-style-name="P1" draw:layer="layout" svg:width="2.36cm" svg:height="2.474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6" draw:text-style-name="P6" draw:layer="layout" svg:width="2.513cm" svg:height="1.133cm" svg:x="13.956cm" svg:y="11.2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12.99cm" svg:x2="17.615cm" svg:y2="9.068cm" draw:end-shape="id169" draw:end-glue-point="2" svg:d="M15649 12990l1966-3922" svg:viewBox="0 0 1967 3923">
          <text:p/>
        </draw:connector>
        <draw:custom-shape draw:style-name="gr69" draw:text-style-name="P1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74" draw:id="id174" draw:layer="layout" svg:width="0.993cm" svg:height="0.943cm" svg:x="14.656cm" svg:y="12.518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72" draw:id="id172" draw:layer="layout" svg:width="0.993cm" svg:height="0.943cm" svg:x="14.656cm" svg:y="14.018cm">
          <text:p text:style-name="P1"><text:span text:style-name="T6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5.649cm" svg:y1="14.49cm" svg:x2="17.615cm" svg:y2="13.468cm" draw:start-shape="id172" draw:start-glue-point="10" draw:end-shape="id173" draw:end-glue-point="2" svg:d="M15649 14490c1311 0 1966-340 1966-1022" svg:viewBox="0 0 1967 1023">
          <text:p/>
        </draw:connector>
        <draw:custom-shape draw:style-name="gr4" draw:text-style-name="P8" xml:id="id173" draw:id="id173" draw:layer="layout" svg:width="1.016cm" svg:height="0.908cm" svg:x="17.107cm" svg:y="12.56cm">
          <text:p text:style-name="P1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49cm" svg:y1="12.99cm" svg:x2="17.107cm" svg:y2="13.014cm" draw:start-shape="id174" draw:start-glue-point="10" draw:end-shape="id173" draw:end-glue-point="3" svg:d="M15649 12990l1458 24" svg:viewBox="0 0 1459 25">
          <text:p/>
        </draw:connector>
        <draw:frame draw:style-name="gr2" draw:text-style-name="P24" draw:layer="layout" svg:width="0.925cm" svg:height="0.962cm" svg:x="16.107cm" svg:y="10.695cm">
          <draw:text-box>
            <text:p><text:span text:style-name="T16">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custom-shape draw:style-name="gr1" draw:text-style-name="P1" draw:layer="layout" svg:width="11.466cm" svg:height="11.955cm" svg:x="8.37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7" draw:text-style-name="P7" draw:layer="layout" svg:width="3.876cm" svg:height="8.377cm" svg:x="8.458cm" svg:y="6.802cm">
          <draw:text-box>
            <text:p><text:span text:style-name="T6"><text:s text:c="3"/></text:span><text:span text:style-name="T6">x = 4</text:span></text:p>
            <text:p><text:span text:style-name="T6"><text:s text:c="3"/></text:span></text:p>
            <text:p><text:span text:style-name="T6"><text:s text:c="3"/></text:span><text:span text:style-name="T6">def func(a):</text:span></text:p>
            <text:p><text:span text:style-name="T6"><text:s text:c="6"/></text:span><text:span text:style-name="T6">global x</text:span></text:p>
            <text:p><text:span text:style-name="T6"><text:s text:c="6"/></text:span><text:span text:style-name="T6">def func2():</text:span></text:p>
            <text:p><text:span text:style-name="T6"><text:s text:c="9"/></text:span><text:span text:style-name="T6">print locals()</text:span></text:p>
            <text:p><text:span text:style-name="T6"><text:s text:c="9"/></text:span><text:span text:style-name="T6">y = x + 4</text:span></text:p>
            <text:p><text:span text:style-name="T6"><text:s text:c="9"/></text:span><text:span text:style-name="T6">return y</text:span></text:p>
            <text:p><text:span text:style-name="T6"><text:s text:c="6"/></text:span><text:span text:style-name="T6">z = func2()</text:span></text:p>
            <text:p><text:span text:style-name="T6"><text:s text:c="6"/></text:span><text:span text:style-name="T6">return z</text:span></text:p>
            <text:p><text:span text:style-name="T6"><text:s text:c="7"/></text:span></text:p>
            <text:p><text:span text:style-name="T6"><text:s text:c="3"/></text:span><text:span text:style-name="T6">y = func(x)</text:span></text:p>
            <text:p><text:span text:style-name="T6"><text:s text:c="3"/></text:span><text:span text:style-name="T6">{}</text:span></text:p>
            <text:p><text:span text:style-name="T6"><text:s text:c="3"/></text:span><text:span text:style-name="T6">&gt;&gt;&gt; print x</text:span></text:p>
            <text:p><text:span text:style-name="T6"><text:s text:c="3"/></text:span><text:span text:style-name="T6">4</text:span></text:p>
            <text:p><text:span text:style-name="T6"><text:s text:c="3"/></text:span><text:span text:style-name="T6">&gt;&gt;&gt; print y</text:span></text:p>
            <text:p><text:span text:style-name="T6"><text:s text:c="3"/></text:span><text:span text:style-name="T6">8</text:span></text:p>
          </draw:text-box>
        </draw:frame>
        <draw:g>
          <draw:custom-shape draw:style-name="gr12" draw:text-style-name="P1" draw:layer="layout" svg:width="2.36cm" svg:height="11.178cm" svg:x="14.046cm" svg:y="4.1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8" draw:text-style-name="P6" draw:layer="layout" svg:width="2.513cm" svg:height="2.737cm" svg:x="13.971cm" svg:y="4.169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175" draw:id="id175" draw:layer="layout" svg:width="0.993cm" svg:height="0.943cm" svg:x="14.656cm" svg:y="5.518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5.99cm" svg:x2="17.107cm" svg:y2="6.014cm" draw:start-shape="id175" draw:start-glue-point="10" draw:end-shape="id176" draw:end-glue-point="3" svg:d="M15649 5990l1458 24" svg:viewBox="0 0 1459 25">
          <text:p/>
        </draw:connector>
        <draw:custom-shape draw:style-name="gr4" draw:text-style-name="P8" xml:id="id176" draw:id="id176" draw:layer="layout" svg:width="1.016cm" svg:height="0.908cm" svg:x="17.107cm" svg:y="5.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77" draw:id="id177" draw:layer="layout" svg:width="0.993cm" svg:height="0.943cm" svg:x="14.726cm" svg:y="6.6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78" draw:id="id178" draw:layer="layout" svg:width="2.498cm" svg:height="1.694cm" svg:x="17.107cm" svg:y="6.702cm">
          <text:p text:style-name="P9"><text:span text:style-name="T6">...</text:span></text:p>
          <text:p text:style-name="P9"><text:span text:style-name="T6">y = x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7.15cm" svg:x2="17.107cm" svg:y2="7.549cm" draw:start-shape="id177" draw:start-glue-point="10" draw:end-shape="id178" draw:end-glue-point="3" svg:d="M15719 7150l1388 399" svg:viewBox="0 0 1389 400">
          <text:p/>
        </draw:connector>
        <draw:g>
          <draw:custom-shape draw:style-name="gr16" draw:text-style-name="P1" draw:layer="layout" svg:width="2.36cm" svg:height="5.823cm" svg:x="14.031cm" svg:y="7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9" draw:text-style-name="P6" draw:layer="layout" svg:width="2.513cm" svg:height="2.668cm" svg:x="13.956cm" svg:y="7.952cm">
            <draw:text-box>
              <text:p text:style-name="P1"><text:span text:style-name="T5">func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9.59cm" svg:x2="17.615cm" svg:y2="6.468cm" draw:start-shape="id179" draw:start-glue-point="10" draw:end-shape="id176" draw:end-glue-point="2" svg:d="M15649 9590l1966-3122" svg:viewBox="0 0 1967 3123">
          <text:p/>
        </draw:connector>
        <draw:custom-shape draw:style-name="gr69" draw:text-style-name="P1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79" draw:id="id179" draw:layer="layout" svg:width="0.993cm" svg:height="0.943cm" svg:x="14.656cm" svg:y="9.118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80" draw:id="id180" draw:layer="layout" svg:width="0.993cm" svg:height="0.943cm" svg:x="14.656cm" svg:y="12.618cm">
          <text:p text:style-name="P1"><text:span text:style-name="T6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5.649cm" svg:y1="13.09cm" svg:x2="17.615cm" svg:y2="12.368cm" draw:start-shape="id180" draw:start-glue-point="10" draw:end-shape="id181" draw:end-glue-point="2" svg:d="M15649 13090c1311 0 1966-240 1966-722" svg:viewBox="0 0 1967 723">
          <text:p/>
        </draw:connector>
        <draw:g>
          <draw:custom-shape draw:style-name="gr27" draw:text-style-name="P1" draw:layer="layout" svg:width="2.238cm" svg:height="2.402cm" svg:x="14.046cm" svg:y="10.1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0" draw:text-style-name="P6" draw:layer="layout" svg:width="2.513cm" svg:height="1.133cm" svg:x="14.046cm" svg:y="10.235cm">
            <draw:text-box>
              <text:p text:style-name="P1"><text:span text:style-name="T5">func2 </text:span></text:p>
              <text:p text:style-name="P1"><text:span text:style-name="T5">namespace</text:span></text:p>
            </draw:text-box>
          </draw:frame>
        </draw:g>
        <draw:custom-shape draw:style-name="gr3" draw:text-style-name="P8" draw:layer="layout" svg:width="0.993cm" svg:height="0.943cm" svg:x="14.656cm" svg:y="11.418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993cm" svg:height="0.943cm" svg:x="14.656cm" svg:y="14.018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81" draw:id="id181" draw:layer="layout" svg:width="1.016cm" svg:height="0.908cm" svg:x="17.107cm" svg:y="11.46cm">
          <text:p text:style-name="P1"><text:span text:style-name="T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curve" draw:line-skew="0.686cm" svg:x1="15.649cm" svg:y1="14.491cm" svg:x2="17.615cm" svg:y2="12.368cm" draw:end-shape="id181" draw:end-glue-point="2" svg:d="M15649 14491c0-187 1966 874 1966-2123" svg:viewBox="0 0 1967 2160">
          <text:p/>
        </draw:connector>
        <draw:connector draw:style-name="gr5" draw:text-style-name="P1" draw:layer="layout" draw:type="line" svg:x1="15.649cm" svg:y1="11.895cm" svg:x2="17.107cm" svg:y2="11.919cm" svg:d="M15649 11895l1458 24" svg:viewBox="0 0 1459 25">
          <text:p/>
        </draw:connector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custom-shape draw:style-name="gr1" draw:text-style-name="P1" draw:layer="layout" svg:width="10.236cm" svg:height="8.746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1" draw:text-style-name="P7" draw:layer="layout" svg:width="3.622cm" svg:height="6.943cm" svg:x="9.858cm" svg:y="4.6cm">
          <draw:text-box>
            <text:p><text:span text:style-name="T6">x = {'a' : 4}</text:span></text:p>
            <text:p><text:span text:style-name="T6"><text:s text:c="3"/></text:span></text:p>
            <text:p><text:span text:style-name="T6"><text:s text:c="3"/></text:span><text:span text:style-name="T6">def func(a):</text:span></text:p>
            <text:p><text:span text:style-name="T6"><text:s text:c="6"/></text:span><text:span text:style-name="T6">a['b'] = 5 </text:span></text:p>
            <text:p><text:span text:style-name="T6"><text:s text:c="6"/></text:span><text:span text:style-name="T6">return a</text:span></text:p>
            <text:p><text:span text:style-name="T6"><text:s text:c="7"/></text:span></text:p>
            <text:p><text:span text:style-name="T6"><text:s text:c="3"/></text:span><text:span text:style-name="T6">y = func(x)</text:span></text:p>
            <text:p><text:span text:style-name="T6"><text:s text:c="3"/></text:span></text:p>
            <text:p><text:span text:style-name="T6"><text:s text:c="3"/></text:span><text:span text:style-name="T6">&gt;&gt;&gt; print x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y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x is y</text:span></text:p>
            <text:p><text:span text:style-name="T6"><text:s text:c="3"/></text:span><text:span text:style-name="T6">True</text:span></text:p>
          </draw:text-box>
        </draw:frame>
        <draw:g>
          <draw:custom-shape draw:style-name="gr12" draw:text-style-name="P1" draw:layer="layout" svg:width="2.36cm" svg:height="7.9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2" draw:text-style-name="P6" draw:layer="layout" svg:width="2.513cm" svg:height="1.939cm" svg:x="13.971cm" svg:y="4.168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182" draw:id="id182" draw:layer="layout" svg:width="0.993cm" svg:height="0.941cm" svg:x="14.656cm" svg:y="5.515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5.986cm" svg:x2="17.107cm" svg:y2="6.009cm" draw:start-shape="id182" draw:start-glue-point="10" draw:end-shape="id183" draw:end-glue-point="3" svg:d="M15649 5986l1458 23" svg:viewBox="0 0 1459 24">
          <text:p/>
        </draw:connector>
        <draw:custom-shape draw:style-name="gr4" draw:text-style-name="P8" xml:id="id183" draw:id="id183" draw:layer="layout" svg:width="1.016cm" svg:height="0.907cm" svg:x="17.107cm" svg:y="5.556cm">
          <text:p text:style-name="P1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84" draw:id="id184" draw:layer="layout" svg:width="0.993cm" svg:height="0.941cm" svg:x="14.726cm" svg:y="6.672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85" draw:id="id185" draw:layer="layout" svg:width="2.498cm" svg:height="1.691cm" svg:x="17.107cm" svg:y="7.494cm">
          <text:p text:style-name="P9"><text:span text:style-name="T6">...</text:span></text:p>
          <text:p text:style-name="P9"><text:span text:style-name="T6">a['b'] = 5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7.143cm" svg:x2="17.107cm" svg:y2="8.339cm" draw:start-shape="id184" draw:start-glue-point="10" draw:end-shape="id185" draw:end-glue-point="3" svg:d="M15719 7143l1388 1196" svg:viewBox="0 0 1389 1197">
          <text:p/>
        </draw:connector>
        <draw:g>
          <draw:custom-shape draw:style-name="gr16" draw:text-style-name="P1" draw:layer="layout" svg:width="2.36cm" svg:height="2.664cm" svg:x="14.031cm" svg:y="7.9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3" draw:text-style-name="P6" draw:layer="layout" svg:width="2.513cm" svg:height="1.221cm" svg:x="13.956cm" svg:y="7.942cm">
            <draw:text-box>
              <text:p text:style-name="P1"><text:span text:style-name="T5">func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9.578cm" svg:x2="17.615cm" svg:y2="6.463cm" draw:start-shape="id186" draw:start-glue-point="10" draw:end-shape="id183" draw:end-glue-point="2" svg:d="M15649 9578l1966-3115" svg:viewBox="0 0 1967 3116">
          <text:p/>
        </draw:connector>
        <draw:custom-shape draw:style-name="gr69" draw:text-style-name="P1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86" draw:id="id186" draw:layer="layout" svg:width="0.993cm" svg:height="0.941cm" svg:x="14.656cm" svg:y="9.107cm">
          <text:p text:style-name="P1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7cm" svg:x="18.607cm" svg:y="5.5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6.03cm" svg:x2="18.736cm" svg:y2="6.063cm">
          <text:p/>
        </draw:line>
        <draw:custom-shape draw:style-name="gr3" draw:text-style-name="P8" xml:id="id187" draw:id="id187" draw:layer="layout" svg:width="0.993cm" svg:height="0.941cm" svg:x="14.656cm" svg:y="10.903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5.649cm" svg:y1="11.374cm" svg:x2="17.615cm" svg:y2="6.463cm" draw:start-shape="id187" draw:start-glue-point="10" draw:end-shape="id183" draw:end-glue-point="2" svg:d="M15649 11374c1311 0 1966-1637 1966-4911" svg:viewBox="0 0 1967 4912">
          <text:p/>
        </draw:connector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custom-shape draw:style-name="gr1" draw:text-style-name="P1" draw:layer="layout" svg:width="10.236cm" svg:height="8.746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1" draw:text-style-name="P7" draw:layer="layout" svg:width="3.622cm" svg:height="6.943cm" svg:x="9.858cm" svg:y="4.6cm">
          <draw:text-box>
            <text:p><text:span text:style-name="T6">x = {'a' : 4}</text:span></text:p>
            <text:p><text:span text:style-name="T6"><text:s text:c="3"/></text:span></text:p>
            <text:p><text:span text:style-name="T6"><text:s text:c="3"/></text:span><text:span text:style-name="T6">def func(a):</text:span></text:p>
            <text:p><text:span text:style-name="T6"><text:s text:c="6"/></text:span><text:span text:style-name="T6">a['b'] = 5 </text:span></text:p>
            <text:p><text:span text:style-name="T6"><text:s text:c="6"/></text:span><text:span text:style-name="T6">return a</text:span></text:p>
            <text:p><text:span text:style-name="T6"><text:s text:c="7"/></text:span></text:p>
            <text:p><text:span text:style-name="T6"><text:s text:c="3"/></text:span><text:span text:style-name="T6">y = func(x)</text:span></text:p>
            <text:p><text:span text:style-name="T6"><text:s text:c="3"/></text:span></text:p>
            <text:p><text:span text:style-name="T6"><text:s text:c="3"/></text:span><text:span text:style-name="T6">&gt;&gt;&gt; print x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y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x is y</text:span></text:p>
            <text:p><text:span text:style-name="T6"><text:s text:c="3"/></text:span><text:span text:style-name="T6">True</text:span></text:p>
          </draw:text-box>
        </draw:frame>
        <draw:g>
          <draw:custom-shape draw:style-name="gr12" draw:text-style-name="P1" draw:layer="layout" svg:width="2.36cm" svg:height="7.9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2" draw:text-style-name="P6" draw:layer="layout" svg:width="2.513cm" svg:height="1.939cm" svg:x="13.971cm" svg:y="4.168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188" draw:id="id188" draw:layer="layout" svg:width="0.993cm" svg:height="0.941cm" svg:x="14.656cm" svg:y="5.515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5.986cm" svg:x2="17.107cm" svg:y2="6.009cm" draw:start-shape="id188" draw:start-glue-point="10" draw:end-shape="id189" draw:end-glue-point="3" svg:d="M15649 5986l1458 23" svg:viewBox="0 0 1459 24">
          <text:p/>
        </draw:connector>
        <draw:custom-shape draw:style-name="gr4" draw:text-style-name="P8" xml:id="id189" draw:id="id189" draw:layer="layout" svg:width="1.016cm" svg:height="0.907cm" svg:x="17.107cm" svg:y="5.556cm">
          <text:p text:style-name="P1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90" draw:id="id190" draw:layer="layout" svg:width="0.993cm" svg:height="0.941cm" svg:x="14.726cm" svg:y="6.672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91" draw:id="id191" draw:layer="layout" svg:width="2.498cm" svg:height="1.691cm" svg:x="17.107cm" svg:y="7.494cm">
          <text:p text:style-name="P9"><text:span text:style-name="T6">...</text:span></text:p>
          <text:p text:style-name="P9"><text:span text:style-name="T6">a['b'] = 5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7.143cm" svg:x2="17.107cm" svg:y2="8.339cm" draw:start-shape="id190" draw:start-glue-point="10" draw:end-shape="id191" draw:end-glue-point="3" svg:d="M15719 7143l1388 1196" svg:viewBox="0 0 1389 1197">
          <text:p/>
        </draw:connector>
        <draw:g>
          <draw:custom-shape draw:style-name="gr16" draw:text-style-name="P1" draw:layer="layout" svg:width="2.36cm" svg:height="2.664cm" svg:x="14.031cm" svg:y="7.9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3" draw:text-style-name="P6" draw:layer="layout" svg:width="2.513cm" svg:height="1.221cm" svg:x="13.956cm" svg:y="7.942cm">
            <draw:text-box>
              <text:p text:style-name="P1"><text:span text:style-name="T5">func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9.578cm" svg:x2="17.615cm" svg:y2="6.463cm" draw:start-shape="id192" draw:start-glue-point="10" draw:end-shape="id189" draw:end-glue-point="2" svg:d="M15649 9578l1966-3115" svg:viewBox="0 0 1967 3116">
          <text:p/>
        </draw:connector>
        <draw:custom-shape draw:style-name="gr69" draw:text-style-name="P1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92" draw:id="id192" draw:layer="layout" svg:width="0.993cm" svg:height="0.941cm" svg:x="14.656cm" svg:y="9.107cm">
          <text:p text:style-name="P1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7cm" svg:x="18.607cm" svg:y="5.5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6.03cm" svg:x2="18.736cm" svg:y2="6.063cm">
          <text:p/>
        </draw:line>
        <draw:custom-shape draw:style-name="gr3" draw:text-style-name="P8" xml:id="id193" draw:id="id193" draw:layer="layout" svg:width="0.993cm" svg:height="0.941cm" svg:x="14.656cm" svg:y="10.903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5.649cm" svg:y1="11.374cm" svg:x2="17.615cm" svg:y2="6.463cm" draw:start-shape="id193" draw:start-glue-point="10" draw:end-shape="id189" draw:end-glue-point="2" svg:d="M15649 11374c1311 0 1966-1637 1966-4911" svg:viewBox="0 0 1967 4912">
          <text:p/>
        </draw:connector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custom-shape draw:style-name="gr1" draw:text-style-name="P1" draw:layer="layout" svg:width="10.236cm" svg:height="8.746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1" draw:text-style-name="P7" draw:layer="layout" svg:width="2.763cm" svg:height="6.929cm" svg:x="9.858cm" svg:y="4.6cm">
          <draw:text-box>
            <text:p><text:span text:style-name="T6">x = {'a' : 4}</text:span></text:p>
            <text:p><text:span text:style-name="T6"/></text:p>
            <text:p><text:span text:style-name="T6">def func(a):</text:span></text:p>
            <text:p><text:span text:style-name="T6"><text:s text:c="3"/></text:span><text:span text:style-name="T6">a['b'] = 5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&gt;&gt;&gt; print x</text:span></text:p>
            <text:p><text:span text:style-name="T6">{'a': 4, 'b': 5}</text:span></text:p>
            <text:p><text:span text:style-name="T6">&gt;&gt;&gt; print y</text:span></text:p>
            <text:p><text:span text:style-name="T6">None</text:span></text:p>
          </draw:text-box>
        </draw:frame>
        <draw:g>
          <draw:custom-shape draw:style-name="gr12" draw:text-style-name="P1" draw:layer="layout" svg:width="2.36cm" svg:height="7.9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2" draw:text-style-name="P6" draw:layer="layout" svg:width="2.513cm" svg:height="1.939cm" svg:x="13.971cm" svg:y="4.168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194" draw:id="id194" draw:layer="layout" svg:width="0.993cm" svg:height="0.941cm" svg:x="14.656cm" svg:y="5.515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5.986cm" svg:x2="17.107cm" svg:y2="6.009cm" draw:start-shape="id194" draw:start-glue-point="10" draw:end-shape="id195" draw:end-glue-point="3" svg:d="M15649 5986l1458 23" svg:viewBox="0 0 1459 24">
          <text:p/>
        </draw:connector>
        <draw:custom-shape draw:style-name="gr4" draw:text-style-name="P8" xml:id="id195" draw:id="id195" draw:layer="layout" svg:width="1.016cm" svg:height="0.907cm" svg:x="17.107cm" svg:y="5.556cm">
          <text:p text:style-name="P1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96" draw:id="id196" draw:layer="layout" svg:width="0.993cm" svg:height="0.941cm" svg:x="14.726cm" svg:y="6.672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97" draw:id="id197" draw:layer="layout" svg:width="2.498cm" svg:height="1.691cm" svg:x="17.107cm" svg:y="7.494cm">
          <text:p text:style-name="P9"><text:span text:style-name="T6">...</text:span></text:p>
          <text:p text:style-name="P9"><text:span text:style-name="T6">a['b'] = 5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7.143cm" svg:x2="17.107cm" svg:y2="8.339cm" draw:start-shape="id196" draw:start-glue-point="10" draw:end-shape="id197" draw:end-glue-point="3" svg:d="M15719 7143l1388 1196" svg:viewBox="0 0 1389 1197">
          <text:p/>
        </draw:connector>
        <draw:g>
          <draw:custom-shape draw:style-name="gr16" draw:text-style-name="P1" draw:layer="layout" svg:width="2.36cm" svg:height="2.664cm" svg:x="14.031cm" svg:y="7.9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3" draw:text-style-name="P6" draw:layer="layout" svg:width="2.513cm" svg:height="1.221cm" svg:x="13.956cm" svg:y="7.942cm">
            <draw:text-box>
              <text:p text:style-name="P1"><text:span text:style-name="T5">func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9.578cm" svg:x2="17.615cm" svg:y2="6.463cm" draw:start-shape="id198" draw:start-glue-point="10" draw:end-shape="id195" draw:end-glue-point="2" svg:d="M15649 9578l1966-3115" svg:viewBox="0 0 1967 3116">
          <text:p/>
        </draw:connector>
        <draw:custom-shape draw:style-name="gr69" draw:text-style-name="P1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98" draw:id="id198" draw:layer="layout" svg:width="0.993cm" svg:height="0.941cm" svg:x="14.656cm" svg:y="9.107cm">
          <text:p text:style-name="P1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7cm" svg:x="18.607cm" svg:y="5.5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6.03cm" svg:x2="18.736cm" svg:y2="6.063cm">
          <text:p/>
        </draw:line>
        <draw:custom-shape draw:style-name="gr3" draw:text-style-name="P8" xml:id="id199" draw:id="id199" draw:layer="layout" svg:width="0.993cm" svg:height="0.941cm" svg:x="14.656cm" svg:y="10.903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5.649cm" svg:y1="11.374cm" svg:x2="17.876cm" svg:y2="11.409cm" draw:start-shape="id199" draw:start-glue-point="10" draw:end-shape="id200" svg:d="M15649 11374c1669 0 556 35 2227 35" svg:viewBox="0 0 2228 36">
          <text:p/>
        </draw:connector>
        <draw:custom-shape draw:style-name="gr4" draw:text-style-name="P8" xml:id="id200" draw:id="id200" draw:layer="layout" svg:width="1.747cm" svg:height="0.907cm" svg:x="17.876cm" svg:y="10.956cm">
          <text:p text:style-name="P1"><text:span text:style-name="T6">No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custom-shape draw:style-name="gr1" draw:text-style-name="P1" draw:layer="layout" svg:width="13.295cm" svg:height="10.898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1" draw:text-style-name="P7" xml:id="id206" draw:id="id206" draw:layer="layout" svg:width="3.009cm" svg:height="9.333cm" svg:x="9.858cm" svg:y="4.6cm">
          <draw:text-box>
            <text:p><text:span text:style-name="T6">x = {'a' : 4}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x['b'] = 5</text:span></text:p>
            <text:p><text:span text:style-name="T6"><text:s text:c="3"/></text:span><text:span text:style-name="T6">def func2():</text:span></text:p>
            <text:p><text:span text:style-name="T6"><text:s text:c="6"/></text:span><text:span text:style-name="T6">a['b'] = 6</text:span></text:p>
            <text:p><text:span text:style-name="T6"><text:s text:c="3"/></text:span><text:span text:style-name="T6">func2()</text:span></text:p>
            <text:p><text:span text:style-name="T6"><text:s text:c="3"/></text:span><text:span text:style-name="T6">return a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print x</text:span></text:p>
            <text:p><text:span text:style-name="T6">{'a': 4, 'b': 6}</text:span></text:p>
            <text:p><text:span text:style-name="T6"/></text:p>
            <text:p><text:span text:style-name="T6"/></text:p>
          </draw:text-box>
        </draw:frame>
        <draw:g>
          <draw:custom-shape draw:style-name="gr12" draw:text-style-name="P1" draw:layer="layout" svg:width="2.36cm" svg:height="10.35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4" draw:text-style-name="P6" draw:layer="layout" svg:width="2.513cm" svg:height="2.535cm" svg:x="13.971cm" svg:y="4.168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207" draw:id="id207" draw:layer="layout" svg:width="0.993cm" svg:height="0.941cm" svg:x="14.656cm" svg:y="5.515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" draw:layer="layout" svg:width="3.051cm" svg:height="8.02cm" svg:x="16.958cm" svg:y="5.8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08" draw:id="id208" draw:layer="layout" svg:width="1.016cm" svg:height="0.907cm" svg:x="17.107cm" svg:y="6.156cm">
          <text:p text:style-name="P1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01" draw:id="id201" draw:layer="layout" svg:width="0.993cm" svg:height="0.941cm" svg:x="14.726cm" svg:y="6.672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02" draw:id="id202" draw:layer="layout" svg:width="2.498cm" svg:height="1.691cm" svg:x="16.958cm" svg:y="4.021cm">
          <text:p text:style-name="P9"><text:span text:style-name="T6">...</text:span></text:p>
          <text:p text:style-name="P9"><text:span text:style-name="T6">a['b'] = 5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7.143cm" svg:x2="16.958cm" svg:y2="4.866cm" draw:start-shape="id201" draw:start-glue-point="10" draw:end-shape="id202" draw:end-glue-point="3" svg:d="M15719 7143l1239-2277" svg:viewBox="0 0 1240 2278">
          <text:p/>
        </draw:connector>
        <draw:g>
          <draw:custom-shape draw:style-name="gr16" draw:text-style-name="P1" draw:layer="layout" svg:width="2.36cm" svg:height="5.626cm" svg:x="14.031cm" svg:y="7.7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6" draw:text-style-name="P6" draw:layer="layout" svg:width="2.513cm" svg:height="2.579cm" svg:x="13.956cm" svg:y="7.742cm">
            <draw:text-box>
              <text:p text:style-name="P1"><text:span text:style-name="T5">func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9.278cm" svg:x2="17.107cm" svg:y2="8.809cm" draw:start-shape="id203" draw:start-glue-point="10" draw:end-shape="id204" draw:end-glue-point="3" svg:d="M15649 9278l1458-469" svg:viewBox="0 0 1459 470">
          <text:p/>
        </draw:connector>
        <draw:custom-shape draw:style-name="gr69" draw:text-style-name="P1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203" draw:id="id203" draw:layer="layout" svg:width="0.993cm" svg:height="0.941cm" svg:x="14.656cm" svg:y="8.807cm">
          <text:p text:style-name="P1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7cm" svg:x="18.607cm" svg:y="6.1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6.63cm" svg:x2="18.736cm" svg:y2="6.663cm">
          <text:p/>
        </draw:line>
        <draw:custom-shape draw:style-name="gr3" draw:text-style-name="P8" draw:layer="layout" svg:width="0.993cm" svg:height="0.941cm" svg:x="14.656cm" svg:y="13.503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1" draw:layer="layout" svg:width="2.238cm" svg:height="2.402cm" svg:x="14.046cm" svg:y="10.9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0" draw:text-style-name="P6" draw:layer="layout" svg:width="2.513cm" svg:height="1.133cm" svg:x="14.046cm" svg:y="11.036cm">
            <draw:text-box>
              <text:p text:style-name="P1"><text:span text:style-name="T5">func2 </text:span></text:p>
              <text:p text:style-name="P1"><text:span text:style-name="T5">namespace</text:span></text:p>
            </draw:text-box>
          </draw:frame>
        </draw:g>
        <draw:custom-shape draw:style-name="gr3" draw:text-style-name="P8" draw:layer="layout" svg:width="0.993cm" svg:height="0.941cm" svg:x="14.656cm" svg:y="12.107cm">
          <text:p text:style-name="P1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xml:id="id205" draw:id="id205" draw:layer="layout" svg:width="0.282cm" svg:height="0.529cm" svg:x="10.401cm" svg:y="8.02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draw:line-skew="0.412cm" svg:x1="10.542cm" svg:y1="8.021cm" svg:x2="11.362cm" svg:y2="4.6cm" draw:start-shape="id205" draw:start-glue-point="0" draw:end-shape="id206" svg:d="M10542 8021c0-5263 820-3553 820-3421" svg:viewBox="0 0 821 3791">
          <text:p/>
        </draw:connector>
        <draw:custom-shape draw:style-name="gr4" draw:text-style-name="P8" xml:id="id204" draw:id="id204" draw:layer="layout" svg:width="1.016cm" svg:height="1.707cm" svg:x="17.107cm" svg:y="7.956cm">
          <text:p text:style-name="P1"><text:span text:style-name="T6">{'a':</text:span></text:p>
          <text:p text:style-name="P1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7cm" svg:x="18.607cm" svg:y="7.9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8.43cm" svg:x2="18.736cm" svg:y2="8.463cm">
          <text:p/>
        </draw:line>
        <draw:custom-shape draw:style-name="gr4" draw:text-style-name="P8" draw:layer="layout" svg:width="1.016cm" svg:height="0.907cm" svg:x="18.607cm" svg:y="9.056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1.707cm" svg:x="17.107cm" svg:y="10.956cm">
          <text:p text:style-name="P1"><text:span text:style-name="T6">{'a':</text:span></text:p>
          <text:p text:style-name="P1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7cm" svg:x="18.607cm" svg:y="10.9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11.43cm" svg:x2="18.736cm" svg:y2="11.463cm">
          <text:p/>
        </draw:line>
        <draw:custom-shape draw:style-name="gr4" draw:text-style-name="P8" draw:layer="layout" svg:width="1.016cm" svg:height="0.907cm" svg:x="18.607cm" svg:y="12.056cm">
          <text:p text:style-name="P1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9.127cm" svg:x2="18.785cm" svg:y2="9.366cm">
          <text:p/>
        </draw:line>
        <draw:line draw:style-name="gr5" draw:text-style-name="P1" draw:layer="layout" svg:x1="18.025cm" svg:y1="12.212cm" svg:x2="18.785cm" svg:y2="12.451cm">
          <text:p/>
        </draw:line>
        <draw:connector draw:style-name="gr5" draw:text-style-name="P1" draw:layer="layout" draw:type="line" svg:x1="15.649cm" svg:y1="5.986cm" svg:x2="17.107cm" svg:y2="6.609cm" draw:start-shape="id207" draw:start-glue-point="10" draw:end-shape="id208" draw:end-glue-point="3" svg:d="M15649 5986l1458 623" svg:viewBox="0 0 1459 624">
          <text:p/>
        </draw:connector>
        <draw:line draw:style-name="gr5" draw:text-style-name="P1" draw:layer="layout" svg:x1="15.649cm" svg:y1="12.651cm" svg:x2="17.107cm" svg:y2="11.94cm">
          <text:p/>
        </draw:line>
        <draw:line draw:style-name="gr5" draw:text-style-name="P1" draw:layer="layout" svg:x1="15.649cm" svg:y1="14.023cm" svg:x2="17.446cm" svg:y2="12.663cm">
          <text:p/>
        </draw:line>
        <draw:custom-shape draw:style-name="gr14" draw:text-style-name="P1" draw:layer="layout" svg:width="0.413cm" svg:height="0.868cm" svg:x="18.107cm" svg:y="9.97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0.413cm" svg:height="0.868cm" svg:x="18.194cm" svg:y="7.0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13" draw:layer="layout" svg:width="2.335cm" svg:height="0.806cm" svg:x="20.273cm" svg:y="8.484cm">
          <draw:text-box>
            <text:p><text:span text:style-name="T3">x['b'] = 5</text:span></text:p>
          </draw:text-box>
        </draw:frame>
        <draw:frame draw:style-name="gr2" draw:text-style-name="P13" draw:layer="layout" svg:width="2.36cm" svg:height="0.806cm" svg:x="20.274cm" svg:y="11.284cm">
          <draw:text-box>
            <text:p><text:span text:style-name="T3">a['b'] = 6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custom-shape draw:style-name="gr1" draw:text-style-name="P1" draw:layer="layout" svg:width="13.295cm" svg:height="9.277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1" draw:text-style-name="P7" xml:id="id214" draw:id="id214" draw:layer="layout" svg:width="3.009cm" svg:height="8.377cm" svg:x="9.858cm" svg:y="4.6cm">
          <draw:text-box>
            <text:p><text:span text:style-name="T6">x = {'a' : 4}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x['b'] = 5</text:span></text:p>
            <text:p><text:span text:style-name="T6"><text:s text:c="3"/></text:span><text:span text:style-name="T6">def func2():</text:span></text:p>
            <text:p><text:span text:style-name="T6"><text:s text:c="6"/></text:span><text:span text:style-name="T6">a['b'] = 6</text:span></text:p>
            <text:p><text:span text:style-name="T6"><text:s text:c="3"/></text:span><text:span text:style-name="T6">return a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print x</text:span></text:p>
            <text:p><text:span text:style-name="T6">{'a': 4, 'b': 5}</text:span></text:p>
            <text:p><text:span text:style-name="T6">print y</text:span></text:p>
            <text:p><text:span text:style-name="T6">{'a': 4, 'b': 5}</text:span></text:p>
          </draw:text-box>
        </draw:frame>
        <draw:g>
          <draw:custom-shape draw:style-name="gr12" draw:text-style-name="P1" draw:layer="layout" svg:width="2.36cm" svg:height="8.17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7" draw:text-style-name="P6" draw:layer="layout" svg:width="2.513cm" svg:height="2cm" svg:x="13.971cm" svg:y="4.168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215" draw:id="id215" draw:layer="layout" svg:width="0.993cm" svg:height="0.941cm" svg:x="14.656cm" svg:y="5.515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" xml:id="id218" draw:id="id218" draw:layer="layout" svg:width="3.051cm" svg:height="4.514cm" svg:x="16.958cm" svg:y="5.8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16" draw:id="id216" draw:layer="layout" svg:width="1.016cm" svg:height="0.907cm" svg:x="17.107cm" svg:y="6.156cm">
          <text:p text:style-name="P1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09" draw:id="id209" draw:layer="layout" svg:width="0.993cm" svg:height="0.941cm" svg:x="14.726cm" svg:y="6.672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10" draw:id="id210" draw:layer="layout" svg:width="2.498cm" svg:height="1.691cm" svg:x="16.958cm" svg:y="4.021cm">
          <text:p text:style-name="P9"><text:span text:style-name="T6">...</text:span></text:p>
          <text:p text:style-name="P9"><text:span text:style-name="T6">a['b'] = 5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7.143cm" svg:x2="16.958cm" svg:y2="4.866cm" draw:start-shape="id209" draw:start-glue-point="10" draw:end-shape="id210" draw:end-glue-point="3" svg:d="M15719 7143l1239-2277" svg:viewBox="0 0 1240 2278">
          <text:p/>
        </draw:connector>
        <draw:g>
          <draw:custom-shape draw:style-name="gr16" draw:text-style-name="P1" draw:layer="layout" svg:width="2.36cm" svg:height="2.792cm" svg:x="14.031cm" svg:y="7.7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8" draw:text-style-name="P6" draw:layer="layout" svg:width="2.513cm" svg:height="1.28cm" svg:x="13.956cm" svg:y="7.742cm">
            <draw:text-box>
              <text:p text:style-name="P1"><text:span text:style-name="T5">func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9.278cm" svg:x2="17.107cm" svg:y2="8.809cm" draw:start-shape="id211" draw:start-glue-point="10" draw:end-shape="id212" draw:end-glue-point="3" svg:d="M15649 9278l1458-469" svg:viewBox="0 0 1459 470">
          <text:p/>
        </draw:connector>
        <draw:custom-shape draw:style-name="gr69" draw:text-style-name="P1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211" draw:id="id211" draw:layer="layout" svg:width="0.993cm" svg:height="0.941cm" svg:x="14.656cm" svg:y="8.807cm">
          <text:p text:style-name="P1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7cm" svg:x="18.607cm" svg:y="6.1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6.63cm" svg:x2="18.736cm" svg:y2="6.663cm">
          <text:p/>
        </draw:line>
        <draw:custom-shape draw:style-name="gr3" draw:text-style-name="P8" xml:id="id217" draw:id="id217" draw:layer="layout" svg:width="0.993cm" svg:height="0.941cm" svg:x="14.772cm" svg:y="10.89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xml:id="id213" draw:id="id213" draw:layer="layout" svg:width="0.282cm" svg:height="0.529cm" svg:x="10.401cm" svg:y="8.02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draw:line-skew="0.412cm" svg:x1="10.542cm" svg:y1="8.021cm" svg:x2="11.362cm" svg:y2="4.6cm" draw:start-shape="id213" draw:start-glue-point="0" draw:end-shape="id214" svg:d="M10542 8021c0-5263 820-3553 820-3421" svg:viewBox="0 0 821 3791">
          <text:p/>
        </draw:connector>
        <draw:custom-shape draw:style-name="gr4" draw:text-style-name="P8" xml:id="id212" draw:id="id212" draw:layer="layout" svg:width="1.016cm" svg:height="1.707cm" svg:x="17.107cm" svg:y="7.956cm">
          <text:p text:style-name="P1"><text:span text:style-name="T6">{'a':</text:span></text:p>
          <text:p text:style-name="P1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7cm" svg:x="18.607cm" svg:y="7.9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8.43cm" svg:x2="18.736cm" svg:y2="8.463cm">
          <text:p/>
        </draw:line>
        <draw:custom-shape draw:style-name="gr4" draw:text-style-name="P8" draw:layer="layout" svg:width="1.016cm" svg:height="0.907cm" svg:x="18.607cm" svg:y="9.056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9.127cm" svg:x2="18.785cm" svg:y2="9.366cm">
          <text:p/>
        </draw:line>
        <draw:connector draw:style-name="gr5" draw:text-style-name="P1" draw:layer="layout" draw:type="line" svg:x1="15.649cm" svg:y1="5.986cm" svg:x2="17.107cm" svg:y2="6.609cm" draw:start-shape="id215" draw:start-glue-point="10" draw:end-shape="id216" draw:end-glue-point="3" svg:d="M15649 5986l1458 623" svg:viewBox="0 0 1459 624">
          <text:p/>
        </draw:connector>
        <draw:custom-shape draw:style-name="gr14" draw:text-style-name="P1" draw:layer="layout" svg:width="0.413cm" svg:height="0.868cm" svg:x="18.194cm" svg:y="7.0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13" draw:layer="layout" svg:width="2.335cm" svg:height="0.806cm" svg:x="20.273cm" svg:y="8.484cm">
          <draw:text-box>
            <text:p><text:span text:style-name="T3">x['b'] = 5</text:span></text:p>
          </draw:text-box>
        </draw:frame>
        <draw:connector draw:style-name="gr5" draw:text-style-name="P1" draw:layer="layout" draw:type="curve" svg:x1="15.765cm" svg:y1="11.361cm" svg:x2="20.009cm" svg:y2="8.128cm" draw:start-shape="id217" draw:start-glue-point="10" draw:end-shape="id218" draw:end-glue-point="1" svg:d="M15765 11361c7116 0 4994-3233 4244-3233" svg:viewBox="0 0 5130 3234">
          <text:p/>
        </draw:connector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custom-shape draw:style-name="gr1" draw:text-style-name="P1" draw:layer="layout" svg:width="13.295cm" svg:height="10.898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1" draw:text-style-name="P7" xml:id="id224" draw:id="id224" draw:layer="layout" svg:width="3.711cm" svg:height="8.377cm" svg:x="9.858cm" svg:y="4.6cm">
          <draw:text-box>
            <text:p><text:span text:style-name="T6">x = {'a' : 4}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x['b'] = 5</text:span></text:p>
            <text:p><text:span text:style-name="T6"><text:s text:c="3"/></text:span><text:span text:style-name="T6">def func2(x):</text:span></text:p>
            <text:p><text:span text:style-name="T6"><text:s text:c="6"/></text:span><text:span text:style-name="T6">x['b'] = 6</text:span></text:p>
            <text:p><text:span text:style-name="T6"><text:s text:c="3"/></text:span><text:span text:style-name="T6">func2(a.copy())</text:span></text:p>
            <text:p><text:span text:style-name="T6"><text:s text:c="3"/></text:span><text:span text:style-name="T6">return a</text:span></text:p>
            <text:p><text:span text:style-name="T6"/></text:p>
            <text:p><text:span text:style-name="T6"/></text:p>
            <text:p><text:span text:style-name="T6">y = func(x)</text:span></text:p>
            <text:p><text:span text:style-name="T6"/></text:p>
            <text:p><text:span text:style-name="T6">print x</text:span></text:p>
            <text:p><text:span text:style-name="T6">{'a': 4, 'b': 5}</text:span></text:p>
          </draw:text-box>
        </draw:frame>
        <draw:g>
          <draw:custom-shape draw:style-name="gr12" draw:text-style-name="P1" draw:layer="layout" svg:width="2.36cm" svg:height="10.35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4" draw:text-style-name="P6" draw:layer="layout" svg:width="2.513cm" svg:height="2.535cm" svg:x="13.971cm" svg:y="4.168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225" draw:id="id225" draw:layer="layout" svg:width="0.993cm" svg:height="0.941cm" svg:x="14.656cm" svg:y="5.515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" xml:id="id228" draw:id="id228" draw:layer="layout" svg:width="3.051cm" svg:height="4.514cm" svg:x="16.958cm" svg:y="5.8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26" draw:id="id226" draw:layer="layout" svg:width="1.016cm" svg:height="0.907cm" svg:x="17.107cm" svg:y="6.156cm">
          <text:p text:style-name="P1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19" draw:id="id219" draw:layer="layout" svg:width="0.993cm" svg:height="0.941cm" svg:x="14.726cm" svg:y="6.672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20" draw:id="id220" draw:layer="layout" svg:width="2.498cm" svg:height="1.691cm" svg:x="16.958cm" svg:y="4.021cm">
          <text:p text:style-name="P9"><text:span text:style-name="T6">...</text:span></text:p>
          <text:p text:style-name="P9"><text:span text:style-name="T6">a['b'] = 5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7.143cm" svg:x2="16.958cm" svg:y2="4.866cm" draw:start-shape="id219" draw:start-glue-point="10" draw:end-shape="id220" draw:end-glue-point="3" svg:d="M15719 7143l1239-2277" svg:viewBox="0 0 1240 2278">
          <text:p/>
        </draw:connector>
        <draw:g>
          <draw:custom-shape draw:style-name="gr16" draw:text-style-name="P1" draw:layer="layout" svg:width="2.36cm" svg:height="5.626cm" svg:x="14.031cm" svg:y="7.7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6" draw:text-style-name="P6" draw:layer="layout" svg:width="2.513cm" svg:height="2.579cm" svg:x="13.956cm" svg:y="7.742cm">
            <draw:text-box>
              <text:p text:style-name="P1"><text:span text:style-name="T5">func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9.278cm" svg:x2="17.107cm" svg:y2="8.809cm" draw:start-shape="id221" draw:start-glue-point="10" draw:end-shape="id222" draw:end-glue-point="3" svg:d="M15649 9278l1458-469" svg:viewBox="0 0 1459 470">
          <text:p/>
        </draw:connector>
        <draw:custom-shape draw:style-name="gr69" draw:text-style-name="P1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221" draw:id="id221" draw:layer="layout" svg:width="0.993cm" svg:height="0.941cm" svg:x="14.656cm" svg:y="8.807cm">
          <text:p text:style-name="P1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7cm" svg:x="18.607cm" svg:y="6.1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6.63cm" svg:x2="18.736cm" svg:y2="6.663cm">
          <text:p/>
        </draw:line>
        <draw:custom-shape draw:style-name="gr3" draw:text-style-name="P8" xml:id="id227" draw:id="id227" draw:layer="layout" svg:width="0.993cm" svg:height="0.941cm" svg:x="14.656cm" svg:y="13.503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1" draw:layer="layout" svg:width="2.238cm" svg:height="2.402cm" svg:x="14.046cm" svg:y="10.9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0" draw:text-style-name="P6" draw:layer="layout" svg:width="2.513cm" svg:height="1.133cm" svg:x="14.046cm" svg:y="11.036cm">
            <draw:text-box>
              <text:p text:style-name="P1"><text:span text:style-name="T5">func2 </text:span></text:p>
              <text:p text:style-name="P1"><text:span text:style-name="T5">namespace</text:span></text:p>
            </draw:text-box>
          </draw:frame>
        </draw:g>
        <draw:custom-shape draw:style-name="gr3" draw:text-style-name="P8" draw:layer="layout" svg:width="0.993cm" svg:height="0.941cm" svg:x="14.656cm" svg:y="12.107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xml:id="id223" draw:id="id223" draw:layer="layout" svg:width="0.282cm" svg:height="0.529cm" svg:x="10.401cm" svg:y="8.02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draw:line-skew="0.412cm" svg:x1="10.542cm" svg:y1="8.021cm" svg:x2="11.713cm" svg:y2="4.6cm" draw:start-shape="id223" draw:start-glue-point="0" draw:end-shape="id224" svg:d="M10542 8021c0-5263 1171-3553 1171-3421" svg:viewBox="0 0 1172 3791">
          <text:p/>
        </draw:connector>
        <draw:custom-shape draw:style-name="gr4" draw:text-style-name="P8" xml:id="id222" draw:id="id222" draw:layer="layout" svg:width="1.016cm" svg:height="1.707cm" svg:x="17.107cm" svg:y="7.956cm">
          <text:p text:style-name="P1"><text:span text:style-name="T6">{'a':</text:span></text:p>
          <text:p text:style-name="P1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7cm" svg:x="18.607cm" svg:y="7.9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8.43cm" svg:x2="18.736cm" svg:y2="8.463cm">
          <text:p/>
        </draw:line>
        <draw:custom-shape draw:style-name="gr4" draw:text-style-name="P8" draw:layer="layout" svg:width="1.016cm" svg:height="0.907cm" svg:x="18.607cm" svg:y="9.056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1.707cm" svg:x="17.107cm" svg:y="10.956cm">
          <text:p text:style-name="P1"><text:span text:style-name="T6">{'a':</text:span></text:p>
          <text:p text:style-name="P1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7cm" svg:x="18.607cm" svg:y="10.9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11.43cm" svg:x2="18.736cm" svg:y2="11.463cm">
          <text:p/>
        </draw:line>
        <draw:custom-shape draw:style-name="gr4" draw:text-style-name="P8" draw:layer="layout" svg:width="1.016cm" svg:height="0.907cm" svg:x="18.607cm" svg:y="12.056cm">
          <text:p text:style-name="P1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9.127cm" svg:x2="18.785cm" svg:y2="9.366cm">
          <text:p/>
        </draw:line>
        <draw:line draw:style-name="gr5" draw:text-style-name="P1" draw:layer="layout" svg:x1="18.025cm" svg:y1="12.212cm" svg:x2="18.785cm" svg:y2="12.451cm">
          <text:p/>
        </draw:line>
        <draw:connector draw:style-name="gr5" draw:text-style-name="P1" draw:layer="layout" draw:type="line" svg:x1="15.649cm" svg:y1="5.986cm" svg:x2="17.107cm" svg:y2="6.609cm" draw:start-shape="id225" draw:start-glue-point="10" draw:end-shape="id226" draw:end-glue-point="3" svg:d="M15649 5986l1458 623" svg:viewBox="0 0 1459 624">
          <text:p/>
        </draw:connector>
        <draw:line draw:style-name="gr5" draw:text-style-name="P1" draw:layer="layout" svg:x1="15.649cm" svg:y1="12.651cm" svg:x2="17.107cm" svg:y2="11.94cm">
          <text:p/>
        </draw:line>
        <draw:custom-shape draw:style-name="gr14" draw:text-style-name="P1" draw:layer="layout" svg:width="0.413cm" svg:height="0.868cm" svg:x="18.194cm" svg:y="7.0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13" draw:layer="layout" svg:width="2.335cm" svg:height="0.806cm" svg:x="20.273cm" svg:y="8.484cm">
          <draw:text-box>
            <text:p><text:span text:style-name="T3">x['b'] = 5</text:span></text:p>
          </draw:text-box>
        </draw:frame>
        <draw:frame draw:style-name="gr2" draw:text-style-name="P13" draw:layer="layout" svg:width="2.36cm" svg:height="0.806cm" svg:x="20.274cm" svg:y="11.284cm">
          <draw:text-box>
            <text:p><text:span text:style-name="T3">a['b'] = 6</text:span></text:p>
          </draw:text-box>
        </draw:frame>
        <draw:connector draw:style-name="gr5" draw:text-style-name="P1" draw:layer="layout" draw:type="curve" svg:x1="15.649cm" svg:y1="13.974cm" svg:x2="20.009cm" svg:y2="8.128cm" draw:start-shape="id227" draw:start-glue-point="10" draw:end-shape="id228" draw:end-glue-point="1" svg:d="M15649 13974c7290 0 5110-5846 4360-5846" svg:viewBox="0 0 5255 5847">
          <text:p/>
        </draw:connector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custom-shape draw:style-name="gr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.636cm" svg:height="0.729cm" svg:x="9.258cm" svg:y="15.202cm">
          <draw:text-box>
            <text:p><text:span text:style-name="T6">y = func(3) </text:span></text:p>
          </draw:text-box>
        </draw:frame>
        <draw:g>
          <draw:custom-shape draw:style-name="gr16" draw:text-style-name="P1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92cm" svg:y="5.7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2.399cm" svg:height="0.729cm" svg:x="9.03cm" svg:y="6.383cm">
          <draw:text-box>
            <text:p><text:span text:style-name="T6">l = func(3)</text:span></text:p>
          </draw:text-box>
        </draw:frame>
        <draw:custom-shape draw:style-name="gr3" draw:text-style-name="P8" draw:layer="layout" svg:width="0.993cm" svg:height="0.943cm" svg:x="14.646cm" svg:y="6.812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5cm" svg:y="6.812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5cm" svg:y="7.972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25cm" svg:y="9.222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238" draw:id="id238" draw:layer="layout" svg:width="1.016cm" svg:height="0.908cm" svg:x="17.395cm" svg:y="9.257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9cm" svg:y1="7.311cm" svg:x2="17.395cm" svg:y2="7.312cm">
          <text:p/>
        </draw:line>
        <draw:line draw:style-name="gr5" draw:text-style-name="P1" draw:layer="layout" svg:x1="15.64cm" svg:y1="8.541cm" svg:x2="17.395cm" svg:y2="8.565cm">
          <text:p/>
        </draw:line>
        <draw:line draw:style-name="gr5" draw:text-style-name="P1" draw:layer="layout" svg:x1="15.618cm" svg:y1="9.725cm" svg:x2="17.395cm" svg:y2="9.726cm">
          <text:p/>
        </draw:line>
        <draw:custom-shape draw:style-name="gr14" draw:text-style-name="P1" xml:id="id232" draw:id="id232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7cm" svg:y="7.635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230" draw:id="id230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1" draw:layer="layout" draw:type="curve" svg:x1="10.914cm" svg:y1="9.307cm" svg:x2="14.481cm" svg:y2="8.584cm" draw:start-shape="id229" draw:start-glue-point="2" draw:end-shape="id230" draw:end-glue-point="1" svg:d="M10914 9307c0 751 2035 627 3115 258s1205-981 452-981" svg:viewBox="0 0 4046 1274">
          <text:p/>
        </draw:connector>
        <draw:custom-shape draw:style-name="gr20" draw:text-style-name="P1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29" draw:id="id229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31" draw:id="id231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4cm" svg:y1="8.585cm" svg:x2="14.457cm" svg:y2="7.218cm" draw:start-shape="id231" draw:start-glue-point="0" draw:end-shape="id232" draw:end-glue-point="1" svg:d="M10314 8585c0-849 2323-707 3547-837s1349-530 596-530" svg:viewBox="0 0 4612 1368">
          <text:p/>
        </draw:connector>
        <draw:custom-shape draw:style-name="gr22" draw:text-style-name="P1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48cm" svg:y="8.04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6" draw:layer="layout" svg:width="2.513cm" svg:height="1.454cm" svg:x="13.971cm" svg:y="11.33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233" draw:id="id233" draw:layer="layout" svg:width="0.993cm" svg:height="0.943cm" svg:x="14.656cm" svg:y="12.618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3.09cm" svg:x2="17.107cm" svg:y2="13.114cm" draw:start-shape="id233" draw:start-glue-point="10" draw:end-shape="id234" draw:end-glue-point="3" svg:d="M15649 13090l1458 24" svg:viewBox="0 0 1459 25">
          <text:p/>
        </draw:connector>
        <draw:custom-shape draw:style-name="gr4" draw:text-style-name="P8" xml:id="id234" draw:id="id234" draw:layer="layout" svg:width="1.016cm" svg:height="0.908cm" svg:x="17.107cm" svg:y="12.6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35" draw:id="id235" draw:layer="layout" svg:width="0.993cm" svg:height="0.943cm" svg:x="14.726cm" svg:y="15.0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36" draw:id="id236" draw:layer="layout" svg:width="2.498cm" svg:height="1.694cm" svg:x="17.107cm" svg:y="14.702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5.55cm" svg:x2="17.107cm" svg:y2="15.549cm" draw:start-shape="id235" draw:start-glue-point="10" draw:end-shape="id236" draw:end-glue-point="3" svg:d="M15719 15550l1388-1" svg:viewBox="0 0 1389 2">
          <text:p/>
        </draw:connector>
        <draw:custom-shape draw:style-name="gr3" draw:text-style-name="P8" xml:id="id237" draw:id="id237" draw:layer="layout" svg:width="0.993cm" svg:height="0.943cm" svg:x="14.718cm" svg:y="16.212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711cm" svg:y1="16.684cm" svg:x2="18.411cm" svg:y2="9.711cm" draw:start-shape="id237" draw:start-glue-point="10" draw:end-shape="id238" draw:end-glue-point="1" svg:d="M15711 16684h3201v-6973h-501" svg:viewBox="0 0 3202 6974">
          <text:p/>
        </draw:connector>
        <draw:custom-shape draw:style-name="gr14" draw:text-style-name="P1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87cm" svg:height="3.55cm" svg:x="17.138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0.908cm" svg:x="17.107cm" svg:y="13.698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718cm" svg:y1="14.267cm" svg:x2="17.107cm" svg:y2="14.267cm">
          <text:p/>
        </draw:line>
        <draw:custom-shape draw:style-name="gr3" draw:text-style-name="P8" draw:layer="layout" svg:width="0.993cm" svg:height="0.943cm" svg:x="14.726cm" svg:y="13.771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5:37:51</meta:creation-date>
    <dc:date>2014-09-30T18:30:30.175481598</dc:date>
    <meta:editing-duration>PT15H31M9S</meta:editing-duration>
    <meta:editing-cycles>55</meta:editing-cycles>
    <meta:generator>LibreOffice/4.2.6.3$Linux_X86_64 LibreOffice_project/420m0$Build-3</meta:generator>
    <dc:creator>bertrand Neron</dc:creator>
    <meta:document-statistic meta:object-count="1246"/>
  </office:meta>
</office:document-meta>
</file>